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84C04FD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076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159cm" svg:stroke-color="#80808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solid" svg:stroke-width="0.053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wrap" draw:shadow="hidden"/>
      <style:paragraph-properties style:writing-mode="tb-rl"/>
    </style:style>
    <style:style style:name="gr7" style:family="graphic" style:parent-style-name="standard">
      <style:graphic-properties draw:stroke="solid" svg:stroke-width="0.159cm" svg:stroke-color="#000000" draw:marker-end="msArrowEnd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dash" draw:stroke-dash="Dash_20_1" svg:stroke-width="0.026cm" svg:stroke-color="#000000" draw:stroke-linejoin="miter" draw:fill="solid" draw:fill-color="#ccffcc" draw:opacity="50%"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solid" svg:stroke-width="0.053cm" svg:stroke-color="#000000" draw:stroke-linejoin="miter" draw:fill="solid" draw:fill-color="#ccccff" draw:textarea-horizontal-align="justify"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solid" svg:stroke-width="0.053cm" svg:stroke-color="#000000" draw:stroke-linejoin="miter" draw:fill="solid" draw:fill-color="#ccffcc" draw:textarea-horizontal-align="left" draw:textarea-vertical-align="middle" draw:auto-grow-height="false" fo:padding-top="0.13cm" fo:padding-bottom="0.13cm" fo:padding-left="0.25cm" fo:padding-right="0.25cm" fo:wrap-option="wrap" draw:shadow="hidden"/>
    </style:style>
    <style:style style:name="gr1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2"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wrap" draw:shadow="hidden"/>
    </style:style>
    <style:style style:name="gr13" style:family="graphic" style:parent-style-name="standard">
      <style:graphic-properties draw:stroke="solid" svg:stroke-width="0.159cm" svg:stroke-color="#9999ff" draw:marker-end="msArrowEnd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4" style:family="graphic" style:parent-style-name="standard">
      <style:graphic-properties draw:stroke="solid" svg:stroke-width="0.127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5"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wrap" draw:shadow="hidden"/>
    </style:style>
    <style:style style:name="gr16" style:family="graphic" style:parent-style-name="standard">
      <style:graphic-properties draw:stroke="solid" svg:stroke-width="0.076cm" svg:stroke-color="#000000" draw:stroke-linejoin="miter" draw:fill="solid" draw:fill-color="#ffffff" draw:textarea-horizontal-align="justify" draw:textarea-vertical-align="top" draw:auto-grow-height="true" fo:padding-top="0.155cm" fo:padding-bottom="0.155cm" fo:padding-left="0.275cm" fo:padding-right="0.275cm" fo:wrap-option="wrap" draw:shadow="hidden"/>
    </style:style>
    <style:style style:name="gr17" style:family="graphic" style:parent-style-name="standard">
      <style:graphic-properties draw:stroke="solid" svg:stroke-width="0.079cm" svg:stroke-color="#669900" draw:stroke-linejoin="miter" draw:fill="solid" draw:fill-color="#ffffff" draw:textarea-horizontal-align="justify" draw:textarea-vertical-align="middle" draw:auto-grow-height="false" fo:padding-top="0.13cm" fo:padding-bottom="0.13cm" fo:padding-left="0.25cm" fo:padding-right="0.25cm" fo:wrap-option="wrap" draw:shadow="hidden"/>
    </style:style>
    <style:style style:name="gr18" style:family="graphic" style:parent-style-name="standard">
      <style:graphic-properties draw:stroke="solid" svg:stroke-width="0.079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style:style>
    <style:style style:name="gr19" style:family="graphic" style:parent-style-name="standard">
      <style:graphic-properties draw:stroke="solid" svg:stroke-width="0.076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1" style:family="graphic" style:parent-style-name="standard">
      <style:graphic-properties draw:stroke="solid" svg:stroke-width="0.079cm" svg:stroke-color="#808080" draw:marker-end="線の終点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2" style:family="graphic" style:parent-style-name="standard">
      <style:graphic-properties draw:stroke="solid" svg:stroke-width="0.079cm" svg:stroke-color="#808080" draw:stroke-linejoin="miter" draw:fill="none" draw:fill-color="#ffffff" draw:textarea-horizontal-align="justify" draw:textarea-vertical-align="top" draw:auto-grow-height="true" fo:padding-top="0.13cm" fo:padding-bottom="0.13cm" fo:padding-left="0.25cm" fo:padding-right="0.25cm" fo:wrap-option="no-wrap" draw:shadow="hidden"/>
    </style:style>
    <style:style style:name="gr23" style:family="graphic" style:parent-style-name="standard">
      <style:graphic-properties draw:stroke="solid" svg:stroke-width="0.079cm" svg:stroke-color="#000000" draw:marker-end="線の終点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4" style:family="graphic" style:parent-style-name="standard">
      <style:graphic-properties draw:stroke="solid" svg:stroke-width="0.079cm" svg:stroke-color="#808080" draw:stroke-linejoin="miter" draw:fill="none" draw:fill-color="#ffffff" draw:textarea-horizontal-align="justify" draw:textarea-vertical-align="top" draw:auto-grow-height="true" fo:padding-top="0cm" fo:padding-bottom="0cm" fo:padding-left="0cm" fo:padding-right="0cm" fo:wrap-option="no-wrap" draw:shadow="hidden"/>
    </style:style>
    <style:style style:name="gr25" style:family="graphic" style:parent-style-name="standard">
      <style:graphic-properties draw:stroke="dash" draw:stroke-dash="Dash_20_2" svg:stroke-width="0.07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6" style:family="graphic" style:parent-style-name="standard">
      <style:graphic-properties draw:stroke="solid" svg:stroke-width="0.159cm" svg:stroke-color="#808080" draw:marker-end="msArrowEnd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7" style:family="graphic" style:parent-style-name="standard">
      <style:graphic-properties draw:stroke="solid" svg:stroke-width="0.053cm" svg:stroke-color="#000000" draw:stroke-linejoin="miter" draw:fill="solid" draw:fill-color="#99ccff" draw:textarea-horizontal-align="justify" draw:textarea-vertical-align="middle" draw:auto-grow-height="false" fo:padding-top="0.13cm" fo:padding-bottom="0.13cm" fo:padding-left="0.25cm" fo:padding-right="0.25cm" fo:wrap-option="wrap" draw:shadow="hidden"/>
    </style:style>
    <style:style style:name="gr28" style:family="graphic" style:parent-style-name="standard">
      <style:graphic-properties draw:stroke="solid" svg:stroke-width="0.076cm" svg:stroke-color="#000000" draw:marker-end="線の終点_20_3" draw:marker-end-width="0.22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9" style:family="graphic" style:parent-style-name="standard">
      <style:graphic-properties draw:stroke="solid" svg:stroke-width="0.076cm" svg:stroke-color="#000000" draw:stroke-linejoin="miter" draw:fill="none" draw:fill-color="#ffffff" draw:textarea-horizontal-align="justify" draw:textarea-vertical-align="top" draw:auto-grow-height="false" fo:padding-top="0.155cm" fo:padding-bottom="0.155cm" fo:padding-left="0.275cm" fo:padding-right="0.275cm" fo:wrap-option="no-wrap" draw:shadow="hidden"/>
    </style:style>
    <style:style style:name="gr30"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draw:shadow="hidden"/>
    </style:style>
    <style:style style:name="gr31" style:family="graphic" style:parent-style-name="standard">
      <style:graphic-properties draw:stroke="solid" svg:stroke-width="0.076cm" svg:stroke-color="#000000" draw:marker-end="線の終点_20_4" draw:marker-end-width="0.22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2" style:family="graphic" style:parent-style-name="standard">
      <style:graphic-properties draw:stroke="solid" svg:stroke-width="0.053cm" svg:stroke-color="#000000" draw:stroke-linejoin="miter" draw:fill="solid" draw:fill-color="#ccffcc" draw:textarea-horizontal-align="justify" draw:textarea-vertical-align="middle" draw:auto-grow-height="false" fo:padding-top="0.13cm" fo:padding-bottom="0.13cm" fo:padding-left="0.25cm" fo:padding-right="0.25cm" fo:wrap-option="wrap" draw:shadow="hidden"/>
    </style:style>
    <style:style style:name="gr33" style:family="graphic" style:parent-style-name="standard">
      <style:graphic-properties draw:stroke="solid" svg:stroke-width="0.051cm" svg:stroke-color="#000000" draw:stroke-linejoin="miter" draw:fill="none" draw:fill-color="#ffffff" draw:textarea-horizontal-align="justify" draw:textarea-vertical-align="top" draw:auto-grow-height="false" fo:padding-top="0.142cm" fo:padding-bottom="0.142cm" fo:padding-left="0.262cm" fo:padding-right="0.262cm" fo:wrap-option="no-wrap" draw:shadow="hidden"/>
    </style:style>
    <style:style style:name="gr34" style:family="graphic" style:parent-style-name="standard">
      <style:graphic-properties draw:stroke="dash" draw:stroke-dash="Dash_20_3" svg:stroke-width="0.102cm" svg:stroke-color="#000000" draw:stroke-linejoin="miter" draw:fill="solid" draw:fill-color="#ccffcc" draw:textarea-horizontal-align="justify" draw:textarea-vertical-align="middle" draw:auto-grow-height="false" fo:padding-top="0.154cm" fo:padding-bottom="0.154cm" fo:padding-left="0.274cm" fo:padding-right="0.274cm" fo:wrap-option="wrap" draw:shadow="hidden"/>
    </style:style>
    <style:style style:name="gr35" style:family="graphic" style:parent-style-name="standard">
      <style:graphic-properties draw:stroke="dash" draw:stroke-dash="Dash_20_4" svg:stroke-width="0.127cm" svg:stroke-color="#000000" draw:marker-end="線の終点_20_5" draw:marker-end-width="0.38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6" style:family="graphic" style:parent-style-name="standard">
      <style:graphic-properties draw:stroke="dash" draw:stroke-dash="Dash_20_4" svg:stroke-width="0.127cm" svg:stroke-color="#000000" draw:stroke-linejoin="miter" draw:fill="none" draw:fill-color="#ffffff" draw:textarea-horizontal-align="justify" draw:textarea-vertical-align="top" draw:auto-grow-height="false" fo:padding-top="0.18cm" fo:padding-bottom="0.18cm" fo:padding-left="0.3cm" fo:padding-right="0.3cm" fo:wrap-option="no-wrap" draw:shadow="hidden"/>
    </style:style>
    <style:style style:name="gr37" style:family="graphic" style:parent-style-name="standard">
      <style:graphic-properties draw:stroke="solid" svg:stroke-width="0.076cm" svg:stroke-color="#000000" draw:marker-end="線の終点_20_6" draw:marker-end-width="0.22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8" style:family="graphic" style:parent-style-name="standard">
      <style:graphic-properties draw:stroke="dash" draw:stroke-dash="Dash_20_5"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9" style:family="graphic" style:parent-style-name="standard">
      <style:graphic-properties draw:stroke="solid" svg:stroke-width="0.079cm" svg:stroke-color="#000000" draw:stroke-linejoin="miter" draw:fill="solid" draw:fill-color="#ccffcc" draw:textarea-horizontal-align="justify" draw:textarea-vertical-align="middle" draw:auto-grow-height="false" fo:padding-top="0.13cm" fo:padding-bottom="0.13cm" fo:padding-left="0.25cm" fo:padding-right="0.25cm" fo:wrap-option="wrap" draw:shadow="hidden"/>
    </style:style>
    <style:style style:name="gr4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41" style:family="graphic" style:parent-style-name="standard">
      <style:graphic-properties draw:stroke="solid" svg:stroke-width="0.079cm" svg:stroke-color="#000000" draw:stroke-linejoin="miter" draw:fill="solid" draw:fill-color="#ccccff" draw:textarea-horizontal-align="justify" draw:textarea-vertical-align="middle" draw:auto-grow-height="false" fo:padding-top="0.13cm" fo:padding-bottom="0.13cm" fo:padding-left="0.25cm" fo:padding-right="0.25cm" fo:wrap-option="wrap" draw:shadow="hidden"/>
    </style:style>
    <style:style style:name="gr42" style:family="graphic" style:parent-style-name="standard">
      <style:graphic-properties draw:stroke="solid" svg:stroke-width="0.07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3" style:family="graphic" style:parent-style-name="standard">
      <style:graphic-properties draw:stroke="solid" svg:stroke-width="0.026cm" svg:stroke-color="#000000" draw:stroke-linejoin="miter" draw:fill="solid" draw:fill-color="#808080" draw:textarea-horizontal-align="left" draw:textarea-vertical-align="middle" draw:auto-grow-height="false" fo:padding-top="0.13cm" fo:padding-bottom="0.13cm" fo:padding-left="0.25cm" fo:padding-right="0.25cm" fo:wrap-option="wrap" draw:shadow="hidden"/>
    </style:style>
    <style:style style:name="gr44" style:family="graphic" style:parent-style-name="standard">
      <style:graphic-properties draw:stroke="none" draw:fill="solid" draw:fill-color="#808080" draw:textarea-horizontal-align="left" draw:textarea-vertical-align="middle" draw:auto-grow-height="false" fo:padding-top="0.13cm" fo:padding-bottom="0.13cm" fo:padding-left="0.25cm" fo:padding-right="0.25cm" fo:wrap-option="wrap" draw:shadow="hidden"/>
    </style:style>
    <style:style style:name="gr45"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wrap" draw:shadow="hidden"/>
    </style:style>
    <style:style style:name="gr46" style:family="graphic" style:parent-style-name="standard">
      <style:graphic-properties draw:stroke="none" draw:fill="none" draw:fill-color="#ffffff" draw:textarea-horizontal-align="justify" draw:textarea-vertical-align="bottom" draw:auto-grow-height="true" fo:padding-top="0.13cm" fo:padding-bottom="0.13cm" fo:padding-left="0.25cm" fo:padding-right="0.25cm" fo:wrap-option="no-wrap" draw:shadow="hidden"/>
    </style:style>
    <style:style style:name="gr47" style:family="graphic" style:parent-style-name="standard">
      <style:graphic-properties draw:stroke="none" draw:fill="none" draw:fill-color="#ffffff" draw:textarea-horizontal-align="left" draw:textarea-vertical-align="bottom" draw:auto-grow-height="true" fo:padding-top="0.13cm" fo:padding-bottom="0.13cm" fo:padding-left="0.25cm" fo:padding-right="0.25cm" fo:wrap-option="no-wrap" draw:shadow="hidden"/>
    </style:style>
    <style:style style:name="gr48"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49" style:family="graphic" style:parent-style-name="standard">
      <style:graphic-properties draw:stroke="solid" svg:stroke-width="0.079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50" style:family="graphic" style:parent-style-name="standard">
      <style:graphic-properties draw:stroke="solid" svg:stroke-width="0.076cm" svg:stroke-color="#000000" draw:marker-end="線の終点_20_7" draw:marker-end-width="0.22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1" style:family="graphic" style:parent-style-name="standard">
      <style:graphic-properties draw:stroke="solid" svg:stroke-width="0.076cm" svg:stroke-color="#000000" draw:marker-end="線の終点_20_8" draw:marker-end-width="0.22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2"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3" style:family="graphic" style:parent-style-name="standard">
      <style:graphic-properties draw:stroke="solid" svg:stroke-width="0.026cm" svg:stroke-color="#000000" draw:stroke-linejoin="miter" draw:fill="solid" draw:fill-color="#ff99cc" draw:textarea-horizontal-align="justify" draw:textarea-vertical-align="middle" draw:auto-grow-height="false" fo:padding-top="0.13cm" fo:padding-bottom="0.13cm" fo:padding-left="0.25cm" fo:padding-right="0.25cm" fo:wrap-option="wrap" draw:shadow="hidden"/>
    </style:style>
    <style:style style:name="gr54" style:family="graphic" style:parent-style-name="standard">
      <style:graphic-properties draw:stroke="solid" svg:stroke-width="0.026cm" svg:stroke-color="#000000" draw:stroke-linejoin="miter" draw:fill="solid" draw:fill-color="#ccffcc" draw:textarea-horizontal-align="left" draw:textarea-vertical-align="middle" draw:auto-grow-height="false" fo:padding-top="0.13cm" fo:padding-bottom="0.13cm" fo:padding-left="0.25cm" fo:padding-right="0.25cm" fo:wrap-option="wrap" draw:shadow="hidden"/>
    </style:style>
    <style:style style:name="gr55" style:family="graphic" style:parent-style-name="standard">
      <style:graphic-properties draw:stroke="solid" svg:stroke-width="0.026cm" svg:stroke-color="#000000" draw:stroke-linejoin="miter" draw:fill="solid" draw:fill-color="#ccccff" draw:textarea-horizontal-align="justify" draw:textarea-vertical-align="top" draw:auto-grow-height="true" fo:padding-top="0.13cm" fo:padding-bottom="0.13cm" fo:padding-left="0.25cm" fo:padding-right="0.25cm" fo:wrap-option="no-wrap" draw:shadow="hidden"/>
    </style:style>
    <style:style style:name="gr56" style:family="graphic" style:parent-style-name="standard">
      <style:graphic-properties draw:stroke="solid" svg:stroke-width="0.026cm" svg:stroke-color="#000000" draw:stroke-linejoin="miter" draw:fill="solid" draw:fill-color="#ccccff" draw:textarea-horizontal-align="left" draw:textarea-vertical-align="middle" draw:auto-grow-height="false" fo:padding-top="0.13cm" fo:padding-bottom="0.13cm" fo:padding-left="0.25cm" fo:padding-right="0.25cm" fo:wrap-option="wrap" draw:shadow="hidden"/>
    </style:style>
    <style:style style:name="gr57" style:family="graphic" style:parent-style-name="standard">
      <style:graphic-properties draw:stroke="dash" draw:stroke-dash="Dash_20_6" svg:stroke-width="0.07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8" style:family="graphic" style:parent-style-name="standard">
      <style:graphic-properties draw:stroke="solid" svg:stroke-width="0.076cm" svg:stroke-color="#0099ff" draw:marker-end="線の終点_20_9" draw:marker-end-width="0.22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9" style:family="graphic" style:parent-style-name="standard">
      <style:graphic-properties draw:stroke="solid" svg:stroke-width="0.076cm" svg:stroke-color="#0000ff" draw:marker-end="線の終点_20_10" draw:marker-end-width="0.22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61" style:family="graphic" style:parent-style-name="standard">
      <style:graphic-properties draw:stroke="solid" svg:stroke-width="0.053cm" svg:stroke-color="#000000" draw:stroke-linejoin="miter" draw:fill="none" draw:fill-color="#ffffff" draw:textarea-horizontal-align="justify" draw:textarea-vertical-align="top" draw:auto-grow-height="true" fo:padding-top="0.13cm" fo:padding-bottom="0.13cm" fo:padding-left="0.25cm" fo:padding-right="0.25cm" fo:wrap-option="wrap" draw:shadow="hidden"/>
    </style:style>
    <style:style style:name="gr62" style:family="graphic" style:parent-style-name="standard">
      <style:graphic-properties draw:stroke="solid" svg:stroke-width="0.051cm" svg:stroke-color="#0099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3" style:family="graphic" style:parent-style-name="standard">
      <style:graphic-properties draw:stroke="none" draw:fill="solid" draw:fill-color="#ccffff" draw:textarea-horizontal-align="left" draw:textarea-vertical-align="middle" draw:auto-grow-height="false" fo:padding-top="0.13cm" fo:padding-bottom="0.13cm" fo:padding-left="0.25cm" fo:padding-right="0.25cm" fo:wrap-option="wrap" draw:shadow="hidden"/>
    </style:style>
    <style:style style:name="gr64" style:family="graphic" style:parent-style-name="standard">
      <style:graphic-properties draw:stroke="solid" svg:stroke-width="0.079cm" svg:stroke-color="#000000" draw:stroke-linejoin="miter" draw:fill="none" draw:fill-color="#ffffff" draw:textarea-horizontal-align="justify" draw:textarea-vertical-align="middle" draw:auto-grow-height="false" fo:padding-top="0.13cm" fo:padding-bottom="0.13cm" fo:padding-left="0.25cm" fo:padding-right="0.25cm" fo:wrap-option="wrap" draw:shadow="hidden"/>
    </style:style>
    <style:style style:name="gr65" style:family="graphic" style:parent-style-name="standard">
      <style:graphic-properties draw:stroke="solid" svg:stroke-width="0.079cm" svg:stroke-color="#000000" draw:marker-end="線の終点_20_1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6" style:family="graphic" style:parent-style-name="standard">
      <style:graphic-properties draw:stroke="solid" svg:stroke-width="0.079cm" svg:stroke-color="#000000" draw:marker-end="線の終点_20_1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7" style:family="graphic" style:parent-style-name="standard">
      <style:graphic-properties draw:stroke="solid" svg:stroke-width="0.079cm" svg:stroke-color="#000000" draw:marker-end="線の終点_20_1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8" style:family="graphic" style:parent-style-name="standard">
      <style:graphic-properties draw:stroke="solid" svg:stroke-width="0.079cm" svg:stroke-color="#000000" draw:marker-end="線の終点_20_1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9" style:family="graphic" style:parent-style-name="standard">
      <style:graphic-properties draw:stroke="solid" svg:stroke-width="0.079cm" svg:stroke-color="#000000" draw:marker-end="線の終点_20_1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0" style:family="graphic" style:parent-style-name="standard">
      <style:graphic-properties draw:stroke="solid" svg:stroke-width="0.079cm" svg:stroke-color="#000000" draw:marker-end="線の終点_20_1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1" style:family="graphic" style:parent-style-name="standard">
      <style:graphic-properties draw:stroke="solid" svg:stroke-width="0.079cm" svg:stroke-color="#000000" draw:marker-end="線の終点_20_1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72" style:family="graphic" style:parent-style-name="standard">
      <style:graphic-properties draw:stroke="solid" svg:stroke-width="0.079cm" svg:stroke-color="#000000" draw:marker-end="線の終点_20_1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3" style:family="graphic" style:parent-style-name="standard">
      <style:graphic-properties draw:stroke="solid" svg:stroke-width="0.079cm" svg:stroke-color="#000000" draw:marker-end="線の終点_20_19"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4" style:family="graphic" style:parent-style-name="standard">
      <style:graphic-properties draw:stroke="dash" draw:stroke-dash="Dash_20_7"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5" style:family="graphic" style:parent-style-name="standard">
      <style:graphic-properties draw:stroke="solid" svg:stroke-width="0.026cm" svg:stroke-color="#000000" draw:stroke-linejoin="miter" draw:fill="solid" draw:fill-color="#ccffff" draw:textarea-horizontal-align="justify" draw:textarea-vertical-align="top" draw:auto-grow-height="false" fo:padding-top="0.13cm" fo:padding-bottom="0.13cm" fo:padding-left="0.25cm" fo:padding-right="0.25cm" fo:wrap-option="wrap" draw:shadow="hidden" draw:shadow-color="#808080"/>
    </style:style>
    <style:style style:name="gr76" style:family="graphic" style:parent-style-name="standard">
      <style:graphic-properties draw:stroke="solid" svg:stroke-width="0.026cm" svg:stroke-color="#000000" draw:stroke-linejoin="miter" draw:fill="solid" draw:fill-color="#99ccff" draw:textarea-horizontal-align="justify" draw:textarea-vertical-align="bottom" draw:auto-grow-height="false" fo:padding-top="0.13cm" fo:padding-bottom="0.13cm" fo:padding-left="0.25cm" fo:padding-right="0.25cm" fo:wrap-option="wrap" draw:shadow="hidden" draw:shadow-color="#808080"/>
    </style:style>
    <style:style style:name="gr77" style:family="graphic" style:parent-style-name="standard">
      <style:graphic-properties draw:stroke="solid" svg:stroke-width="0.026cm" svg:stroke-color="#000000" draw:stroke-linejoin="miter" draw:fill="solid" draw:fill-color="#99ccff" draw:textarea-horizontal-align="justify" draw:textarea-vertical-align="top" draw:auto-grow-height="false" fo:padding-top="0.13cm" fo:padding-bottom="0.13cm" fo:padding-left="0.25cm" fo:padding-right="0.25cm" fo:wrap-option="wrap" draw:shadow="hidden" draw:shadow-color="#808080"/>
    </style:style>
    <style:style style:name="gr78" style:family="graphic" style:parent-style-name="standard">
      <style:graphic-properties draw:stroke="solid" svg:stroke-width="0.026cm" svg:stroke-color="#000000" draw:stroke-linejoin="miter" draw:fill="solid" draw:fill-color="#6699ff" draw:textarea-horizontal-align="justify" draw:textarea-vertical-align="middle" draw:auto-grow-height="false" fo:padding-top="0.13cm" fo:padding-bottom="0.13cm" fo:padding-left="0.25cm" fo:padding-right="0.25cm" fo:wrap-option="wrap" draw:shadow="hidden" draw:shadow-color="#808080"/>
    </style:style>
    <style:style style:name="gr79" style:family="graphic" style:parent-style-name="standard">
      <style:graphic-properties draw:stroke="solid" svg:stroke-width="0.026cm" svg:stroke-color="#000000" draw:stroke-linejoin="miter" draw:fill="solid" draw:fill-color="#ffff99" draw:textarea-horizontal-align="justify" draw:textarea-vertical-align="top" draw:auto-grow-height="false" fo:padding-top="0.13cm" fo:padding-bottom="0.13cm" fo:padding-left="0.25cm" fo:padding-right="0.25cm" fo:wrap-option="wrap" draw:shadow="hidden" draw:shadow-color="#808080"/>
    </style:style>
    <style:style style:name="gr80" style:family="graphic" style:parent-style-name="standard">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wrap" draw:shadow="hidden" draw:shadow-color="#808080"/>
    </style:style>
    <style:style style:name="gr81" style:family="graphic" style:parent-style-name="standard">
      <style:graphic-properties draw:stroke="solid" svg:stroke-width="0.026cm" svg:stroke-color="#000000" draw:stroke-linejoin="miter" draw:fill="solid" draw:fill-color="#ffcc00" draw:textarea-horizontal-align="justify" draw:textarea-vertical-align="middle" draw:auto-grow-height="false" fo:padding-top="0.13cm" fo:padding-bottom="0.13cm" fo:padding-left="0.25cm" fo:padding-right="0.25cm" fo:wrap-option="wrap" draw:shadow="hidden" draw:shadow-color="#808080"/>
    </style:style>
    <style:style style:name="gr82" style:family="graphic" style:parent-style-name="standard">
      <style:graphic-properties draw:stroke="solid" svg:stroke-width="0.026cm" svg:stroke-color="#000000" draw:stroke-linejoin="miter" draw:fill="solid" draw:fill-color="#ffcc00" draw:textarea-horizontal-align="justify" draw:textarea-vertical-align="middle" draw:auto-grow-height="false" fo:padding-top="0.13cm" fo:padding-bottom="0.13cm" fo:padding-left="0.25cm" fo:padding-right="0.25cm" fo:wrap-option="no-wrap" draw:shadow="hidden" draw:shadow-color="#808080"/>
    </style:style>
    <style:style style:name="gr83" style:family="graphic" style:parent-style-name="standard">
      <style:graphic-properties draw:stroke="solid" svg:stroke-width="0.159cm" svg:stroke-color="#ff6600" draw:marker-start="msArrowEnd_20_7" draw:marker-start-width="0.795cm" draw:marker-start-center="false" draw:marker-end="msArrowEnd_20_7" draw:marker-end-width="0.79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4" style:family="graphic" style:parent-style-name="standard">
      <style:graphic-properties draw:stroke="solid" svg:stroke-width="0.053cm" svg:stroke-color="#000000" draw:stroke-linejoin="miter" draw:fill="bitmap" draw:fill-color="#ffffff" draw:fill-image-name="Bitmape_20_1" draw:fill-image-width="0cm" draw:fill-image-height="0cm" style:repeat="repeat" draw:textarea-horizontal-align="justify" draw:textarea-vertical-align="middle" draw:auto-grow-height="false" fo:padding-top="0.13cm" fo:padding-bottom="0.13cm" fo:padding-left="0.25cm" fo:padding-right="0.25cm" fo:wrap-option="wrap" draw:shadow="hidden"/>
    </style:style>
    <style:style style:name="gr85"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86" style:family="graphic" style:parent-style-name="standard">
      <style:graphic-properties draw:stroke="solid" svg:stroke-width="0.053cm" svg:stroke-color="#000000" draw:stroke-linejoin="miter" draw:fill="none" draw:fill-color="#ffffff" draw:textarea-horizontal-align="justify" draw:textarea-vertical-align="middle" draw:auto-grow-height="false" fo:padding-top="0.13cm" fo:padding-bottom="0.13cm" fo:padding-left="0.25cm" fo:padding-right="0.25cm" fo:wrap-option="wrap" draw:shadow="hidden"/>
    </style:style>
    <style:style style:name="gr87" style:family="graphic" style:parent-style-name="standard">
      <style:graphic-properties draw:stroke="solid" svg:stroke-width="0.053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style:style>
    <style:style style:name="gr88"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9"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no-wrap" draw:shadow="hidden"/>
    </style:style>
    <style:style style:name="gr90" style:family="graphic" style:parent-style-name="standard">
      <style:graphic-properties draw:stroke="dash" draw:stroke-dash="Dash_20_8"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91" style:family="graphic" style:parent-style-name="standard">
      <style:graphic-properties draw:stroke="solid" svg:stroke-width="0.026cm" svg:stroke-color="#000000" draw:stroke-linejoin="miter" draw:fill="none" draw:fill-color="#ffffff" draw:textarea-horizontal-align="justify" draw:textarea-vertical-align="top" draw:auto-grow-height="false" fo:padding-top="0.13cm" fo:padding-bottom="0.13cm" fo:padding-left="0.25cm" fo:padding-right="0.25cm" fo:wrap-option="no-wrap" draw:shadow="hidden"/>
    </style:style>
    <style:style style:name="gr92" style:family="graphic" style:parent-style-name="standard">
      <style:graphic-properties draw:stroke="solid" svg:stroke-width="0.053cm" svg:stroke-color="#000000" draw:stroke-linejoin="miter" draw:fill="solid" draw:fill-color="#adadeb" draw:textarea-horizontal-align="justify" draw:textarea-vertical-align="middle" draw:auto-grow-height="false" fo:padding-top="0.13cm" fo:padding-bottom="0.13cm" fo:padding-left="0.25cm" fo:padding-right="0.25cm" fo:wrap-option="wrap" draw:shadow="hidden"/>
    </style:style>
    <style:style style:name="gr93" style:family="graphic" style:parent-style-name="standard">
      <style:graphic-properties draw:stroke="dash" draw:stroke-dash="Dash_20_9"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4" style:family="graphic" style:parent-style-name="standard">
      <style:graphic-properties draw:stroke="solid" svg:stroke-width="0.026cm" svg:stroke-color="#000000" draw:marker-start="msArrowOpenEnd_20_5" draw:marker-start-width="0.315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5" style:family="graphic" style:parent-style-name="standard">
      <style:graphic-properties draw:stroke="dash" draw:stroke-dash="Dash_20_8" svg:stroke-width="0.053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style:style>
    <style:style style:name="gr96" style:family="graphic" style:parent-style-name="standard">
      <style:graphic-properties draw:stroke="dash" draw:stroke-dash="Dash_20_8" svg:stroke-width="0.053cm" svg:stroke-color="#000000" draw:stroke-linejoin="miter" draw:fill="none" draw:fill-color="#ffffff" draw:textarea-horizontal-align="justify" draw:textarea-vertical-align="middle" draw:auto-grow-height="false" fo:padding-top="0.13cm" fo:padding-bottom="0.13cm" fo:padding-left="0.25cm" fo:padding-right="0.25cm" fo:wrap-option="wrap" draw:shadow="hidden"/>
    </style:style>
    <style:style style:name="gr97" style:family="graphic" style:parent-style-name="standard">
      <style:graphic-properties draw:stroke="solid" svg:stroke-width="0.053cm" svg:stroke-color="#000000" draw:stroke-linejoin="miter" draw:fill="solid" draw:fill-color="#aae2ca" draw:textarea-horizontal-align="justify" draw:textarea-vertical-align="middle" draw:auto-grow-height="false" fo:padding-top="0.13cm" fo:padding-bottom="0.13cm" fo:padding-left="0.25cm" fo:padding-right="0.25cm" fo:wrap-option="wrap" draw:shadow="hidden"/>
    </style:style>
    <style:style style:name="gr98" style:family="graphic" style:parent-style-name="standard">
      <style:graphic-properties draw:stroke="solid" svg:stroke-width="0.026cm" svg:stroke-color="#000000"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9" style:family="graphic" style:parent-style-name="standard">
      <style:graphic-properties draw:stroke="solid" svg:stroke-width="0.026cm" svg:stroke-color="#000000" draw:marker-end="線の終点_20_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pr1" style:family="presentation" style:parent-style-name="タイトル1-title">
      <style:graphic-properties draw:stroke="none" draw:fill="none" draw:fill-color="#ffffff" draw:textarea-horizontal-align="justify" draw:textarea-vertical-align="middle" draw:auto-grow-height="true" draw:auto-grow-width="false" fo:min-height="2.159cm" fo:min-width="0cm" fo:padding-top="0.127cm" fo:padding-bottom="0.127cm" fo:padding-left="0.254cm" fo:padding-right="0.254cm" fo:wrap-option="no-wrap" draw:shadow="hidden"/>
    </style:style>
    <style:style style:name="pr2" style:family="presentation" style:parent-style-name="タイトル1-subtitle">
      <style:graphic-properties draw:stroke="none" draw:fill="none" draw:fill-color="#ffffff" draw:textarea-horizontal-align="justify" draw:textarea-vertical-align="middle" draw:auto-grow-height="true" draw:auto-grow-width="false" fo:min-height="2.603cm" fo:min-width="0cm" fo:padding-top="0cm" fo:padding-bottom="0cm" fo:padding-left="0cm" fo:padding-right="0cm" fo:wrap-option="no-wrap" draw:shadow="hidden"/>
    </style:style>
    <style:style style:name="pr3" style:family="presentation" style:parent-style-name="タイトル1-notes">
      <style:graphic-properties draw:stroke="none" draw:fill="none" draw:fill-color="#ffffff" draw:auto-grow-height="true" fo:min-height="11.428cm" draw:shadow="hidden"/>
    </style:style>
    <style:style style:name="pr4" style:family="presentation" style:parent-style-name="標準-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no-wrap" draw:shadow="hidden"/>
    </style:style>
    <style:style style:name="pr5" style:family="presentation" style:parent-style-name="タイトル1-title">
      <style:graphic-properties draw:stroke="none" draw:fill="none" draw:fill-color="#ffffff" draw:textarea-horizontal-align="justify" draw:textarea-vertical-align="middle" draw:auto-grow-height="true" draw:auto-grow-width="false" fo:min-height="2.847cm" fo:min-width="0cm" fo:padding-top="0.127cm" fo:padding-bottom="0.127cm" fo:padding-left="0.254cm" fo:padding-right="0.254cm" fo:wrap-option="no-wrap" draw:shadow="hidden"/>
    </style:style>
    <style:style style:name="pr6" style:family="presentation" style:parent-style-name="標準-notes">
      <style:graphic-properties draw:stroke="none" draw:fill="none" draw:fill-color="#ffffff" draw:auto-grow-height="true" fo:min-height="11.428cm" draw:shadow="hidden"/>
    </style:style>
    <style:style style:name="P1" style:family="paragraph">
      <style:paragraph-properties fo:margin-left="0cm" fo:margin-right="0cm" text:enable-numbering="false"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line-height="95%" fo:text-align="end" text:enable-numbering="false" fo:text-indent="0cm"/>
    </style:style>
    <style:style style:name="P4" style:family="paragraph">
      <style:paragraph-properties fo:margin-left="0cm" fo:margin-right="0cm" fo:text-indent="0cm"/>
    </style:style>
    <style:style style:name="P5" style:family="paragraph">
      <style:paragraph-properties fo:text-align="center" style:writing-mode="lr-tb"/>
      <style:text-properties fo:font-size="24pt"/>
    </style:style>
    <style:style style:name="P6" style:family="paragraph">
      <style:paragraph-properties fo:margin-left="0cm" fo:margin-right="0cm" fo:text-align="center" text:enable-numbering="false" fo:text-indent="0cm"/>
    </style:style>
    <style:style style:name="P7" style:family="paragraph">
      <style:paragraph-properties fo:margin-left="0cm" fo:margin-right="0cm" text:enable-numbering="false" fo:text-indent="0cm" style:writing-mode="rl-tb"/>
    </style:style>
    <style:style style:name="P8" style:family="paragraph">
      <style:paragraph-properties style:writing-mode="tb-rl"/>
    </style:style>
    <style:style style:name="P9" style:family="paragraph">
      <style:paragraph-properties fo:margin-left="0cm" fo:margin-right="0cm" text:enable-numbering="false" fo:text-indent="0cm"/>
    </style:style>
    <style:style style:name="P10" style:family="paragraph">
      <style:paragraph-properties fo:margin-left="0cm" fo:margin-right="0cm" fo:line-height="89%" text:enable-numbering="false" fo:text-indent="0cm"/>
    </style:style>
    <style:style style:name="P11" style:family="paragraph">
      <style:paragraph-properties fo:margin-left="0cm" fo:margin-right="0cm" fo:margin-top="0cm" fo:margin-bottom="0cm" fo:line-height="93%" fo:text-align="center" text:enable-numbering="false" fo:text-indent="0cm" style:punctuation-wrap="hanging" style:line-break="strict"/>
    </style:style>
    <style:style style:name="P12" style:family="paragraph">
      <style:paragraph-properties fo:margin-left="0cm" fo:margin-right="0cm" fo:line-height="101%" fo:text-align="center" text:enable-numbering="false" fo:text-indent="0cm"/>
    </style:style>
    <style:style style:name="P13" style:family="paragraph">
      <style:paragraph-properties fo:margin-left="0cm" fo:margin-right="0cm" fo:margin-top="0.44cm" fo:margin-bottom="0cm" fo:line-height="93%" text:enable-numbering="false" fo:text-indent="0cm"/>
    </style:style>
    <style:style style:name="P14" style:family="paragraph">
      <style:paragraph-properties fo:margin-left="0cm" fo:margin-right="0cm" fo:margin-top="0.396cm" fo:margin-bottom="0cm" fo:line-height="101%" text:enable-numbering="false" fo:text-indent="0cm"/>
    </style:style>
    <style:style style:name="P15" style:family="paragraph">
      <style:paragraph-properties fo:margin-left="0cm" fo:margin-right="0cm" fo:text-align="end" text:enable-numbering="false" fo:text-indent="0cm"/>
    </style:style>
    <style:style style:name="P16" style:family="paragraph">
      <style:paragraph-properties fo:margin-left="0cm" fo:margin-right="0cm" fo:margin-top="0.308cm" fo:margin-bottom="0cm" fo:line-height="101%" text:enable-numbering="false" fo:text-indent="0cm"/>
    </style:style>
    <style:style style:name="P17" style:family="paragraph">
      <style:paragraph-properties fo:margin-left="0cm" fo:margin-right="0cm" fo:margin-top="0.308cm" fo:margin-bottom="0cm" fo:line-height="93%" text:enable-numbering="false" fo:text-indent="0cm"/>
    </style:style>
    <style:style style:name="P18" style:family="paragraph">
      <style:paragraph-properties fo:margin-left="0cm" fo:margin-right="0cm" fo:margin-top="0.44cm" fo:margin-bottom="0cm" fo:line-height="93%" fo:text-align="center" text:enable-numbering="false" fo:text-indent="0cm"/>
    </style:style>
    <style:style style:name="P19" style:family="paragraph">
      <style:paragraph-properties fo:margin-left="0cm" fo:margin-right="0cm" fo:margin-top="0.264cm" fo:margin-bottom="0cm" fo:line-height="101%" text:enable-numbering="false" fo:text-indent="0cm"/>
    </style:style>
    <style:style style:name="P20" style:family="paragraph">
      <style:paragraph-properties fo:margin-left="0cm" fo:margin-right="0cm" fo:margin-top="0.198cm" fo:margin-bottom="0cm" fo:line-height="93%" fo:text-align="center" text:enable-numbering="false" fo:text-indent="0cm"/>
    </style:style>
    <style:style style:name="P21" style:family="paragraph">
      <style:paragraph-properties fo:margin-left="0cm" fo:margin-right="0cm" fo:line-height="71%" text:enable-numbering="false" fo:text-indent="0cm"/>
    </style:style>
    <style:style style:name="P22" style:family="paragraph">
      <style:paragraph-properties fo:margin-left="0cm" fo:margin-right="0cm" fo:line-height="101%" text:enable-numbering="false" fo:text-indent="0cm"/>
    </style:style>
    <style:style style:name="P23" style:family="paragraph">
      <style:paragraph-properties fo:margin-left="0.948cm" fo:margin-right="0cm" fo:margin-top="0.141cm" fo:margin-bottom="0cm" fo:line-height="75%" text:enable-numbering="true" fo:text-indent="-0.948cm" style:punctuation-wrap="hanging" style:line-break="strict"/>
    </style:style>
    <style:style style:name="P24" style:family="paragraph">
      <style:paragraph-properties fo:margin-left="2.059cm" fo:margin-right="0cm" fo:margin-top="0.123cm" fo:margin-bottom="0cm" fo:line-height="75%" fo:text-align="start" text:enable-numbering="true" fo:text-indent="-0.789cm" style:punctuation-wrap="hanging" style:line-break="strict" style:writing-mode="lr-tb"/>
    </style:style>
    <style:style style:name="P25" style:family="paragraph">
      <style:paragraph-properties fo:margin-left="3.175cm" fo:margin-right="0cm" fo:margin-top="0.105cm" fo:margin-bottom="0cm" fo:line-height="75%" fo:text-align="start" text:enable-numbering="true" fo:text-indent="-0.635cm" style:punctuation-wrap="hanging" style:line-break="strict" style:writing-mode="lr-tb"/>
    </style:style>
    <style:style style:name="P26" style:family="paragraph">
      <style:paragraph-properties fo:margin-left="0.948cm" fo:margin-right="0cm" fo:margin-top="0.141cm" fo:margin-bottom="0cm" fo:line-height="75%" text:enable-numbering="false" fo:text-indent="-0.948cm" style:punctuation-wrap="hanging" style:line-break="strict"/>
    </style:style>
    <style:style style:name="P27" style:family="paragraph">
      <style:paragraph-properties fo:margin-left="0cm" fo:margin-right="0cm" fo:margin-top="0.22cm" fo:margin-bottom="0cm" fo:line-height="101%" text:enable-numbering="false" fo:text-indent="0cm"/>
    </style:style>
    <style:style style:name="P28" style:family="paragraph">
      <style:paragraph-properties fo:margin-left="0cm" fo:margin-right="0cm" fo:margin-top="0.396cm" fo:margin-bottom="0cm" fo:line-height="101%" fo:text-align="center" text:enable-numbering="false" fo:text-indent="0cm"/>
    </style:style>
    <style:style style:name="P29" style:family="paragraph">
      <style:paragraph-properties fo:margin-left="0cm" fo:margin-right="0cm" fo:line-height="100%" fo:text-align="center" text:enable-numbering="false" fo:text-indent="0cm" style:punctuation-wrap="hanging" style:line-break="strict"/>
    </style:style>
    <style:style style:name="T1" style:family="text">
      <style:text-properties fo:font-size="36pt" fo:language="en" fo:country="GB" style:font-size-asian="36pt" style:language-asian="ja" style:country-asian="JP" style:font-size-complex="36pt"/>
    </style:style>
    <style:style style:name="T2" style:family="text">
      <style:text-properties fo:color="#000000" fo:font-family="'Times New Roman'" style:font-family-generic="roman" style:font-pitch="variable" fo:font-size="12pt" fo:language="en" fo:country="GB" style:font-family-asian="'Lucida Sans Unicode'" style:font-pitch-asian="variable" style:font-size-asian="12pt" style:language-asian="ja" style:country-asian="JP" style:font-family-complex="'Lucida Sans Unicode'" style:font-pitch-complex="variable" style:font-size-complex="12pt"/>
    </style:style>
    <style:style style:name="T3" style:family="text">
      <style:text-properties fo:color="#000000" fo:font-size="16pt" fo:language="en" fo:country="GB" fo:font-style="italic" fo:font-weight="bold" style:font-size-asian="16pt" style:language-asian="ja" style:country-asian="JP" style:font-style-asian="italic" style:font-weight-asian="bold" style:font-size-complex="16pt" style:font-style-complex="italic" style:font-weight-complex="bold"/>
    </style:style>
    <style:style style:name="T4" style:family="text">
      <style:text-properties fo:color="#000000" fo:language="en" fo:country="GB" style:language-asian="ja" style:country-asian="JP"/>
    </style:style>
    <style:style style:name="T5" style:family="text">
      <style:text-properties fo:color="#000000" fo:font-family="'Courier New'" style:font-family-generic="modern" style:font-pitch="fixed" fo:font-size="14pt" fo:language="en" fo:country="GB" fo:font-weight="bold" style:font-size-asian="14pt" style:language-asian="ja" style:country-asian="JP" style:font-weight-asian="bold" style:font-size-complex="14pt" style:font-weight-complex="bold"/>
    </style:style>
    <style:style style:name="T6" style:family="text">
      <style:text-properties fo:color="#000000" fo:language="en" fo:country="GB" style:text-underline-style="solid" style:text-underline-width="auto" style:text-underline-color="font-color" style:language-asian="ja" style:country-asian="JP"/>
    </style:style>
    <style:style style:name="T7" style:family="text">
      <style:text-properties fo:color="#000000" fo:language="en" fo:country="GB" fo:font-style="italic" style:language-asian="ja" style:country-asian="JP" style:font-style-asian="italic" style:font-style-complex="italic"/>
    </style:style>
    <style:style style:name="T8" style:family="text">
      <style:text-properties fo:color="#000000" fo:font-size="11pt" fo:language="en" fo:country="GB" fo:font-weight="bold" style:font-size-asian="11pt" style:language-asian="ja" style:country-asian="JP" style:font-weight-asian="bold" style:font-size-complex="11pt" style:font-weight-complex="bold"/>
    </style:style>
    <style:style style:name="T9" style:family="text">
      <style:text-properties fo:font-family="Arial" style:font-pitch="variable" fo:font-size="14pt" fo:language="en" fo:country="GB" style:font-family-asian="'ＭＳ Ｐ明朝'" style:font-family-generic-asian="roman" style:font-pitch-asian="variable" style:font-size-asian="14pt" style:language-asian="ja" style:country-asian="JP" style:font-family-complex="'ＭＳ Ｐ明朝'" style:font-family-generic-complex="roman" style:font-pitch-complex="variable" style:font-size-complex="14pt"/>
    </style:style>
    <style:style style:name="T10" style:family="text">
      <style:text-properties fo:font-family="Arial" style:font-pitch="variable" fo:language="en" fo:country="GB" style:font-family-asian="'ＭＳ Ｐ明朝'" style:font-family-generic-asian="roman" style:font-pitch-asian="variable" style:language-asian="ja" style:country-asian="JP" style:font-family-complex="'ＭＳ Ｐ明朝'" style:font-family-generic-complex="roman" style:font-pitch-complex="variable"/>
    </style:style>
    <style:style style:name="T11" style:family="text">
      <style:text-properties fo:color="#000000" fo:font-size="14pt" fo:language="en" fo:country="GB" fo:font-weight="bold" style:font-size-asian="14pt" style:language-asian="ja" style:country-asian="JP" style:font-weight-asian="bold" style:font-size-complex="14pt" style:font-weight-complex="bold"/>
    </style:style>
    <style:style style:name="T12" style:family="text">
      <style:text-properties fo:color="#000000" fo:font-size="14pt" fo:language="en" fo:country="GB" style:font-size-asian="14pt" style:language-asian="ja" style:country-asian="JP" style:font-size-complex="14pt"/>
    </style:style>
    <style:style style:name="T13" style:family="text">
      <style:text-properties fo:color="#808080" fo:font-size="16pt" fo:language="en" fo:country="GB" fo:font-style="italic" fo:font-weight="bold" style:font-size-asian="16pt" style:language-asian="ja" style:country-asian="JP" style:font-style-asian="italic" style:font-weight-asian="bold" style:font-size-complex="16pt" style:font-style-complex="italic" style:font-weight-complex="bold"/>
    </style:style>
    <style:style style:name="T14" style:family="text">
      <style:text-properties fo:color="#808080" fo:language="en" fo:country="GB" fo:font-weight="bold" style:language-asian="ja" style:country-asian="JP" style:font-weight-asian="bold" style:font-weight-complex="bold"/>
    </style:style>
    <style:style style:name="T15" style:family="text">
      <style:text-properties fo:language="en" fo:country="GB" style:language-asian="ja" style:country-asian="JP"/>
    </style:style>
    <style:style style:name="T16" style:family="text">
      <style:text-properties fo:color="#000000" fo:font-family="Tahoma" style:font-family-generic="swiss" style:font-pitch="variable" fo:language="en" fo:country="GB" style:language-asian="ja" style:country-asian="JP"/>
    </style:style>
    <style:style style:name="T17" style:family="text">
      <style:text-properties fo:color="#000000" fo:font-family="'Lucida Sans'" style:font-family-generic="swiss" style:font-pitch="variable" fo:font-size="20pt" fo:language="en" fo:country="GB" fo:font-style="italic" fo:font-weight="bold" style:font-size-asian="20pt" style:language-asian="ja" style:country-asian="JP" style:font-style-asian="italic" style:font-weight-asian="bold" style:font-size-complex="20pt" style:font-style-complex="italic" style:font-weight-complex="bold"/>
    </style:style>
    <style:style style:name="T18" style:family="text">
      <style:text-properties fo:color="#000000" fo:language="en" fo:country="GB" fo:font-weight="bold" style:language-asian="ja" style:country-asian="JP" style:font-weight-asian="bold" style:font-weight-complex="bold"/>
    </style:style>
    <style:style style:name="T19" style:family="text">
      <style:text-properties fo:color="#000000" fo:font-size="12pt" fo:language="en" fo:country="GB" style:font-size-asian="12pt" style:language-asian="ja" style:country-asian="JP" style:font-size-complex="12pt"/>
    </style:style>
    <style:style style:name="T20" style:family="text">
      <style:text-properties fo:color="#3333cc" fo:font-family="Tahoma" style:font-family-generic="swiss" style:font-pitch="variable" fo:font-size="14pt" fo:language="en" fo:country="GB" style:font-size-asian="14pt" style:language-asian="ja" style:country-asian="JP" style:font-size-complex="14pt"/>
    </style:style>
    <style:style style:name="T21" style:family="text">
      <style:text-properties fo:color="#000000" fo:font-family="'Lucida Sans'" style:font-family-generic="swiss" style:font-pitch="variable" fo:font-size="14pt" fo:language="en" fo:country="GB" style:font-size-asian="14pt" style:language-asian="ja" style:country-asian="JP" style:font-size-complex="14pt"/>
    </style:style>
    <style:style style:name="T22" style:family="text">
      <style:text-properties fo:color="#000000" fo:font-family="Tahoma" style:font-family-generic="swiss" style:font-pitch="variable" fo:font-size="12pt" fo:language="en" fo:country="GB" style:font-size-asian="12pt" style:language-asian="ja" style:country-asian="JP" style:font-size-complex="12pt"/>
    </style:style>
    <style:style style:name="T23" style:family="text">
      <style:text-properties fo:color="#000000" fo:font-family="'Lucida Sans'" style:font-family-generic="swiss" style:font-pitch="variable" fo:font-size="9pt" fo:language="en" fo:country="GB" fo:font-weight="bold" style:font-size-asian="9pt" style:language-asian="ja" style:country-asian="JP" style:font-weight-asian="bold" style:font-size-complex="9pt" style:font-weight-complex="bold"/>
    </style:style>
    <style:style style:name="T24" style:family="text">
      <style:text-properties fo:color="#000000" fo:font-size="14pt" fo:language="en" fo:country="GB" style:text-underline-style="solid" style:text-underline-width="auto" style:text-underline-color="font-color" style:font-size-asian="14pt" style:language-asian="ja" style:country-asian="JP" style:font-size-complex="14pt"/>
    </style:style>
    <style:style style:name="T25" style:family="text">
      <style:text-properties fo:color="#000000" fo:font-size="10pt" fo:language="en" fo:country="GB" style:font-size-asian="10pt" style:language-asian="ja" style:country-asian="JP" style:font-size-complex="10pt"/>
    </style:style>
    <style:style style:name="T26" style:family="text">
      <style:text-properties fo:color="#000000" fo:font-family="'Courier New'" style:font-family-generic="modern" style:font-pitch="fixed" fo:font-size="9pt" fo:language="en" fo:country="GB" fo:font-weight="bold" style:font-family-asian="'Courier New'" style:font-family-generic-asian="modern" style:font-pitch-asian="fixed" style:font-size-asian="9pt" style:language-asian="ja" style:country-asian="JP" style:font-weight-asian="bold" style:font-family-complex="'Courier New'" style:font-family-generic-complex="modern" style:font-pitch-complex="fixed" style:font-size-complex="9pt" style:font-weight-complex="bold"/>
    </style:style>
    <style:style style:name="T27" style:family="text">
      <style:text-properties fo:color="#3333cc" fo:font-family="'Courier New'" style:font-family-generic="modern" style:font-pitch="fixed" fo:font-size="9pt" fo:language="en" fo:country="GB" fo:font-weight="bold" style:font-family-asian="'Courier New'" style:font-family-generic-asian="modern" style:font-pitch-asian="fixed" style:font-size-asian="9pt" style:language-asian="ja" style:country-asian="JP" style:font-weight-asian="bold" style:font-family-complex="'Courier New'" style:font-family-generic-complex="modern" style:font-pitch-complex="fixed" style:font-size-complex="9pt" style:font-weight-complex="bold"/>
    </style:style>
    <style:style style:name="T28" style:family="text">
      <style:text-properties fo:color="#3333cc" fo:font-family="Tahoma" style:font-family-generic="swiss" style:font-pitch="variable" fo:language="en" fo:country="GB" style:language-asian="ja" style:country-asian="JP"/>
    </style:style>
    <style:style style:name="T29" style:family="text">
      <style:text-properties fo:color="#000000" fo:font-family="Tahoma" style:font-family-generic="swiss" style:font-pitch="variable" fo:font-size="10pt" fo:language="en" fo:country="GB" style:font-size-asian="10pt" style:language-asian="ja" style:country-asian="JP" style:font-size-complex="10pt"/>
    </style:style>
    <style:style style:name="T30" style:family="text">
      <style:text-properties fo:color="#000000" fo:font-family="Tahoma" style:font-family-generic="swiss" style:font-pitch="variable" fo:font-size="10pt" fo:language="en" fo:country="GB" fo:font-weight="bold" style:font-size-asian="10pt" style:language-asian="ja" style:country-asian="JP" style:font-weight-asian="bold" style:font-size-complex="10pt" style:font-weight-complex="bold"/>
    </style:style>
    <style:style style:name="T31" style:family="text">
      <style:text-properties fo:color="#000000" fo:font-size="16pt" fo:language="en" fo:country="GB" style:font-size-asian="16pt" style:language-asian="ja" style:country-asian="JP" style:font-size-complex="16pt"/>
    </style:style>
    <style:style style:name="T32" style:family="text">
      <style:text-properties fo:color="#000000" style:text-line-through-style="none" style:text-position="0% 100%" fo:font-family="Arial" style:font-pitch="variable" fo:font-size="14pt" fo:language="en" fo:country="GB" fo:font-style="normal" fo:text-shadow="none" style:text-underline-style="none" fo:font-weight="normal" style:font-family-asian="'ＭＳ Ｐゴシック'" style:font-family-generic-asian="modern" style:font-pitch-asian="variable" style:font-size-asian="14pt" style:language-asian="ja" style:country-asian="JP" style:font-style-asian="normal" style:font-weight-asian="normal" style:font-family-complex="'ＭＳ Ｐゴシック'" style:font-family-generic-complex="modern" style:font-pitch-complex="variable" style:font-size-complex="14pt" style:font-style-complex="normal" style:font-weight-complex="normal" style:font-relief="none"/>
    </style:style>
    <style:style style:name="T33" style:family="text">
      <style:text-properties fo:color="#3333cc" style:text-line-through-style="none" style:text-position="0% 100%" fo:font-family="Arial" style:font-pitch="variable" fo:font-size="12pt" fo:language="en" fo:country="GB" fo:font-style="normal" fo:text-shadow="none" style:text-underline-style="none" fo:font-weight="normal" style:font-family-asian="'ＭＳ Ｐゴシック'" style:font-family-generic-asian="modern" style:font-pitch-asian="variable" style:font-size-asian="12pt" style:language-asian="ja" style:country-asian="JP" style:font-style-asian="normal" style:font-weight-asian="normal" style:font-family-complex="'ＭＳ Ｐゴシック'" style:font-family-generic-complex="modern" style:font-pitch-complex="variable" style:font-size-complex="12pt" style:font-style-complex="normal" style:font-weight-complex="normal" style:font-relief="none"/>
    </style:style>
    <style:style style:name="T34" style:family="text">
      <style:text-properties fo:color="#000000" style:text-line-through-style="none" style:text-position="0% 100%" fo:font-family="Arial" style:font-pitch="variable" fo:font-size="12pt" fo:language="en" fo:country="GB" fo:font-style="normal" fo:text-shadow="none" style:text-underline-style="none" fo:font-weight="normal" style:font-family-asian="'ＭＳ Ｐゴシック'" style:font-family-generic-asian="modern" style:font-pitch-asian="variable" style:font-size-asian="12pt" style:language-asian="ja" style:country-asian="JP" style:font-style-asian="normal" style:font-weight-asian="normal" style:font-family-complex="'ＭＳ Ｐゴシック'" style:font-family-generic-complex="modern" style:font-pitch-complex="variable" style:font-size-complex="12pt" style:font-style-complex="normal" style:font-weight-complex="normal" style:font-relief="none"/>
    </style:style>
    <style:style style:name="T35" style:family="text">
      <style:text-properties fo:color="#3333cc" fo:font-family="Tahoma" style:font-family-generic="swiss" style:font-pitch="variable" fo:font-size="12pt" fo:language="en" fo:country="GB" style:font-size-asian="12pt" style:language-asian="ja" style:country-asian="JP" style:font-size-complex="12pt"/>
    </style:style>
    <style:style style:name="T36" style:family="text">
      <style:text-properties fo:color="#000000" fo:font-family="Tahoma" style:font-family-generic="swiss" style:font-pitch="variable" fo:language="en" fo:country="GB" fo:font-weight="bold" style:language-asian="ja" style:country-asian="JP" style:font-weight-asian="bold" style:font-weight-complex="bold"/>
    </style:style>
    <style:style style:name="T37" style:family="text">
      <style:text-properties fo:color="#3333cc" fo:font-family="Tahoma" style:font-family-generic="swiss" style:font-pitch="variable" fo:language="en" fo:country="GB" fo:font-weight="bold" style:language-asian="ja" style:country-asian="JP" style:font-weight-asian="bold" style:font-weight-complex="bold"/>
    </style:style>
    <style:style style:name="T38" style:family="text">
      <style:text-properties fo:color="#000000" fo:language="en" fo:country="US" style:language-asian="ja" style:country-asian="JP"/>
    </style:style>
    <style:style style:name="T39" style:family="text">
      <style:text-properties fo:color="#000000" fo:font-size="14pt" fo:language="en" fo:country="US" style:font-size-asian="14pt" style:language-asian="ja" style:country-asian="JP" style:font-size-complex="14pt"/>
    </style:style>
    <style:style style:name="T40" style:family="text">
      <style:text-properties fo:color="#000000" fo:font-size="16pt" fo:language="en" fo:country="GB" fo:font-weight="bold" style:font-size-asian="16pt" style:language-asian="ja" style:country-asian="JP" style:font-weight-asian="bold" style:font-size-complex="16pt" style:font-weight-complex="bold"/>
    </style:style>
    <style:style style:name="T41" style:family="text">
      <style:text-properties fo:color="#000000" fo:font-size="7pt" fo:language="en" fo:country="GB" style:font-size-asian="7pt" style:language-asian="ja" style:country-asian="JP" style:font-size-complex="7pt"/>
    </style:style>
    <style:style style:name="T42" style:family="text">
      <style:text-properties fo:color="#000000" fo:font-size="8pt" fo:language="en" fo:country="GB" style:font-size-asian="8pt" style:language-asian="ja" style:country-asian="JP" style:font-size-complex="8pt"/>
    </style:style>
    <style:style style:name="T43" style:family="text">
      <style:text-properties fo:color="#000000" fo:font-size="10pt" fo:language="en" fo:country="GB" fo:font-weight="bold" style:font-size-asian="10pt" style:language-asian="ja" style:country-asian="JP" style:font-weight-asian="bold" style:font-size-complex="10pt" style:font-weight-complex="bold"/>
    </style:style>
    <style:style style:name="T44" style:family="text">
      <style:text-properties fo:color="#000000" fo:font-size="12pt" fo:language="en" fo:country="GB" style:font-family-asian="'ＭＳ ゴシック'" style:font-family-generic-asian="modern" style:font-pitch-asian="fixed" style:font-size-asian="12pt" style:language-asian="ja" style:country-asian="JP" style:font-family-complex="'ＭＳ ゴシック'" style:font-family-generic-complex="modern" style:font-pitch-complex="fixed" style:font-size-complex="12pt"/>
    </style:style>
    <style:style style:name="T45" style:family="text">
      <style:text-properties fo:color="#000000" fo:font-size="14pt" fo:language="en" fo:country="GB" style:font-family-asian="'ＭＳ ゴシック'" style:font-family-generic-asian="modern" style:font-pitch-asian="fixed" style:font-size-asian="14pt" style:language-asian="ja" style:country-asian="JP" style:font-family-complex="'ＭＳ ゴシック'" style:font-family-generic-complex="modern" style:font-pitch-complex="fixed" style:font-size-complex="14pt"/>
    </style:style>
    <style:style style:name="T46" style:family="text">
      <style:text-properties fo:color="#000000" fo:font-size="12pt" fo:language="en" fo:country="GB" fo:font-weight="bold" style:font-size-asian="12pt" style:language-asian="ja" style:country-asian="JP" style:font-weight-asian="bold" style:font-size-complex="12pt" style:font-weight-complex="bold"/>
    </style:style>
    <style:style style:name="T47" style:family="text">
      <style:text-properties fo:color="#000000" fo:font-size="16pt" fo:language="en" fo:country="US" fo:font-style="italic" fo:font-weight="bold" style:font-size-asian="16pt" style:language-asian="ja" style:country-asian="JP" style:font-style-asian="italic" style:font-weight-asian="bold" style:font-size-complex="16pt" style:font-style-complex="italic" style:font-weight-complex="bold"/>
    </style:style>
    <style:style style:name="T48" style:family="text">
      <style:text-properties fo:color="#000000" fo:font-size="16pt" fo:language="en" fo:country="US" fo:font-style="italic" style:font-size-asian="16pt" style:language-asian="ja" style:country-asian="JP" style:font-style-asian="italic" style:font-size-complex="16pt" style:font-style-complex="italic"/>
    </style:style>
    <style:style style:name="T49" style:family="text">
      <style:text-properties fo:color="#000000" fo:font-family="'Times New Roman'" style:font-family-generic="roman" style:font-pitch="variable" fo:font-size="12pt" fo:language="en" fo:country="US" style:font-family-asian="'Lucida Sans Unicode'" style:font-pitch-asian="variable" style:font-size-asian="12pt" style:language-asian="ja" style:country-asian="JP" style:font-family-complex="'Lucida Sans Unicode'" style:font-pitch-complex="variable" style:font-size-complex="12pt"/>
    </style:style>
    <text:list-style style:name="L1">
      <text:list-level-style-bullet text:level="1" text:bullet-char="•">
        <style:text-properties fo:font-family="Arial" style:font-family-generic="swiss" style:font-pitch="variable" fo:color="#000000" fo:font-size="100%"/>
      </text:list-level-style-bullet>
    </text:list-style>
    <text:list-style style:name="L2">
      <text:list-level-style-bullet text:level="1" text:bullet-char="•">
        <style:text-properties fo:font-family="StarSymbol"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タイトル1" presentation:use-date-time-name="dtd1">
        <office:forms form:automatic-focus="false" form:apply-design-mode="false"/>
        <draw:frame presentation:style-name="pr1" draw:text-style-name="P2" draw:layer="layout" svg:width="21.59cm" svg:height="2.413cm" svg:x="1.905cm" svg:y="5.918cm" presentation:class="title" presentation:user-transformed="true">
          <draw:text-box>
            <text:p text:style-name="P1"><text:span text:style-name="T1">Virtual frame buffer and VSYNC</text:span></text:p>
          </draw:text-box>
        </draw:frame>
        <draw:frame presentation:style-name="pr2" draw:text-style-name="P2" draw:layer="layout" svg:width="17.78cm" svg:height="2.603cm" svg:x="3.81cm" svg:y="11.65cm">
          <draw:text-box>
            <text:p text:style-name="P4"/>
          </draw:text-box>
        </draw:fram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3" draw:text-style-name="P4" draw:layer="layout" svg:width="13.966cm" svg:height="11.428cm" svg:x="2.54cm" svg:y="12.065cm" presentation:class="notes" presentation:placeholder="true">
            <draw:text-box/>
          </draw:frame>
        </presentation:notes>
      </draw:page>
      <draw:page draw:name="page2" draw:style-name="dp1" draw:master-page-name="標準" presentation:use-date-time-name="dtd1">
        <draw:custom-shape draw:name="Rectangle 1" draw:style-name="gr3" draw:text-style-name="P2" draw:layer="layout" svg:width="10.799cm" svg:height="5.001cm" svg:x="14.182cm" svg:y="12.7cm">
          <text:p text:style-name="P4"/>
          <draw:enhanced-geometry svg:viewBox="0 0 21600 21600" draw:type="rectangle" draw:enhanced-path="M 0 0 L 21600 0 21600 21600 0 21600 0 0 Z N"/>
        </draw:custom-shape>
        <draw:line draw:name="Line 2" draw:style-name="gr4" draw:text-style-name="P5" draw:layer="layout" svg:x1="2.302cm" svg:y1="6.526cm" svg:x2="16.902cm" svg:y2="6.531cm">
          <text:p text:style-name="P4"/>
        </draw:line>
        <draw:line draw:name="Line 3" draw:style-name="gr4" draw:text-style-name="P5" draw:layer="layout" svg:x1="2.302cm" svg:y1="10.323cm" svg:x2="16.902cm" svg:y2="10.328cm">
          <text:p text:style-name="P4"/>
        </draw:line>
        <draw:custom-shape draw:name="Rectangle 4" draw:style-name="gr5" draw:text-style-name="P2" draw:layer="layout" svg:width="3.598cm" svg:height="1.909cm" svg:x="4.101cm" svg:y="11.818cm">
          <text:p text:style-name="P6"><text:span text:style-name="T3">fb on</text:span></text:p>
          <text:p text:style-name="P6"><text:span text:style-name="T3">GPU</text:span></text:p>
          <draw:enhanced-geometry svg:viewBox="0 0 21600 21600" draw:type="rectangle" draw:enhanced-path="M 0 0 L 21600 0 21600 21600 0 21600 0 0 Z N"/>
        </draw:custom-shape>
        <draw:custom-shape draw:name="Rectangle 5" draw:style-name="gr5" draw:text-style-name="P2" draw:layer="layout" svg:width="3.598cm" svg:height="1.909cm" svg:x="9.9cm" svg:y="11.818cm">
          <text:p text:style-name="P6"><text:span text:style-name="T3">fb on</text:span></text:p>
          <text:p text:style-name="P6"><text:span text:style-name="T3">GPU</text:span></text:p>
          <draw:enhanced-geometry svg:viewBox="0 0 21600 21600" draw:type="rectangle" draw:enhanced-path="M 0 0 L 21600 0 21600 21600 0 21600 0 0 Z N"/>
        </draw:custom-shape>
        <draw:custom-shape draw:name="Text Box 6" draw:style-name="gr6" draw:text-style-name="P8" draw:layer="layout" svg:width="1.209cm" svg:height="1.638cm" svg:x="2.729cm" svg:y="11.725cm">
          <text:p text:style-name="P7"><text:span text:style-name="T4">GPU</text:span></text:p>
          <draw:enhanced-geometry svg:viewBox="0 0 21600 21600" draw:type="mso-spt202" draw:enhanced-path="M 0 0 L 21600 0 21600 21600 0 21600 0 0 Z N"/>
        </draw:custom-shape>
        <draw:custom-shape draw:name="Text Box 7" draw:style-name="gr6" draw:text-style-name="P8" draw:layer="layout" svg:width="1.209cm" svg:height="2.091cm" svg:x="2.566cm" svg:y="7.523cm">
          <text:p text:style-name="P7"><text:span text:style-name="T4">Kernel</text:span></text:p>
          <draw:enhanced-geometry svg:viewBox="0 0 21600 21600" draw:type="mso-spt202" draw:enhanced-path="M 0 0 L 21600 0 21600 21600 0 21600 0 0 Z N"/>
        </draw:custom-shape>
        <draw:line draw:name="Line 8" draw:style-name="gr7" draw:text-style-name="P5" draw:layer="layout" svg:x1="11.501cm" svg:y1="13.926cm" svg:x2="10.495cm" svg:y2="16.126cm">
          <text:p text:style-name="P4"/>
        </draw:line>
        <draw:custom-shape draw:name="AutoShape 9" draw:style-name="gr8" draw:text-style-name="P2" draw:layer="layout" svg:width="9.948cm" svg:height="2.086cm" svg:x="5.08cm" svg:y="5.08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0" draw:style-name="gr9" draw:text-style-name="P2" draw:layer="layout" svg:width="3.598cm" svg:height="2.2cm" svg:x="5.08cm" svg:y="7.197cm">
          <text:p text:style-name="P6"><text:span text:style-name="T3">Vfb on</text:span></text:p>
          <text:p text:style-name="P6"><text:span text:style-name="T3">XDR</text:span></text:p>
          <draw:enhanced-geometry svg:viewBox="0 0 21600 21600" draw:type="rectangle" draw:enhanced-path="M 0 0 L 21600 0 21600 21600 0 21600 0 0 Z N"/>
        </draw:custom-shape>
        <draw:custom-shape draw:name="AutoShape 11" draw:style-name="gr10" draw:text-style-name="P2" draw:layer="layout" svg:width="3.598cm" svg:height="0.846cm" draw:transform="rotate (3.1415926535892) translate (11.43cm 5.084cm)">
          <text:p text:style-name="P4"/>
          <draw:enhanced-geometry svg:viewBox="0 0 21600 21600" draw:glue-points="10800 0 0 10800 10800 21600 21600 10800" draw:text-areas="0 0 21600 ?f11" draw:type="paper" draw:modifiers="1959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Text Box 12" draw:style-name="gr11" draw:text-style-name="P2" draw:layer="layout" svg:width="2.407cm" svg:height="0.969cm" svg:x="7.898cm" svg:y="16.528cm">
          <text:p text:style-name="P9"><text:span text:style-name="T4">Output</text:span></text:p>
          <draw:enhanced-geometry svg:viewBox="0 0 21600 21600" draw:type="mso-spt202" draw:enhanced-path="M 0 0 L 21600 0 21600 21600 0 21600 0 0 Z N"/>
        </draw:custom-shape>
        <draw:custom-shape draw:name="Oval 13" draw:style-name="gr12" draw:text-style-name="P2" draw:layer="layout" svg:width="5.001cm" svg:height="2.002cm" svg:x="14.499cm" svg:y="7.325cm">
          <text:p text:style-name="P6"><text:span text:style-name="T4">request from</text:span></text:p>
          <text:p text:style-name="P6"><text:span text:style-name="T4">application</text:span></text:p>
          <draw:enhanced-geometry svg:viewBox="0 0 21600 21600" draw:glue-points="10800 0 3160 3160 0 10800 3160 18440 10800 21600 18440 18440 21600 10800 18440 3160" draw:text-areas="3200 3200 18400 18400" draw:type="ellipse"/>
        </draw:custom-shape>
        <draw:line draw:name="Line 14" draw:style-name="gr13" draw:text-style-name="P5" draw:layer="layout" svg:x1="6.099cm" svg:y1="14.124cm" svg:x2="7.303cm" svg:y2="16.126cm">
          <text:p text:style-name="P4"/>
        </draw:line>
        <draw:custom-shape draw:name="Oval 15" draw:style-name="gr14" draw:text-style-name="P2" draw:layer="layout" svg:width="9.6cm" svg:height="2.602cm" svg:x="7.298cm" svg:y="3.325cm">
          <text:p text:style-name="P4"/>
          <draw:enhanced-geometry svg:viewBox="0 0 21600 21600" draw:glue-points="10800 0 3160 3160 0 10800 3160 18440 10800 21600 18440 18440 21600 10800 18440 3160" draw:text-areas="3200 3200 18400 18400" draw:type="ellipse"/>
        </draw:custom-shape>
        <draw:custom-shape draw:name="Text Box 16" draw:style-name="gr15" draw:text-style-name="P2" draw:layer="layout" svg:width="3.525cm" svg:height="0.969cm" svg:x="13.301cm" svg:y="3.126cm">
          <text:p text:style-name="P9"><text:span text:style-name="T4">application</text:span></text:p>
          <draw:enhanced-geometry svg:viewBox="0 0 21600 21600" draw:type="mso-spt202" draw:enhanced-path="M 0 0 L 21600 0 21600 21600 0 21600 0 0 Z N"/>
        </draw:custom-shape>
        <draw:custom-shape draw:name="Text Box 17" draw:style-name="gr15" draw:text-style-name="P2" draw:layer="layout" svg:width="2.407cm" svg:height="1.677cm" draw:transform="rotate (1.18682389135592) translate (5.11cm 6.519cm)">
          <text:p text:style-name="P9"><text:span text:style-name="T4">mmap</text:span></text:p>
          <text:p text:style-name="P9"><text:span text:style-name="T4">/dev/fb</text:span></text:p>
          <draw:enhanced-geometry svg:viewBox="0 0 21600 21600" draw:type="mso-spt202" draw:enhanced-path="M 0 0 L 21600 0 21600 21600 0 21600 0 0 Z N"/>
        </draw:custom-shape>
        <draw:custom-shape draw:name="Text Box 18" draw:style-name="gr16" draw:text-style-name="P2" draw:layer="layout" svg:width="9.442cm" svg:height="1.889cm" svg:x="15.302cm" svg:y="9.088cm">
          <text:p text:style-name="P10"><text:span text:style-name="T5">Every VSYNC, do;</text:span></text:p>
          <text:p text:style-name="P10"><text:span text:style-name="T5"><text:s/></text:span><text:span text:style-name="T5">- notify VSYNC to application</text:span></text:p>
          <text:p text:style-name="P10"><text:span text:style-name="T5"><text:s/></text:span><text:span text:style-name="T5">- DMA and FLIP request</text:span></text:p>
          <draw:enhanced-geometry svg:viewBox="0 0 21600 21600" draw:type="mso-spt202" draw:enhanced-path="M 0 0 L 21600 0 21600 21600 0 21600 0 0 Z N"/>
        </draw:custom-shape>
        <draw:custom-shape draw:name="AutoShape 19" draw:style-name="gr17" draw:text-style-name="P2" draw:layer="layout" svg:width="2.8cm" svg:height="1.402cm" svg:x="7.197cm" svg:y="13.547cm">
          <text:p text:style-name="P6"><text:span text:style-name="T4">FLIP</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20" draw:style-name="gr18" draw:text-style-name="P2" draw:layer="layout" svg:width="2.8cm" svg:height="1.402cm" draw:transform="rotate (0.89011791851694) translate (4.986cm 10.946cm)">
          <text:p text:style-name="P6"><text:span text:style-name="T4">DMA</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1" draw:style-name="gr19" draw:text-style-name="P5" draw:layer="layout" svg:x1="11.43cm" svg:y1="10.116cm" svg:x2="14.702cm" svg:y2="8.886cm">
          <text:p text:style-name="P4"/>
        </draw:line>
        <draw:line draw:name="Line 22" draw:style-name="gr19" draw:text-style-name="P5" draw:layer="layout" svg:x1="8.617cm" svg:y1="13.974cm" svg:x2="15.24cm" svg:y2="9.11cm">
          <text:p text:style-name="P4"/>
        </draw:line>
        <draw:line draw:name="Line 23" draw:style-name="gr20" draw:text-style-name="P5" draw:layer="layout" svg:x1="8.692cm" svg:y1="11.43cm" svg:x2="8.696cm" svg:y2="13.97cm">
          <text:p text:style-name="P4"/>
        </draw:line>
        <draw:line draw:name="Line 24" draw:style-name="gr21" draw:text-style-name="P5" draw:layer="layout" svg:x1="15.381cm" svg:y1="14.499cm" svg:x2="24.179cm" svg:y2="14.504cm">
          <text:p text:style-name="P4"/>
        </draw:line>
        <draw:custom-shape draw:name="Text Box 25" draw:style-name="gr22" draw:text-style-name="P2" draw:layer="layout" svg:width="5.291cm" svg:height="0.969cm" svg:x="16.378cm" svg:y="13.401cm">
          <text:p text:style-name="P9"><text:span text:style-name="T4">V field</text:span></text:p>
          <draw:enhanced-geometry svg:viewBox="0 0 21600 21600" draw:type="mso-spt202" draw:enhanced-path="M 0 0 L 21600 0 21600 21600 0 21600 0 0 Z N"/>
        </draw:custom-shape>
        <draw:line draw:name="Line 26" draw:style-name="gr23" draw:text-style-name="P5" draw:layer="layout" svg:x1="16.378cm" svg:y1="14.415cm" svg:x2="16.382cm" svg:y2="16.532cm">
          <text:p text:style-name="P4"/>
        </draw:line>
        <draw:custom-shape draw:name="Text Box 27" draw:style-name="gr11" draw:text-style-name="P2" draw:layer="layout" svg:width="6.594cm" svg:height="0.969cm" svg:x="16.167cm" svg:y="16.532cm">
          <text:p text:style-name="P9"><text:span text:style-name="T6">VSYNC to application</text:span></text:p>
          <draw:enhanced-geometry svg:viewBox="0 0 21600 21600" draw:type="mso-spt202" draw:enhanced-path="M 0 0 L 21600 0 21600 21600 0 21600 0 0 Z N"/>
        </draw:custom-shape>
        <draw:custom-shape draw:name="Text Box 28" draw:style-name="gr11" draw:text-style-name="P2" draw:layer="layout" svg:width="0.68cm" svg:height="0.969cm" svg:x="24.179cm" svg:y="14.102cm">
          <text:p text:style-name="P9"><text:span text:style-name="T7">t</text:span></text:p>
          <draw:enhanced-geometry svg:viewBox="0 0 21600 21600" draw:type="mso-spt202" draw:enhanced-path="M 0 0 L 21600 0 21600 21600 0 21600 0 0 Z N"/>
        </draw:custom-shape>
        <draw:custom-shape draw:name="Text Box 29" draw:style-name="gr24" draw:text-style-name="P2" draw:layer="layout" svg:width="1.001cm" svg:height="0.433cm" svg:x="16.801cm" svg:y="14.627cm">
          <text:p text:style-name="P6"><text:span text:style-name="T8">DMA</text:span></text:p>
          <draw:enhanced-geometry svg:viewBox="0 0 21600 21600" draw:type="mso-spt202" draw:enhanced-path="M 0 0 L 21600 0 21600 21600 0 21600 0 0 Z N"/>
        </draw:custom-shape>
        <draw:custom-shape draw:name="Text Box 30" draw:style-name="gr15" draw:text-style-name="P2" draw:layer="layout" svg:width="3.995cm" svg:height="0.969cm" svg:x="20.585cm" svg:y="12.1cm">
          <text:p text:style-name="P6"><text:span text:style-name="T4">Timing chart</text:span></text:p>
          <draw:enhanced-geometry svg:viewBox="0 0 21600 21600" draw:type="mso-spt202" draw:enhanced-path="M 0 0 L 21600 0 21600 21600 0 21600 0 0 Z N"/>
        </draw:custom-shape>
        <draw:custom-shape draw:name="Rectangle 31" draw:style-name="gr9" draw:text-style-name="P2" draw:layer="layout" svg:width="3.599cm" svg:height="2.2cm" svg:x="8.678cm" svg:y="7.197cm">
          <text:p text:style-name="P6"><text:span text:style-name="T3">Vfb on</text:span></text:p>
          <text:p text:style-name="P6"><text:span text:style-name="T3">XDR</text:span></text:p>
          <draw:enhanced-geometry svg:viewBox="0 0 21600 21600" draw:type="rectangle" draw:enhanced-path="M 0 0 L 21600 0 21600 21600 0 21600 0 0 Z N"/>
        </draw:custom-shape>
        <draw:custom-shape draw:name="AutoShape 32" draw:style-name="gr18" draw:text-style-name="P2" draw:layer="layout" svg:width="2.8cm" svg:height="1.401cm" draw:transform="rotate (0.89011791851694) translate (9.638cm 10.946cm)">
          <text:p text:style-name="P6"><text:span text:style-name="T4">DMA</text:span></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3" draw:style-name="gr24" draw:text-style-name="P2" draw:layer="layout" svg:width="1.001cm" svg:height="0.433cm" svg:x="21.669cm" svg:y="14.627cm">
          <text:p text:style-name="P6"><text:span text:style-name="T8">FLIP</text:span></text:p>
          <draw:enhanced-geometry svg:viewBox="0 0 21600 21600" draw:type="mso-spt202" draw:enhanced-path="M 0 0 L 21600 0 21600 21600 0 21600 0 0 Z N"/>
        </draw:custom-shape>
        <draw:custom-shape draw:name="Text Box 34" draw:style-name="gr24" draw:text-style-name="P2" draw:layer="layout" svg:width="1.001cm" svg:height="0.865cm" svg:x="16.801cm" svg:y="15.262cm">
          <text:p text:style-name="P6"><text:span text:style-name="T8">FLIP req</text:span></text:p>
          <draw:enhanced-geometry svg:viewBox="0 0 21600 21600" draw:type="mso-spt202" draw:enhanced-path="M 0 0 L 21600 0 21600 21600 0 21600 0 0 Z N"/>
        </draw:custom-shape>
        <draw:custom-shape draw:name="AutoShape 35" draw:style-name="gr17" draw:text-style-name="P2" draw:layer="layout" svg:width="2.8cm" svg:height="1.402cm" svg:x="7.197cm" svg:y="10.795cm">
          <text:p text:style-name="P6"><text:span text:style-name="T4">FLIP</text:span></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6" draw:style-name="gr10" draw:text-style-name="P2" draw:layer="layout" svg:width="3.598cm" svg:height="0.846cm" draw:transform="rotate (3.1415926535892) translate (15.028cm 5.084cm)">
          <text:p text:style-name="P4"/>
          <draw:enhanced-geometry svg:viewBox="0 0 21600 21600" draw:glue-points="10800 0 0 10800 10800 21600 21600 10800" draw:text-areas="0 0 21600 ?f11" draw:type="paper" draw:modifiers="1959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4" draw:text-style-name="P2" draw:layer="layout" svg:width="13.97cm" svg:height="11.431cm" svg:x="2.54cm" svg:y="12.065cm" presentation:class="notes" presentation:user-transformed="true">
            <draw:text-box>
              <text:p text:style-name="P11"><text:span text:style-name="T9">Fig 3-1. Virtual frame buffer and VSYNC</text:span></text:p>
            </draw:text-box>
          </draw:frame>
        </presentation:notes>
      </draw:page>
      <draw:page draw:name="page3" draw:style-name="dp1" draw:master-page-name="標準" presentation:use-date-time-name="dtd1">
        <draw:line draw:name="Line 1" draw:style-name="gr25" draw:text-style-name="P5" draw:layer="layout" svg:x1="5.715cm" svg:y1="6.985cm" svg:x2="5.719cm" svg:y2="9.525cm">
          <text:p text:style-name="P4"/>
        </draw:line>
        <draw:line draw:name="Line 2" draw:style-name="gr26" draw:text-style-name="P5" draw:layer="layout" svg:x1="2.752cm" svg:y1="7.197cm" svg:x2="24.13cm" svg:y2="7.201cm">
          <text:p text:style-name="P4"/>
        </draw:line>
        <draw:custom-shape draw:name="Text Box 3" draw:style-name="gr6" draw:text-style-name="P8" draw:layer="layout" svg:width="1.209cm" svg:height="1.638cm" svg:x="2.182cm" svg:y="3.81cm">
          <text:p text:style-name="P7"><text:span text:style-name="T4">GPU</text:span></text:p>
          <draw:enhanced-geometry svg:viewBox="0 0 21600 21600" draw:type="mso-spt202" draw:enhanced-path="M 0 0 L 21600 0 21600 21600 0 21600 0 0 Z N"/>
        </draw:custom-shape>
        <draw:custom-shape draw:name="Text Box 4" draw:style-name="gr6" draw:text-style-name="P8" draw:layer="layout" svg:width="1.209cm" svg:height="2.091cm" svg:x="2.182cm" svg:y="7.832cm">
          <text:p text:style-name="P7"><text:span text:style-name="T4">Kernel</text:span></text:p>
          <draw:enhanced-geometry svg:viewBox="0 0 21600 21600" draw:type="mso-spt202" draw:enhanced-path="M 0 0 L 21600 0 21600 21600 0 21600 0 0 Z N"/>
        </draw:custom-shape>
        <draw:custom-shape draw:name="Rectangle 5" draw:style-name="gr5" draw:text-style-name="P2" draw:layer="layout" svg:width="3.598cm" svg:height="1.909cm" svg:x="4.022cm" svg:y="3.81cm">
          <text:p text:style-name="P6"><text:span text:style-name="T3">vsync </text:span></text:p>
          <text:p text:style-name="P6"><text:span text:style-name="T3">Flip done</text:span></text:p>
          <draw:enhanced-geometry svg:viewBox="0 0 21600 21600" draw:type="rectangle" draw:enhanced-path="M 0 0 L 21600 0 21600 21600 0 21600 0 0 Z N"/>
        </draw:custom-shape>
        <draw:line draw:name="Line 6" draw:style-name="gr7" draw:text-style-name="P5" draw:layer="layout" svg:x1="5.715cm" svg:y1="5.715cm" svg:x2="5.719cm" svg:y2="7.197cm">
          <text:p text:style-name="P4"/>
        </draw:line>
        <draw:custom-shape draw:name="Rectangle 7" draw:style-name="gr27" draw:text-style-name="P2" draw:layer="layout" svg:width="1.27cm" svg:height="0.635cm" svg:x="5.08cm" svg:y="7.197cm">
          <text:p text:style-name="P6"><text:span text:style-name="T3">irq</text:span></text:p>
          <draw:enhanced-geometry svg:viewBox="0 0 21600 21600" draw:type="rectangle" draw:enhanced-path="M 0 0 L 21600 0 21600 21600 0 21600 0 0 Z N"/>
        </draw:custom-shape>
        <draw:custom-shape draw:name="Rectangle 8" draw:style-name="gr9" draw:text-style-name="P2" draw:layer="layout" svg:width="3.175cm" svg:height="2.201cm" svg:x="7.408cm" svg:y="9.313cm">
          <text:p text:style-name="P6"><text:span text:style-name="T3">FB 0</text:span></text:p>
          <draw:enhanced-geometry svg:viewBox="0 0 21600 21600" draw:type="rectangle" draw:enhanced-path="M 0 0 L 21600 0 21600 21600 0 21600 0 0 Z N"/>
        </draw:custom-shape>
        <draw:line draw:name="Line 9" draw:style-name="gr7" draw:text-style-name="P5" draw:layer="layout" svg:x1="7.408cm" svg:y1="9.318cm" svg:x2="7.413cm" svg:y2="7.192cm">
          <text:p text:style-name="P4"/>
        </draw:line>
        <draw:custom-shape draw:name="Rectangle 10" draw:style-name="gr27" draw:text-style-name="P2" draw:layer="layout" svg:width="1.27cm" svg:height="0.635cm" svg:x="6.773cm" svg:y="6.562cm">
          <text:p text:style-name="P6"><text:span text:style-name="T3">hvc</text:span></text:p>
          <draw:enhanced-geometry svg:viewBox="0 0 21600 21600" draw:type="rectangle" draw:enhanced-path="M 0 0 L 21600 0 21600 21600 0 21600 0 0 Z N"/>
        </draw:custom-shape>
        <draw:line draw:name="Line 11" draw:style-name="gr7" draw:text-style-name="P5" draw:layer="layout" svg:x1="10.583cm" svg:y1="7.197cm" svg:x2="10.588cm" svg:y2="9.313cm">
          <text:p text:style-name="P4"/>
        </draw:line>
        <draw:line draw:name="Line 12" draw:style-name="gr28" draw:text-style-name="P5" draw:layer="layout" svg:x1="12.488cm" svg:y1="6.773cm" svg:x2="18.627cm" svg:y2="6.778cm">
          <text:p text:style-name="P4"/>
        </draw:line>
        <draw:custom-shape draw:name="Rectangle 13" draw:style-name="gr27" draw:text-style-name="P2" draw:layer="layout" svg:width="3.387cm" svg:height="0.635cm" svg:x="7.408cm" svg:y="5.927cm">
          <text:p text:style-name="P6"><text:span text:style-name="T3">DMA</text:span></text:p>
          <draw:enhanced-geometry svg:viewBox="0 0 21600 21600" draw:type="rectangle" draw:enhanced-path="M 0 0 L 21600 0 21600 21600 0 21600 0 0 Z N"/>
        </draw:custom-shape>
        <draw:custom-shape draw:name="Rectangle 14" draw:style-name="gr5" draw:text-style-name="P2" draw:layer="layout" svg:width="2.54cm" svg:height="0.635cm" svg:x="7.62cm" svg:y="8.043cm">
          <text:p text:style-name="P6"><text:span text:style-name="T3">blocking</text:span></text:p>
          <draw:enhanced-geometry svg:viewBox="0 0 21600 21600" draw:type="rectangle" draw:enhanced-path="M 0 0 L 21600 0 21600 21600 0 21600 0 0 Z N"/>
        </draw:custom-shape>
        <draw:custom-shape draw:name="Rectangle 15" draw:style-name="gr9" draw:text-style-name="P2" draw:layer="layout" svg:width="2.328cm" svg:height="1.482cm" svg:x="11.43cm" svg:y="9.313cm">
          <text:p text:style-name="P6"><text:span text:style-name="T3">FLIP req.</text:span></text:p>
          <draw:enhanced-geometry svg:viewBox="0 0 21600 21600" draw:type="rectangle" draw:enhanced-path="M 0 0 L 21600 0 21600 21600 0 21600 0 0 Z N"/>
        </draw:custom-shape>
        <draw:line draw:name="Line 16" draw:style-name="gr7" draw:text-style-name="P5" draw:layer="layout" svg:x1="11.43cm" svg:y1="9.318cm" svg:x2="11.434cm" svg:y2="7.192cm">
          <text:p text:style-name="P4"/>
        </draw:line>
        <draw:custom-shape draw:name="Rectangle 17" draw:style-name="gr27" draw:text-style-name="P2" draw:layer="layout" svg:width="1.27cm" svg:height="0.635cm" svg:x="11.218cm" svg:y="6.562cm">
          <text:p text:style-name="P6"><text:span text:style-name="T3">hvc</text:span></text:p>
          <draw:enhanced-geometry svg:viewBox="0 0 21600 21600" draw:type="rectangle" draw:enhanced-path="M 0 0 L 21600 0 21600 21600 0 21600 0 0 Z N"/>
        </draw:custom-shape>
        <draw:custom-shape draw:name="Rectangle 18" draw:style-name="gr5" draw:text-style-name="P2" draw:layer="layout" svg:width="3.598cm" svg:height="1.909cm" svg:x="18.415cm" svg:y="3.81cm">
          <text:p text:style-name="P6"><text:span text:style-name="T3">vsync </text:span></text:p>
          <text:p text:style-name="P6"><text:span text:style-name="T3">Flip done</text:span></text:p>
          <draw:enhanced-geometry svg:viewBox="0 0 21600 21600" draw:type="rectangle" draw:enhanced-path="M 0 0 L 21600 0 21600 21600 0 21600 0 0 Z N"/>
        </draw:custom-shape>
        <draw:line draw:name="Line 19" draw:style-name="gr7" draw:text-style-name="P5" draw:layer="layout" svg:x1="20.108cm" svg:y1="5.715cm" svg:x2="20.113cm" svg:y2="7.197cm">
          <text:p text:style-name="P4"/>
        </draw:line>
        <draw:custom-shape draw:name="Rectangle 20" draw:style-name="gr27" draw:text-style-name="P2" draw:layer="layout" svg:width="1.27cm" svg:height="2.116cm" svg:x="18.627cm" svg:y="5.927cm">
          <text:p text:style-name="P6"><text:span text:style-name="T3">FLIP</text:span></text:p>
          <text:p text:style-name="P6"><text:span text:style-name="T3">with</text:span></text:p>
          <text:p text:style-name="P6"><text:span text:style-name="T3">sync</text:span></text:p>
          <draw:enhanced-geometry svg:viewBox="0 0 21600 21600" draw:type="rectangle" draw:enhanced-path="M 0 0 L 21600 0 21600 21600 0 21600 0 0 Z N"/>
        </draw:custom-shape>
        <draw:custom-shape draw:name="AutoShape 21" draw:style-name="gr29" draw:text-style-name="P2" draw:layer="layout" svg:width="8.841cm" svg:height="1.694cm" svg:x="9.102cm" svg:y="12.488cm">
          <text:p text:style-name="P6"><text:span text:style-name="T4">DMA is kicked, if the former FLIP has been done</text:span></text:p>
          <draw:enhanced-geometry svg:viewBox="0 0 21600 21600" draw:type="line-callout-2" draw:modifiers="-2521 -11250 -1497 0 -517 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Rectangle 22" draw:style-name="gr30" draw:text-style-name="P2" draw:layer="layout" svg:width="1.059cm" svg:height="0.635cm" svg:x="23.283cm" svg:y="6.138cm">
          <text:p text:style-name="P6"><text:span text:style-name="T3">t</text:span></text:p>
          <draw:enhanced-geometry svg:viewBox="0 0 21600 21600" draw:type="rectangle" draw:enhanced-path="M 0 0 L 21600 0 21600 21600 0 21600 0 0 Z N"/>
        </draw:custom-shape>
        <draw:custom-shape draw:name="AutoShape 23" draw:style-name="gr29" draw:text-style-name="P2" draw:layer="layout" svg:width="8.255cm" svg:height="1.693cm" svg:x="9.102cm" svg:y="14.605cm">
          <text:p text:style-name="P6"><text:span text:style-name="T4">single frame buffer is used from Xserver, ...</text:span></text:p>
          <draw:enhanced-geometry svg:viewBox="0 0 21600 21600" draw:type="line-callout-2" draw:modifiers="-2700 -11250 -1604 0 -554 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Rectangle 24" draw:style-name="gr9" draw:text-style-name="P2" draw:layer="layout" svg:width="3.175cm" svg:height="2.201cm" svg:x="20.532cm" svg:y="9.313cm">
          <text:p text:style-name="P6"><text:span text:style-name="T3">FB 0</text:span></text:p>
          <draw:enhanced-geometry svg:viewBox="0 0 21600 21600" draw:type="rectangle" draw:enhanced-path="M 0 0 L 21600 0 21600 21600 0 21600 0 0 Z N"/>
        </draw:custom-shape>
        <draw:line draw:name="Line 25" draw:style-name="gr7" draw:text-style-name="P5" draw:layer="layout" svg:x1="20.532cm" svg:y1="9.318cm" svg:x2="20.536cm" svg:y2="7.192cm">
          <text:p text:style-name="P4"/>
        </draw:line>
        <draw:line draw:name="Line 26" draw:style-name="gr25" draw:text-style-name="P5" draw:layer="layout" svg:x1="20.108cm" svg:y1="7.197cm" svg:x2="20.113cm" svg:y2="9.737cm">
          <text:p text:style-name="P4"/>
        </draw:lin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4" draw:text-style-name="P2" draw:layer="layout" svg:width="13.97cm" svg:height="11.431cm" svg:x="2.54cm" svg:y="12.065cm" presentation:class="notes" presentation:user-transformed="true">
            <draw:text-box>
              <text:p text:style-name="P11"><text:span text:style-name="T10">Fig 3-2. Vfb behavior in the kernel</text:span></text:p>
            </draw:text-box>
          </draw:frame>
        </presentation:notes>
      </draw:page>
      <draw:page draw:name="page4" draw:style-name="dp1" draw:master-page-name="標準" presentation:use-date-time-name="dtd1">
        <draw:line draw:name="Line 1" draw:style-name="gr7" draw:text-style-name="P5" draw:layer="layout" svg:x1="4.868cm" svg:y1="16.302cm" svg:x2="4.873cm" svg:y2="7.191cm">
          <text:p text:style-name="P4"/>
        </draw:line>
        <draw:line draw:name="Line 2" draw:style-name="gr26" draw:text-style-name="P5" draw:layer="layout" svg:x1="2.752cm" svg:y1="7.197cm" svg:x2="24.13cm" svg:y2="7.201cm">
          <text:p text:style-name="P4"/>
        </draw:line>
        <draw:custom-shape draw:name="Text Box 3" draw:style-name="gr6" draw:text-style-name="P8" draw:layer="layout" svg:width="1.209cm" svg:height="1.6cm" svg:x="1.335cm" svg:y="8.467cm">
          <text:p text:style-name="P7"><text:span text:style-name="T4">User</text:span></text:p>
          <draw:enhanced-geometry svg:viewBox="0 0 21600 21600" draw:type="mso-spt202" draw:enhanced-path="M 0 0 L 21600 0 21600 21600 0 21600 0 0 Z N"/>
        </draw:custom-shape>
        <draw:custom-shape draw:name="Text Box 4" draw:style-name="gr6" draw:text-style-name="P8" draw:layer="layout" svg:width="1.209cm" svg:height="2.091cm" svg:x="1.547cm" svg:y="4.022cm">
          <text:p text:style-name="P7"><text:span text:style-name="T4">Kernel</text:span></text:p>
          <draw:enhanced-geometry svg:viewBox="0 0 21600 21600" draw:type="mso-spt202" draw:enhanced-path="M 0 0 L 21600 0 21600 21600 0 21600 0 0 Z N"/>
        </draw:custom-shape>
        <draw:custom-shape draw:name="Rectangle 5" draw:style-name="gr5" draw:text-style-name="P2" draw:layer="layout" svg:width="3.598cm" svg:height="1.909cm" svg:x="4.445cm" svg:y="3.81cm">
          <text:p text:style-name="P6"><text:span text:style-name="T3">vsync </text:span></text:p>
          <text:p text:style-name="P6"><text:span text:style-name="T3">Flip done</text:span></text:p>
          <draw:enhanced-geometry svg:viewBox="0 0 21600 21600" draw:type="rectangle" draw:enhanced-path="M 0 0 L 21600 0 21600 21600 0 21600 0 0 Z N"/>
        </draw:custom-shape>
        <draw:line draw:name="Line 6" draw:style-name="gr7" draw:text-style-name="P5" draw:layer="layout" svg:x1="6.138cm" svg:y1="5.715cm" svg:x2="6.143cm" svg:y2="7.197cm">
          <text:p text:style-name="P4"/>
        </draw:line>
        <draw:custom-shape draw:name="Rectangle 7" draw:style-name="gr9" draw:text-style-name="P2" draw:layer="layout" svg:width="2.751cm" svg:height="2.2cm" svg:x="6.562cm" svg:y="9.737cm">
          <text:p text:style-name="P6"><text:span text:style-name="T3">FB</text:span></text:p>
          <text:p text:style-name="P6"><text:span text:style-name="T3">0</text:span></text:p>
          <draw:enhanced-geometry svg:viewBox="0 0 21600 21600" draw:type="rectangle" draw:enhanced-path="M 0 0 L 21600 0 21600 21600 0 21600 0 0 Z N"/>
        </draw:custom-shape>
        <draw:line draw:name="Line 8" draw:style-name="gr31" draw:text-style-name="P5" draw:layer="layout" svg:x1="10.583cm" svg:y1="8.255cm" svg:x2="18.627cm" svg:y2="8.259cm">
          <text:p text:style-name="P4"/>
        </draw:line>
        <draw:custom-shape draw:name="Rectangle 9" draw:style-name="gr27" draw:text-style-name="P2" draw:layer="layout" svg:width="1.27cm" svg:height="0.635cm" svg:x="9.102cm" svg:y="4.657cm">
          <text:p text:style-name="P6"><text:span text:style-name="T3">DMA</text:span></text:p>
          <draw:enhanced-geometry svg:viewBox="0 0 21600 21600" draw:type="rectangle" draw:enhanced-path="M 0 0 L 21600 0 21600 21600 0 21600 0 0 Z N"/>
        </draw:custom-shape>
        <draw:line draw:name="Line 10" draw:style-name="gr7" draw:text-style-name="P5" draw:layer="layout" svg:x1="10.583cm" svg:y1="9.318cm" svg:x2="10.588cm" svg:y2="7.192cm">
          <text:p text:style-name="P4"/>
        </draw:line>
        <draw:custom-shape draw:name="Rectangle 11" draw:style-name="gr5" draw:text-style-name="P2" draw:layer="layout" svg:width="3.599cm" svg:height="1.91cm" svg:x="16.933cm" svg:y="3.598cm">
          <text:p text:style-name="P6"><text:span text:style-name="T3">vsync </text:span></text:p>
          <text:p text:style-name="P6"><text:span text:style-name="T3">Flip done</text:span></text:p>
          <draw:enhanced-geometry svg:viewBox="0 0 21600 21600" draw:type="rectangle" draw:enhanced-path="M 0 0 L 21600 0 21600 21600 0 21600 0 0 Z N"/>
        </draw:custom-shape>
        <draw:line draw:name="Line 12" draw:style-name="gr7" draw:text-style-name="P5" draw:layer="layout" svg:x1="18.627cm" svg:y1="5.503cm" svg:x2="18.631cm" svg:y2="6.985cm">
          <text:p text:style-name="P4"/>
        </draw:line>
        <draw:custom-shape draw:name="Rectangle 13" draw:style-name="gr27" draw:text-style-name="P2" draw:layer="layout" svg:width="1.27cm" svg:height="2.117cm" svg:x="17.357cm" svg:y="5.503cm">
          <text:p text:style-name="P6"><text:span text:style-name="T3">FLIP</text:span></text:p>
          <text:p text:style-name="P6"><text:span text:style-name="T3">with</text:span></text:p>
          <text:p text:style-name="P6"><text:span text:style-name="T3">sync</text:span></text:p>
          <draw:enhanced-geometry svg:viewBox="0 0 21600 21600" draw:type="rectangle" draw:enhanced-path="M 0 0 L 21600 0 21600 21600 0 21600 0 0 Z N"/>
        </draw:custom-shape>
        <draw:custom-shape draw:name="Rectangle 14" draw:style-name="gr30" draw:text-style-name="P2" draw:layer="layout" svg:width="1.059cm" svg:height="0.635cm" svg:x="23.283cm" svg:y="6.138cm">
          <text:p text:style-name="P6"><text:span text:style-name="T3">t</text:span></text:p>
          <draw:enhanced-geometry svg:viewBox="0 0 21600 21600" draw:type="rectangle" draw:enhanced-path="M 0 0 L 21600 0 21600 21600 0 21600 0 0 Z N"/>
        </draw:custom-shape>
        <draw:custom-shape draw:name="AutoShape 15" draw:style-name="gr29" draw:text-style-name="P2" draw:layer="layout" svg:width="4.021cm" svg:height="1.693cm" svg:x="9.102cm" svg:y="15.452cm">
          <text:p text:style-name="P6"><text:span text:style-name="T4">stop flipping in the kernel</text:span></text:p>
          <draw:enhanced-geometry svg:viewBox="0 0 21600 21600" draw:type="line-callout-2" draw:modifiers="-12482 -6694 -6703 0 -1137 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line draw:name="Line 16" draw:style-name="gr7" draw:text-style-name="P5" draw:layer="layout" svg:x1="3.175cm" svg:y1="12.704cm" svg:x2="3.179cm" svg:y2="7.192cm">
          <text:p text:style-name="P4"/>
        </draw:line>
        <draw:line draw:name="Line 17" draw:style-name="gr7" draw:text-style-name="P5" draw:layer="layout" svg:x1="4.233cm" svg:y1="14.82cm" svg:x2="4.238cm" svg:y2="7.191cm">
          <text:p text:style-name="P4"/>
        </draw:line>
        <draw:custom-shape draw:name="Rectangle 18" draw:style-name="gr32" draw:text-style-name="P2" draw:layer="layout" svg:width="3.81cm" svg:height="0.847cm" svg:x="2.963cm" svg:y="14.605cm">
          <text:p text:style-name="P6"><text:span text:style-name="T3">ON</text:span></text:p>
          <draw:enhanced-geometry svg:viewBox="0 0 21600 21600" draw:type="rectangle" draw:enhanced-path="M 0 0 L 21600 0 21600 21600 0 21600 0 0 Z N"/>
        </draw:custom-shape>
        <draw:line draw:name="Line 19" draw:style-name="gr7" draw:text-style-name="P5" draw:layer="layout" svg:x1="9.313cm" svg:y1="9.741cm" svg:x2="9.318cm" svg:y2="6.981cm">
          <text:p text:style-name="P4"/>
        </draw:line>
        <draw:custom-shape draw:name="Rectangle 20" draw:style-name="gr27" draw:text-style-name="P2" draw:layer="layout" svg:width="1.905cm" svg:height="0.635cm" svg:x="8.255cm" svg:y="6.35cm">
          <text:p text:style-name="P6"><text:span text:style-name="T3">IOCTL</text:span></text:p>
          <draw:enhanced-geometry svg:viewBox="0 0 21600 21600" draw:type="rectangle" draw:enhanced-path="M 0 0 L 21600 0 21600 21600 0 21600 0 0 Z N"/>
        </draw:custom-shape>
        <draw:custom-shape draw:name="Rectangle 21" draw:style-name="gr32" draw:text-style-name="P2" draw:layer="layout" svg:width="3.598cm" svg:height="0.846cm" svg:x="6.35cm" svg:y="7.832cm">
          <text:p text:style-name="P6"><text:span text:style-name="T3">FSEL</text:span></text:p>
          <draw:enhanced-geometry svg:viewBox="0 0 21600 21600" draw:type="rectangle" draw:enhanced-path="M 0 0 L 21600 0 21600 21600 0 21600 0 0 Z N"/>
        </draw:custom-shape>
        <draw:custom-shape draw:name="Rectangle 22" draw:style-name="gr32" draw:text-style-name="P2" draw:layer="layout" svg:width="4.445cm" svg:height="0.847cm" svg:x="9.948cm" svg:y="9.313cm">
          <text:p text:style-name="P6"><text:span text:style-name="T3">WAITFORVSYNC</text:span></text:p>
          <draw:enhanced-geometry svg:viewBox="0 0 21600 21600" draw:type="rectangle" draw:enhanced-path="M 0 0 L 21600 0 21600 21600 0 21600 0 0 Z N"/>
        </draw:custom-shape>
        <draw:custom-shape draw:name="Rectangle 23" draw:style-name="gr27" draw:text-style-name="P2" draw:layer="layout" svg:width="1.905cm" svg:height="0.635cm" svg:x="10.372cm" svg:y="6.35cm">
          <text:p text:style-name="P6"><text:span text:style-name="T3">IOCTL</text:span></text:p>
          <draw:enhanced-geometry svg:viewBox="0 0 21600 21600" draw:type="rectangle" draw:enhanced-path="M 0 0 L 21600 0 21600 21600 0 21600 0 0 Z N"/>
        </draw:custom-shape>
        <draw:custom-shape draw:name="Rectangle 24" draw:style-name="gr5" draw:text-style-name="P2" draw:layer="layout" svg:width="3.175cm" svg:height="0.635cm" svg:x="12.7cm" svg:y="8.255cm">
          <text:p text:style-name="P6"><text:span text:style-name="T3">blocking</text:span></text:p>
          <draw:enhanced-geometry svg:viewBox="0 0 21600 21600" draw:type="rectangle" draw:enhanced-path="M 0 0 L 21600 0 21600 21600 0 21600 0 0 Z N"/>
        </draw:custom-shape>
        <draw:custom-shape draw:name="Rectangle 25" draw:style-name="gr9" draw:text-style-name="P2" draw:layer="layout" svg:width="2.752cm" svg:height="2.2cm" svg:x="19.05cm" svg:y="9.737cm">
          <text:p text:style-name="P6"><text:span text:style-name="T3">FB</text:span></text:p>
          <text:p text:style-name="P6"><text:span text:style-name="T3">1</text:span></text:p>
          <draw:enhanced-geometry svg:viewBox="0 0 21600 21600" draw:type="rectangle" draw:enhanced-path="M 0 0 L 21600 0 21600 21600 0 21600 0 0 Z N"/>
        </draw:custom-shape>
        <draw:line draw:name="Line 26" draw:style-name="gr7" draw:text-style-name="P5" draw:layer="layout" svg:x1="21.802cm" svg:y1="9.741cm" svg:x2="21.806cm" svg:y2="6.981cm">
          <text:p text:style-name="P4"/>
        </draw:line>
        <draw:custom-shape draw:name="Rectangle 27" draw:style-name="gr27" draw:text-style-name="P2" draw:layer="layout" svg:width="1.905cm" svg:height="0.635cm" svg:x="20.743cm" svg:y="6.35cm">
          <text:p text:style-name="P6"><text:span text:style-name="T3">IOCTL</text:span></text:p>
          <draw:enhanced-geometry svg:viewBox="0 0 21600 21600" draw:type="rectangle" draw:enhanced-path="M 0 0 L 21600 0 21600 21600 0 21600 0 0 Z N"/>
        </draw:custom-shape>
        <draw:custom-shape draw:name="Rectangle 28" draw:style-name="gr32" draw:text-style-name="P2" draw:layer="layout" svg:width="3.598cm" svg:height="0.846cm" svg:x="19.262cm" svg:y="7.832cm">
          <text:p text:style-name="P6"><text:span text:style-name="T3">FSEL</text:span></text:p>
          <draw:enhanced-geometry svg:viewBox="0 0 21600 21600" draw:type="rectangle" draw:enhanced-path="M 0 0 L 21600 0 21600 21600 0 21600 0 0 Z N"/>
        </draw:custom-shape>
        <draw:custom-shape draw:name="AutoShape 29" draw:style-name="gr33" draw:text-style-name="P2" draw:layer="layout" svg:width="2.752cm" svg:height="1.481cm" svg:x="10.583cm" svg:y="10.372cm">
          <text:p text:style-name="P6"><text:span text:style-name="T11">1st frame</text:span><text:span text:style-name="T12"> </text:span><text:span text:style-name="T11">buffer</text:span></text:p>
          <draw:enhanced-geometry svg:viewBox="0 0 21600 21600" draw:type="line-callout-2" draw:modifiers="-9727 16264 -5642 4629 -1662 4629"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Rectangle 30" draw:style-name="gr34" draw:text-style-name="P2" draw:layer="layout" svg:width="3.81cm" svg:height="0.847cm" svg:x="20.743cm" svg:y="14.605cm">
          <text:p text:style-name="P6"><text:span text:style-name="T13">OFF</text:span></text:p>
          <draw:enhanced-geometry svg:viewBox="0 0 21600 21600" draw:type="rectangle" draw:enhanced-path="M 0 0 L 21600 0 21600 21600 0 21600 0 0 Z N"/>
        </draw:custom-shape>
        <draw:line draw:name="Line 31" draw:style-name="gr35" draw:text-style-name="P5" draw:layer="layout" svg:x1="6.773cm" svg:y1="15.028cm" svg:x2="20.532cm" svg:y2="15.033cm">
          <text:p text:style-name="P4"/>
        </draw:line>
        <draw:custom-shape draw:name="AutoShape 32" draw:style-name="gr36" draw:text-style-name="P2" draw:layer="layout" svg:width="4.657cm" svg:height="1.693cm" svg:x="15.337cm" svg:y="15.483cm">
          <text:p text:style-name="P6"><text:span text:style-name="T14">end of user application</text:span></text:p>
          <draw:enhanced-geometry svg:viewBox="0 0 21600 21600" draw:type="line-callout-2" draw:modifiers="25026 -3646 24550 0 18655 3991"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33" draw:style-name="gr33" draw:text-style-name="P2" draw:layer="layout" svg:width="5.927cm" svg:height="1.481cm" svg:x="6.773cm" svg:y="12.709cm">
          <text:p text:style-name="P9"><text:span text:style-name="T11">screen size,</text:span></text:p>
          <text:p text:style-name="P9"><text:span text:style-name="T11">num of frame buffers</text:span></text:p>
          <draw:enhanced-geometry svg:viewBox="0 0 21600 21600" draw:type="line-callout-2" draw:modifiers="-4822 7879 -2738 4629 -765 4617"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Rectangle 34" draw:style-name="gr32" draw:text-style-name="P2" draw:layer="layout" svg:width="3.81cm" svg:height="0.847cm" svg:x="1.693cm" svg:y="12.7cm">
          <text:p text:style-name="P6"><text:span text:style-name="T3">SCREENINFO</text:span></text:p>
          <draw:enhanced-geometry svg:viewBox="0 0 21600 21600" draw:type="rectangle" draw:enhanced-path="M 0 0 L 21600 0 21600 21600 0 21600 0 0 Z N"/>
        </draw:custom-shape>
        <draw:custom-shape draw:name="Rectangle 35" draw:style-name="gr27" draw:text-style-name="P2" draw:layer="layout" svg:width="1.905cm" svg:height="0.635cm" svg:x="3.387cm" svg:y="6.562cm">
          <text:p text:style-name="P6"><text:span text:style-name="T3">IOCTL</text:span></text:p>
          <draw:enhanced-geometry svg:viewBox="0 0 21600 21600" draw:type="rectangle" draw:enhanced-path="M 0 0 L 21600 0 21600 21600 0 21600 0 0 Z N"/>
        </draw:custom-shape>
        <draw:custom-shape draw:name="Rectangle 36" draw:style-name="gr27" draw:text-style-name="P2" draw:layer="layout" svg:width="1.905cm" svg:height="0.635cm" svg:x="1.905cm" svg:y="6.562cm">
          <text:p text:style-name="P6"><text:span text:style-name="T3">IOCTL</text:span></text:p>
          <draw:enhanced-geometry svg:viewBox="0 0 21600 21600" draw:type="rectangle" draw:enhanced-path="M 0 0 L 21600 0 21600 21600 0 21600 0 0 Z N"/>
        </draw:custom-shape>
        <draw:custom-shape draw:name="Rectangle 37" draw:style-name="gr27" draw:text-style-name="P2" draw:layer="layout" svg:width="2.54cm" svg:height="0.635cm" svg:x="9.102cm" svg:y="5.292cm">
          <text:p text:style-name="P6"><text:span text:style-name="T3">FLIP req.</text:span></text:p>
          <draw:enhanced-geometry svg:viewBox="0 0 21600 21600" draw:type="rectangle" draw:enhanced-path="M 0 0 L 21600 0 21600 21600 0 21600 0 0 Z N"/>
        </draw:custom-shape>
        <draw:line draw:name="Line 38" draw:style-name="gr37" draw:text-style-name="P5" draw:layer="layout" svg:x1="11.642cm" svg:y1="5.715cm" svg:x2="17.357cm" svg:y2="5.719cm">
          <text:p text:style-name="P4"/>
        </draw:line>
        <draw:custom-shape draw:name="AutoShape 39" draw:style-name="gr33" draw:text-style-name="P2" draw:layer="layout" svg:width="3.175cm" svg:height="1.481cm" svg:x="14.861cm" svg:y="10.147cm">
          <text:p text:style-name="P6"><text:span text:style-name="T11">2nd frame buffer</text:span></text:p>
          <draw:enhanced-geometry svg:viewBox="0 0 21600 21600" draw:type="line-callout-2" draw:modifiers="29142 -1734 26659 4620 20164 462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Rectangle 40" draw:style-name="gr32" draw:text-style-name="P2" draw:layer="layout" svg:width="4.445cm" svg:height="0.847cm" svg:x="3.81cm" svg:y="16.298cm">
          <text:p text:style-name="P6"><text:span text:style-name="T3">WAITFORVSYNC</text:span></text:p>
          <draw:enhanced-geometry svg:viewBox="0 0 21600 21600" draw:type="rectangle" draw:enhanced-path="M 0 0 L 21600 0 21600 21600 0 21600 0 0 Z N"/>
        </draw:custom-shape>
        <draw:line draw:name="Line 41" draw:style-name="gr25" draw:text-style-name="P5" draw:layer="layout" svg:x1="18.627cm" svg:y1="7.408cm" svg:x2="18.631cm" svg:y2="8.255cm">
          <text:p text:style-name="P4"/>
        </draw:line>
        <draw:line draw:name="Line 42" draw:style-name="gr38" draw:text-style-name="P5" draw:layer="layout" svg:x1="6.138cm" svg:y1="7.408cm" svg:x2="6.143cm" svg:y2="9.948cm">
          <text:p text:style-name="P4"/>
        </draw:line>
        <presentation:notes draw:style-name="dp2">
          <draw:custom-shape draw:name="Rectangle 7" draw:style-name="gr1" draw:text-style-name="P2" draw:layer="layout" svg:width="8.251cm" svg:height="1.266cm" svg:x="10.795cm" svg:y="24.13cm">
            <text:p text:style-name="P3"><text:span text:style-name="T2"><text:page-number>3</text:page-number></text:span></text:p>
            <draw:enhanced-geometry svg:viewBox="0 0 21600 21600" draw:type="mso-spt202" draw:enhanced-path="M 0 0 L 21600 0 21600 21600 0 21600 0 0 Z N"/>
          </draw:custom-shape>
          <draw:custom-shape draw:name="Text Box 1"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4" draw:text-style-name="P2" draw:layer="layout" svg:width="13.97cm" svg:height="11.431cm" svg:x="2.54cm" svg:y="12.065cm" presentation:class="notes" presentation:user-transformed="true">
            <draw:text-box>
              <text:p text:style-name="P11"><text:span text:style-name="T10">Fig 3-3. ioctl usage from the user App.</text:span></text:p>
            </draw:text-box>
          </draw:frame>
        </presentation:notes>
      </draw:page>
      <draw:page draw:name="page5" draw:style-name="dp1" draw:master-page-name="タイトル1" presentation:use-date-time-name="dtd1">
        <draw:frame presentation:style-name="pr1" draw:text-style-name="P2" draw:layer="layout" svg:width="21.59cm" svg:height="2.413cm" svg:x="1.905cm" svg:y="5.918cm" presentation:class="title" presentation:user-transformed="true">
          <draw:text-box>
            <text:p text:style-name="P1"><text:span text:style-name="T15">Overview of Linux Installation</text:span></text:p>
          </draw:text-box>
        </draw:frame>
        <draw:frame presentation:style-name="pr2" draw:text-style-name="P2" draw:layer="layout" svg:width="17.78cm" svg:height="2.603cm" svg:x="3.81cm" svg:y="11.65cm">
          <draw:text-box>
            <text:p text:style-name="P4"/>
          </draw:text-box>
        </draw:fram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3" draw:text-style-name="P4" draw:layer="layout" svg:width="13.966cm" svg:height="11.428cm" svg:x="2.54cm" svg:y="12.065cm" presentation:class="notes" presentation:placeholder="true">
            <draw:text-box/>
          </draw:frame>
        </presentation:notes>
      </draw:page>
      <draw:page draw:name="page6" draw:style-name="dp1" draw:master-page-name="標準" presentation:use-date-time-name="dtd1">
        <draw:custom-shape draw:name="AutoShape 1" draw:style-name="gr39" draw:text-style-name="P2" draw:layer="layout" svg:width="7.404cm" svg:height="4.6cm" svg:x="14.499cm" svg:y="9.926cm">
          <text:p text:style-name="P12"><text:span text:style-name="T16">Linux Area</text:span></text:p>
          <text:p text:style-name="P12"><text:span text:style-name="T1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Text Box 2" draw:style-name="gr40" draw:text-style-name="P2" draw:layer="layout" svg:width="11.002cm" svg:height="1.048cm" svg:x="2.897cm" svg:y="13.926cm">
          <text:p text:style-name="P13"><text:span text:style-name="T17">Select “Format utility” menu</text:span></text:p>
          <draw:enhanced-geometry svg:viewBox="0 0 21600 21600" draw:type="mso-spt202" draw:enhanced-path="M 0 0 L 21600 0 21600 21600 0 21600 0 0 Z N"/>
        </draw:custom-shape>
        <draw:custom-shape draw:name="AutoShape 3" draw:style-name="gr41" draw:text-style-name="P2" draw:layer="layout" svg:width="7.404cm" svg:height="4.6cm" svg:x="14.499cm" svg:y="6.526cm">
          <text:p text:style-name="P12"><text:span text:style-name="T16">Game 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4" draw:style-name="gr42" draw:text-style-name="P5" draw:layer="layout" svg:x1="8.899cm" svg:y1="9.728cm" svg:x2="14.102cm" svg:y2="7.32cm">
          <text:p text:style-name="P4"/>
        </draw:line>
        <draw:line draw:name="Line 5" draw:style-name="gr42" draw:text-style-name="P5" draw:layer="layout" svg:x1="8.899cm" svg:y1="10.125cm" svg:x2="14.102cm" svg:y2="13.525cm">
          <text:p text:style-name="P4"/>
        </draw:line>
        <draw:custom-shape draw:name="Text Box 6" draw:style-name="gr40" draw:text-style-name="P2" draw:layer="layout" svg:width="4.203cm" svg:height="1.03cm" svg:x="16.298cm" svg:y="15.125cm">
          <text:p text:style-name="P14"><text:span text:style-name="T16">Built-in HDD</text:span></text:p>
          <draw:enhanced-geometry svg:viewBox="0 0 21600 21600" draw:type="mso-spt202" draw:enhanced-path="M 0 0 L 21600 0 21600 21600 0 21600 0 0 Z N"/>
        </draw:custom-shape>
        <draw:g draw:name="Group 7">
          <draw:g draw:name="Group 8">
            <draw:custom-shape draw:name="Oval 9" draw:style-name="gr43" draw:text-style-name="P2" draw:layer="layout" svg:width="2.593cm" svg:height="0.399cm" draw:transform="rotate (3.1415926535892) translate (7.892cm 10.714cm)">
              <text:p text:style-name="P4"/>
              <draw:enhanced-geometry svg:viewBox="0 0 21600 21600" draw:glue-points="10800 0 3160 3160 0 10800 3160 18440 10800 21600 18440 18440 21600 10800 18440 3160" draw:text-areas="3200 3200 18400 18400" draw:type="ellipse"/>
            </draw:custom-shape>
            <draw:custom-shape draw:name="Rectangle 10" draw:style-name="gr44" draw:text-style-name="P2" draw:layer="layout" svg:width="2.593cm" svg:height="2.793cm" draw:transform="rotate (3.1415926535892) translate (7.892cm 10.517cm)">
              <text:p text:style-name="P4"/>
              <draw:enhanced-geometry svg:viewBox="0 0 21600 21600" draw:type="rectangle" draw:enhanced-path="M 0 0 L 21600 0 21600 21600 0 21600 0 0 Z N"/>
            </draw:custom-shape>
            <draw:custom-shape draw:name="Oval 11" draw:style-name="gr43" draw:text-style-name="P2" draw:layer="layout" svg:width="2.593cm" svg:height="0.399cm" draw:transform="rotate (3.1415926535892) translate (7.892cm 7.921cm)">
              <text:p text:style-name="P4"/>
              <draw:enhanced-geometry svg:viewBox="0 0 21600 21600" draw:glue-points="10800 0 3160 3160 0 10800 3160 18440 10800 21600 18440 18440 21600 10800 18440 3160" draw:text-areas="3200 3200 18400 18400" draw:type="ellipse"/>
            </draw:custom-shape>
            <draw:line draw:name="Line 12" draw:style-name="gr20" draw:text-style-name="P5" draw:layer="layout" svg:x1="7.893cm" svg:y1="10.511cm" svg:x2="7.897cm" svg:y2="7.71cm">
              <text:p text:style-name="P4"/>
            </draw:line>
            <draw:line draw:name="Line 13" draw:style-name="gr20" draw:text-style-name="P5" draw:layer="layout" svg:x1="5.3cm" svg:y1="10.511cm" svg:x2="5.304cm" svg:y2="7.71cm">
              <text:p text:style-name="P4"/>
            </draw:line>
          </draw:g>
          <draw:custom-shape draw:name="Rectangle 14" draw:style-name="gr45" draw:text-style-name="P2" draw:layer="layout" svg:width="0.198cm" svg:height="2.796cm" svg:x="7.303cm" svg:y="7.923cm">
            <text:p text:style-name="P4"/>
            <draw:enhanced-geometry svg:viewBox="0 0 21600 21600" draw:type="rectangle" draw:enhanced-path="M 0 0 L 21600 0 21600 21600 0 21600 0 0 Z N"/>
          </draw:custom-shape>
        </draw:g>
        <draw:custom-shape draw:name="Text Box 15" draw:style-name="gr11" draw:text-style-name="P2" draw:layer="layout" svg:width="1.7cm" svg:height="0.969cm" svg:x="5.906cm" svg:y="11.324cm">
          <text:p text:style-name="P6"><text:span text:style-name="T18">PS3</text:span></text:p>
          <draw:enhanced-geometry svg:viewBox="0 0 21600 21600" draw:type="mso-spt202" draw:enhanced-path="M 0 0 L 21600 0 21600 21600 0 21600 0 0 Z N"/>
        </draw:custom-shap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46" draw:text-style-name="P2" draw:layer="layout" svg:width="8.255cm" svg:height="0.732cm" svg:x="10.795cm" svg:y="24.668cm">
            <text:p text:style-name="P15"><text:span text:style-name="T19"><text:page-number>&lt;番号&gt;</text:page-number></text:span></text:p>
            <draw:enhanced-geometry svg:viewBox="0 0 21600 21600" draw:type="mso-spt202" draw:enhanced-path="M 0 0 L 21600 0 21600 21600 0 21600 0 0 Z N"/>
          </draw:custom-shape>
          <draw:custom-shape draw:name="Text Box 2" draw:style-name="gr47" draw:text-style-name="P2" draw:layer="layout" svg:width="8.255cm" svg:height="1.27cm" svg:x="0cm" svg:y="24.13cm">
            <text:p text:style-name="P4"/>
            <draw:enhanced-geometry svg:viewBox="0 0 21600 21600" draw:type="mso-spt202" draw:enhanced-path="M 0 0 L 21600 0 21600 21600 0 21600 0 0 Z N"/>
          </draw:custom-shape>
          <draw:custom-shape draw:name="Text Box 3" draw:style-name="gr48" draw:text-style-name="P2" draw:layer="layout" svg:width="8.255cm" svg:height="1.27cm" svg:x="0cm" svg:y="0cm">
            <text:p text:style-name="P4"/>
            <draw:enhanced-geometry svg:viewBox="0 0 21600 21600" draw:type="mso-spt202" draw:enhanced-path="M 0 0 L 21600 0 21600 21600 0 21600 0 0 Z N"/>
          </draw:custom-shape>
          <draw:custom-shape draw:name="Text Box 4" draw:style-name="gr48" draw:text-style-name="P2" draw:layer="layout" svg:width="8.255cm" svg:height="1.27cm" svg:x="10.795cm" svg:y="0cm">
            <text:p text:style-name="P4"/>
            <draw:enhanced-geometry svg:viewBox="0 0 21600 21600" draw:type="mso-spt202" draw:enhanced-path="M 0 0 L 21600 0 21600 21600 0 21600 0 0 Z N"/>
          </draw:custom-shape>
          <draw:custom-shape draw:name="Text Box 5"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4" draw:text-style-name="P2" draw:layer="layout" svg:width="15.24cm" svg:height="11.431cm" svg:x="1.905cm" svg:y="12.065cm" presentation:class="notes" presentation:user-transformed="true">
            <draw:text-box>
              <text:p text:style-name="P11"><text:span text:style-name="T10">Fig 1-1. Create Disk partition for Linux</text:span></text:p>
            </draw:text-box>
          </draw:frame>
        </presentation:notes>
      </draw:page>
      <draw:page draw:name="page7" draw:style-name="dp1" draw:master-page-name="標準" presentation:use-date-time-name="dtd1">
        <draw:custom-shape draw:name="AutoShape 1" draw:style-name="gr49" draw:text-style-name="P2" draw:layer="layout" svg:width="2.002cm" svg:height="5.199cm" draw:transform="rotate (3.1415926535892) translate (12.7cm 14.93cm)">
          <text:p text:style-name="P4"/>
          <draw:enhanced-geometry svg:viewBox="0 0 21600 21600" draw:glue-points="10800 0 0 10800 10800 21600 21600 10800" draw:text-areas="0 0 21600 ?f11" draw:type="paper" draw:modifiers="1931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name="Group 2">
          <draw:g draw:name="Group 3">
            <draw:custom-shape draw:name="Oval 4" draw:style-name="gr43" draw:text-style-name="P2" draw:layer="layout" svg:width="2.593cm" svg:height="0.399cm" draw:transform="rotate (3.1415926535892) translate (21.091cm 14.714cm)">
              <text:p text:style-name="P4"/>
              <draw:enhanced-geometry svg:viewBox="0 0 21600 21600" draw:glue-points="10800 0 3160 3160 0 10800 3160 18440 10800 21600 18440 18440 21600 10800 18440 3160" draw:text-areas="3200 3200 18400 18400" draw:type="ellipse"/>
            </draw:custom-shape>
            <draw:custom-shape draw:name="Rectangle 5" draw:style-name="gr44" draw:text-style-name="P2" draw:layer="layout" svg:width="2.593cm" svg:height="2.792cm" draw:transform="rotate (3.1415926535892) translate (21.091cm 14.517cm)">
              <text:p text:style-name="P4"/>
              <draw:enhanced-geometry svg:viewBox="0 0 21600 21600" draw:type="rectangle" draw:enhanced-path="M 0 0 L 21600 0 21600 21600 0 21600 0 0 Z N"/>
            </draw:custom-shape>
            <draw:custom-shape draw:name="Oval 6" draw:style-name="gr43" draw:text-style-name="P2" draw:layer="layout" svg:width="2.593cm" svg:height="0.4cm" draw:transform="rotate (3.1415926535892) translate (21.091cm 11.923cm)">
              <text:p text:style-name="P4"/>
              <draw:enhanced-geometry svg:viewBox="0 0 21600 21600" draw:glue-points="10800 0 3160 3160 0 10800 3160 18440 10800 21600 18440 18440 21600 10800 18440 3160" draw:text-areas="3200 3200 18400 18400" draw:type="ellipse"/>
            </draw:custom-shape>
            <draw:line draw:name="Line 7" draw:style-name="gr20" draw:text-style-name="P5" draw:layer="layout" svg:x1="21.092cm" svg:y1="14.512cm" svg:x2="21.095cm" svg:y2="11.711cm">
              <text:p text:style-name="P4"/>
            </draw:line>
            <draw:line draw:name="Line 8" draw:style-name="gr20" draw:text-style-name="P5" draw:layer="layout" svg:x1="18.499cm" svg:y1="14.512cm" svg:x2="18.502cm" svg:y2="11.711cm">
              <text:p text:style-name="P4"/>
            </draw:line>
          </draw:g>
          <draw:custom-shape draw:name="Rectangle 9" draw:style-name="gr45" draw:text-style-name="P2" draw:layer="layout" svg:width="0.198cm" svg:height="2.796cm" svg:x="20.501cm" svg:y="11.923cm">
            <text:p text:style-name="P4"/>
            <draw:enhanced-geometry svg:viewBox="0 0 21600 21600" draw:type="rectangle" draw:enhanced-path="M 0 0 L 21600 0 21600 21600 0 21600 0 0 Z N"/>
          </draw:custom-shape>
        </draw:g>
        <draw:line draw:name="Line 10" draw:style-name="gr50" draw:text-style-name="P5" draw:layer="layout" svg:x1="5.697cm" svg:y1="15.327cm" svg:x2="9.499cm" svg:y2="13.118cm">
          <text:p text:style-name="P4"/>
        </draw:line>
        <draw:line draw:name="Line 11" draw:style-name="gr51" draw:text-style-name="P5" draw:layer="layout" svg:x1="11.298cm" svg:y1="12.329cm" svg:x2="17.299cm" svg:y2="9.52cm">
          <text:p text:style-name="P4"/>
        </draw:line>
        <draw:custom-shape draw:name="Text Box 12" draw:style-name="gr40" draw:text-style-name="P2" draw:layer="layout" svg:width="3.193cm" svg:height="0.858cm" draw:transform="rotate (0.48869219055832) translate (6.886cm 14.726cm)">
          <text:p text:style-name="P16"><text:span text:style-name="T20">Download </text:span></text:p>
          <draw:enhanced-geometry svg:viewBox="0 0 21600 21600" draw:type="mso-spt202" draw:enhanced-path="M 0 0 L 21600 0 21600 21600 0 21600 0 0 Z N"/>
        </draw:custom-shape>
        <draw:custom-shape draw:name="Text Box 13" draw:style-name="gr40" draw:text-style-name="P2" draw:layer="layout" svg:width="2.439cm" svg:height="0.858cm" draw:transform="rotate (0.48869219055832) translate (13.642cm 11.555cm)">
          <text:p text:style-name="P16"><text:span text:style-name="T20">Install </text:span></text:p>
          <draw:enhanced-geometry svg:viewBox="0 0 21600 21600" draw:type="mso-spt202" draw:enhanced-path="M 0 0 L 21600 0 21600 21600 0 21600 0 0 Z N"/>
        </draw:custom-shape>
        <draw:custom-shape draw:name="Rectangle 14" draw:style-name="gr52" draw:text-style-name="P2" draw:layer="layout" svg:width="3.003cm" svg:height="2.602cm" svg:x="17.299cm" svg:y="7.126cm">
          <text:p text:style-name="P4"/>
          <draw:enhanced-geometry svg:viewBox="0 0 21600 21600" draw:type="rectangle" draw:enhanced-path="M 0 0 L 21600 0 21600 21600 0 21600 0 0 Z N"/>
        </draw:custom-shape>
        <draw:custom-shape draw:name="Text Box 15" draw:style-name="gr40" draw:text-style-name="P2" draw:layer="layout" svg:width="5.799cm" svg:height="0.811cm" svg:x="16.298cm" svg:y="5.724cm">
          <text:p text:style-name="P17"><text:span text:style-name="T21">Other OS Flash Area</text:span></text:p>
          <draw:enhanced-geometry svg:viewBox="0 0 21600 21600" draw:type="mso-spt202" draw:enhanced-path="M 0 0 L 21600 0 21600 21600 0 21600 0 0 Z N"/>
        </draw:custom-shape>
        <draw:custom-shape draw:name="Text Box 16" draw:style-name="gr40" draw:text-style-name="P2" draw:layer="layout" svg:width="11.805cm" svg:height="1.048cm" svg:x="7.898cm" svg:y="15.928cm">
          <text:p text:style-name="P18"><text:span text:style-name="T17">Select “Install Other OS” menu</text:span></text:p>
          <draw:enhanced-geometry svg:viewBox="0 0 21600 21600" draw:type="mso-spt202" draw:enhanced-path="M 0 0 L 21600 0 21600 21600 0 21600 0 0 Z N"/>
        </draw:custom-shape>
        <draw:custom-shape draw:name="Rectangle 17" draw:style-name="gr53" draw:text-style-name="P2" draw:layer="layout" svg:width="0.6cm" svg:height="0.401cm" svg:x="17.299cm" svg:y="7.325cm">
          <text:p text:style-name="P12"><text:span text:style-name="T22">0</text:span></text:p>
          <draw:enhanced-geometry svg:viewBox="0 0 21600 21600" draw:type="rectangle" draw:enhanced-path="M 0 0 L 21600 0 21600 21600 0 21600 0 0 Z N"/>
        </draw:custom-shape>
        <draw:custom-shape draw:name="Text Box 18" draw:style-name="gr40" draw:text-style-name="P2" draw:layer="layout" svg:width="5.6cm" svg:height="0.773cm" svg:x="11.501cm" svg:y="7.126cm">
          <text:p text:style-name="P19"><text:span text:style-name="T22">Boot flag: <text:s text:c="2"/>0(= Game OS)</text:span></text:p>
          <draw:enhanced-geometry svg:viewBox="0 0 21600 21600" draw:type="mso-spt202" draw:enhanced-path="M 0 0 L 21600 0 21600 21600 0 21600 0 0 Z N"/>
        </draw:custom-shape>
        <draw:custom-shape draw:name="AutoShape 23" draw:style-name="gr54" draw:text-style-name="P2" draw:layer="layout" svg:width="2.602cm" svg:height="3.4cm" svg:x="2.897cm" svg:y="13.123cm">
          <text:p text:style-name="P4"/>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Text Box 25" draw:style-name="gr40" draw:text-style-name="P2" draw:layer="layout" svg:width="6.2cm" svg:height="1.03cm" svg:x="0.697cm" svg:y="11.924cm">
          <text:p text:style-name="P14"><text:span text:style-name="T16">Distro-A Web Page</text:span></text:p>
          <draw:enhanced-geometry svg:viewBox="0 0 21600 21600" draw:type="mso-spt202" draw:enhanced-path="M 0 0 L 21600 0 21600 21600 0 21600 0 0 Z N"/>
        </draw:custom-shape>
        <draw:custom-shape draw:name="AutoShape 27" draw:style-name="gr55" draw:text-style-name="P2" draw:layer="layout" svg:width="2.377cm" svg:height="0.969cm" svg:x="3.898cm" svg:y="14.724cm">
          <text:p text:style-name="P20"><text:span text:style-name="T23">Kboot for Distro-A</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name="AutoShape 28" draw:style-name="gr55" draw:text-style-name="P2" draw:layer="layout" svg:width="2.377cm" svg:height="0.969cm" svg:x="9.9cm" svg:y="12.524cm">
          <text:p text:style-name="P20"><text:span text:style-name="T23">Kboot for Distro-A</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name="AutoShape 29" draw:style-name="gr56" draw:text-style-name="P2" draw:layer="layout" svg:width="1.402cm" svg:height="0.803cm" draw:transform="rotate (-0.226892802760406) translate (18.814cm 12.372cm)">
          <text:p text:style-name="P4"/>
          <draw:enhanced-geometry svg:viewBox="0 0 21600 21600" draw:glue-points="?f7 0 ?f6 ?f1 0 ?f10 ?f6 21600 ?f4 ?f10 21600 ?f9" draw:path-stretchpoint-x="10800" draw:path-stretchpoint-y="10800" draw:text-areas="0 ?f1 ?f4 ?f12" draw:type="cube" draw:modifiers="1887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Text Box 30" draw:style-name="gr11" draw:text-style-name="P2" draw:layer="layout" svg:width="2.894cm" svg:height="0.811cm" svg:x="15.7cm" svg:y="12.925cm">
          <text:p text:style-name="P6"><text:span text:style-name="T24">Flash Rom</text:span></text:p>
          <draw:enhanced-geometry svg:viewBox="0 0 21600 21600" draw:type="mso-spt202" draw:enhanced-path="M 0 0 L 21600 0 21600 21600 0 21600 0 0 Z N"/>
        </draw:custom-shape>
        <draw:line draw:name="Line 31" draw:style-name="gr57" draw:text-style-name="P5" draw:layer="layout" svg:x1="17.502cm" svg:y1="9.723cm" svg:x2="19.301cm" svg:y2="12.726cm">
          <text:p text:style-name="P4"/>
        </draw:line>
        <draw:line draw:name="Line 32" draw:style-name="gr57" draw:text-style-name="P5" draw:layer="layout" svg:x1="20.302cm" svg:y1="9.723cm" svg:x2="19.698cm" svg:y2="12.726cm">
          <text:p text:style-name="P4"/>
        </draw:line>
        <draw:custom-shape draw:name="Oval 33" draw:style-name="gr2" draw:text-style-name="P2" draw:layer="layout" svg:width="0.402cm" svg:height="0.199cm" svg:x="19.301cm" svg:y="12.726cm">
          <text:p text:style-name="P4"/>
          <draw:enhanced-geometry svg:viewBox="0 0 21600 21600" draw:glue-points="10800 0 3160 3160 0 10800 3160 18440 10800 21600 18440 18440 21600 10800 18440 3160" draw:text-areas="3200 3200 18400 18400" draw:type="ellipse"/>
        </draw:custom-shape>
        <draw:custom-shape draw:name="AutoShape 34" draw:style-name="gr55" draw:text-style-name="P2" draw:layer="layout" svg:width="2.377cm" svg:height="0.969cm" svg:x="17.723cm" svg:y="8.123cm">
          <text:p text:style-name="P20"><text:span text:style-name="T23">Kboot for Distro-A</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name="Text Box 35" draw:style-name="gr11" draw:text-style-name="P2" draw:layer="layout" svg:width="1.7cm" svg:height="0.969cm" svg:x="21.507cm" svg:y="13.525cm">
          <text:p text:style-name="P6"><text:span text:style-name="T18">PS3</text:span></text:p>
          <draw:enhanced-geometry svg:viewBox="0 0 21600 21600" draw:type="mso-spt202" draw:enhanced-path="M 0 0 L 21600 0 21600 21600 0 21600 0 0 Z N"/>
        </draw:custom-shape>
        <draw:custom-shape draw:name="Text Box 36" draw:style-name="gr11" draw:text-style-name="P2" draw:layer="layout" svg:width="4.524cm" svg:height="0.654cm" svg:x="9.348cm" svg:y="9cm">
          <text:p text:style-name="P6"><text:span text:style-name="T25">Memory card/Optical Disc</text:span></text:p>
          <draw:enhanced-geometry svg:viewBox="0 0 21600 21600" draw:type="mso-spt202" draw:enhanced-path="M 0 0 L 21600 0 21600 21600 0 21600 0 0 Z N"/>
        </draw:custom-shape>
        <presentation:notes draw:style-name="dp3" presentation:use-date-time-name="dtd1">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46" draw:text-style-name="P2" draw:layer="layout" svg:width="8.255cm" svg:height="0.732cm" svg:x="10.795cm" svg:y="24.668cm">
            <text:p text:style-name="P15"><text:span text:style-name="T19"><text:page-number>&lt;番号&gt;</text:page-number></text:span></text:p>
            <draw:enhanced-geometry svg:viewBox="0 0 21600 21600" draw:type="mso-spt202" draw:enhanced-path="M 0 0 L 21600 0 21600 21600 0 21600 0 0 Z N"/>
          </draw:custom-shape>
          <draw:custom-shape draw:name="Text Box 2" draw:style-name="gr47" draw:text-style-name="P2" draw:layer="layout" svg:width="8.255cm" svg:height="1.27cm" svg:x="0cm" svg:y="24.13cm">
            <text:p text:style-name="P4"/>
            <draw:enhanced-geometry svg:viewBox="0 0 21600 21600" draw:type="mso-spt202" draw:enhanced-path="M 0 0 L 21600 0 21600 21600 0 21600 0 0 Z N"/>
          </draw:custom-shape>
          <draw:custom-shape draw:name="Text Box 3" draw:style-name="gr48" draw:text-style-name="P2" draw:layer="layout" svg:width="8.255cm" svg:height="1.27cm" svg:x="0cm" svg:y="0cm">
            <text:p text:style-name="P4"/>
            <draw:enhanced-geometry svg:viewBox="0 0 21600 21600" draw:type="mso-spt202" draw:enhanced-path="M 0 0 L 21600 0 21600 21600 0 21600 0 0 Z N"/>
          </draw:custom-shape>
          <draw:custom-shape draw:name="Text Box 4" draw:style-name="gr48" draw:text-style-name="P2" draw:layer="layout" svg:width="8.255cm" svg:height="1.27cm" svg:x="10.795cm" svg:y="0cm">
            <text:p text:style-name="P4"/>
            <draw:enhanced-geometry svg:viewBox="0 0 21600 21600" draw:type="mso-spt202" draw:enhanced-path="M 0 0 L 21600 0 21600 21600 0 21600 0 0 Z N"/>
          </draw:custom-shape>
          <draw:custom-shape draw:name="Text Box 5"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4" draw:text-style-name="P2" draw:layer="layout" svg:width="15.24cm" svg:height="11.431cm" svg:x="1.905cm" svg:y="12.065cm" presentation:class="notes" presentation:user-transformed="true">
            <draw:text-box>
              <text:p text:style-name="P11"><text:span text:style-name="T10">Fig 1-2. Boot Loader download &amp; install</text:span></text:p>
            </draw:text-box>
          </draw:frame>
        </presentation:notes>
      </draw:page>
      <draw:page draw:name="page8" draw:style-name="dp1" draw:master-page-name="標準" presentation:use-date-time-name="dtd1">
        <draw:custom-shape draw:name="Text Box 1" draw:style-name="gr40" draw:text-style-name="P2" draw:layer="layout" svg:width="15.24cm" svg:height="8.091cm" svg:x="3.647cm" svg:y="8.127cm">
          <text:p text:style-name="P21"><text:span text:style-name="T26"><text:s text:c="11"/></text:span><text:span text:style-name="T26">&lt;---------------- <text:s/>16 bytes -------------------&gt;</text:span></text:p>
          <text:p text:style-name="P21"><text:span text:style-name="T26"><text:s text:c="2"/></text:span><text:span text:style-name="T26">address <text:s text:c="49"/>segment</text:span></text:p>
          <text:p text:style-name="P21"><text:span text:style-name="T26"><text:s text:c="2"/></text:span><text:span text:style-name="T26">------- +===============================================+ ----</text:span></text:p>
          <text:p text:style-name="P21"><text:span text:style-name="T26"><text:s/></text:span><text:span text:style-name="T26">0x000000 | <text:s text:c="13"/>“cell_ext_os_area" <text:s text:c="14"/>| <text:s/>0</text:span></text:p>
          <text:p text:style-name="P21"><text:span text:style-name="T26"><text:s text:c="10"/></text:span><text:span text:style-name="T26">+-----------+-----------+-----------+-----------+</text:span></text:p>
          <text:p text:style-name="P21"><text:span text:style-name="T26"><text:s/></text:span><text:span text:style-name="T26">0x000010 | <text:s/>version <text:s/>| <text:s/>offset1 <text:s/>| <text:s/>offset2 <text:s/>| (reserved)|</text:span></text:p>
          <text:p text:style-name="P21"><text:span text:style-name="T26"><text:s text:c="10"/></text:span><text:span text:style-name="T26">+===========+===========+===========+===========+</text:span></text:p>
          <text:p text:style-name="P21"><text:span text:style-name="T26"><text:s/></text:span><text:span text:style-name="T26">0x000020 | ldr format| ldr size <text:s/>| <text:s text:c="22"/>|</text:span></text:p>
          <text:p text:style-name="P21"><text:span text:style-name="T26"><text:s text:c="10"/></text:span><text:span text:style-name="T26">+-----------+-----------+ <text:s text:c="22"/>|</text:span></text:p>
          <text:p text:style-name="P21"><text:span text:style-name="T26"><text:s text:c="10"/></text:span><text:span text:style-name="T26">| <text:s text:c="46"/>|</text:span></text:p>
          <text:p text:style-name="P21"><text:span text:style-name="T26"><text:s text:c="10"/></text:span><text:span text:style-name="T26">: <text:s text:c="18"/>(reserved) <text:s text:c="17"/>:</text:span></text:p>
          <text:p text:style-name="P21"><text:span text:style-name="T26"><text:s text:c="10"/></text:span><text:span text:style-name="T26">| <text:s text:c="46"/>|</text:span></text:p>
          <text:p text:style-name="P21"><text:span text:style-name="T26"><text:s text:c="10"/></text:span><text:span text:style-name="T26">+-----------+-----------------------------------+ ----</text:span></text:p>
          <text:p text:style-name="P21"><text:span text:style-name="T26"><text:s/></text:span><text:span text:style-name="T26">0x000200 | </text:span><text:span text:style-name="T27">boot flag</text:span><text:span text:style-name="T26"> | <text:s text:c="11"/>(reserved) <text:s text:c="12"/>| <text:s/>1</text:span></text:p>
          <text:p text:style-name="P21"><text:span text:style-name="T26"><text:s text:c="10"/></text:span><text:span text:style-name="T26">+-----------+-----------------------------------+</text:span></text:p>
          <text:p text:style-name="P21"><text:span text:style-name="T26"><text:s/></text:span><text:span text:style-name="T26">0x000210 | <text:s text:c="46"/>|</text:span></text:p>
          <text:p text:style-name="P21"><text:span text:style-name="T26"><text:s text:c="10"/></text:span><text:span text:style-name="T26">| <text:s text:c="46"/>|</text:span></text:p>
          <text:p text:style-name="P21"><text:span text:style-name="T26"><text:s text:c="10"/></text:span><text:span text:style-name="T26">: <text:s text:c="16"/>(ext params) <text:s text:c="17"/>:</text:span></text:p>
          <text:p text:style-name="P21"><text:span text:style-name="T26"><text:s text:c="10"/></text:span><text:span text:style-name="T26">| <text:s text:c="46"/>|</text:span></text:p>
          <text:p text:style-name="P21"><text:span text:style-name="T26"><text:s text:c="10"/></text:span><text:span text:style-name="T26">+===============================================+ -----</text:span></text:p>
          <text:p text:style-name="P21"><text:span text:style-name="T26"><text:s/></text:span><text:span text:style-name="T26">0x000400 | <text:s text:c="46"/>| <text:s/>2(offset1)</text:span></text:p>
          <text:p text:style-name="P21"><text:span text:style-name="T26"><text:s text:c="10"/></text:span><text:span text:style-name="T26">: <text:s text:c="16"/>(Other OS area) <text:s text:c="14"/>: <text:s text:c="2"/>:</text:span></text:p>
          <text:p text:style-name="P21"><text:span text:style-name="T26"><text:s text:c="10"/></text:span><text:span text:style-name="T26">| <text:s text:c="46"/>| <text:s text:c="2"/>:</text:span></text:p>
          <text:p text:style-name="P21"><text:span text:style-name="T26"><text:s text:c="10"/></text:span><text:span text:style-name="T26">+===============================================+ ----- <text:s text:c="2"/></text:span></text:p>
          <text:p text:style-name="P21"><text:span text:style-name="T26"><text:s text:c="10"/></text:span><text:span text:style-name="T26">| <text:s text:c="46"/>| <text:s/>offset2</text:span></text:p>
          <text:p text:style-name="P21"><text:span text:style-name="T26"><text:s text:c="10"/></text:span><text:span text:style-name="T26">: <text:s text:c="15"/>(boot loader area) <text:s text:c="12"/>: <text:s text:c="2"/>:</text:span></text:p>
          <text:p text:style-name="P21"><text:span text:style-name="T26"><text:s text:c="10"/></text:span><text:span text:style-name="T26">| <text:s text:c="23"/></text:span><text:span text:style-name="T26">　　 <text:s text:c="6"/>　 <text:s text:c="9"/></text:span><text:span text:style-name="T26">| <text:s text:c="2"/>:</text:span></text:p>
          <text:p text:style-name="P21"><text:span text:style-name="T26"><text:s text:c="2"/></text:span><text:span text:style-name="T26">------- +===============================================+ -----</text:span></text:p>
          <text:p text:style-name="P21"><text:span text:style-name="T26"><text:s/></text:span><text:span text:style-name="T26">0x400000 <text:s text:c="51"/>8192</text:span></text:p>
          <draw:enhanced-geometry svg:viewBox="0 0 21600 21600" draw:type="mso-spt202" draw:enhanced-path="M 0 0 L 21600 0 21600 21600 0 21600 0 0 Z N"/>
        </draw:custom-shape>
        <draw:custom-shape draw:name="Text Box 2" draw:style-name="gr40" draw:text-style-name="P2" draw:layer="layout" svg:width="5.901cm" svg:height="1.03cm" svg:x="18.269cm" svg:y="12.669cm">
          <text:p text:style-name="P14"><text:span text:style-name="T28">boot loader image</text:span></text:p>
          <draw:enhanced-geometry svg:viewBox="0 0 21600 21600" draw:type="mso-spt202" draw:enhanced-path="M 0 0 L 21600 0 21600 21600 0 21600 0 0 Z N"/>
        </draw:custom-shape>
        <draw:line draw:name="Line 3" draw:style-name="gr58" draw:text-style-name="P5" draw:layer="layout" svg:x1="17.805cm" svg:y1="15.928cm" svg:x2="13.396cm" svg:y2="15.932cm">
          <text:p text:style-name="P4"/>
        </draw:line>
        <draw:custom-shape draw:name="Text Box 4" draw:style-name="gr11" draw:text-style-name="P2" draw:layer="layout" svg:width="1.399cm" svg:height="0.688cm" svg:x="18.618cm" svg:y="15.174cm">
          <text:p text:style-name="P22"><text:span text:style-name="T29">install</text:span></text:p>
          <draw:enhanced-geometry svg:viewBox="0 0 21600 21600" draw:type="mso-spt202" draw:enhanced-path="M 0 0 L 21600 0 21600 21600 0 21600 0 0 Z N"/>
        </draw:custom-shape>
        <draw:line draw:name="Line 5" draw:style-name="gr59" draw:text-style-name="P5" draw:layer="layout" svg:x1="3.7cm" svg:y1="10.808cm" svg:x2="7.1cm" svg:y2="12.241cm">
          <text:p text:style-name="P4"/>
        </draw:line>
        <draw:custom-shape draw:name="Text Box 6" draw:style-name="gr40" draw:text-style-name="P2" draw:layer="layout" svg:width="3.197cm" svg:height="1.115cm" svg:x="1.464cm" svg:y="10.138cm">
          <text:p text:style-name="P22"><text:span text:style-name="T30">User</text:span><text:span text:style-name="T29"> </text:span><text:span text:style-name="T30">changeable</text:span></text:p>
          <draw:enhanced-geometry svg:viewBox="0 0 21600 21600" draw:type="mso-spt202" draw:enhanced-path="M 0 0 L 21600 0 21600 21600 0 21600 0 0 Z N"/>
        </draw:custom-shape>
        <draw:custom-shape draw:name="Rectangle 7" draw:style-name="gr60" draw:text-style-name="P2" draw:layer="layout" svg:width="22.86cm" svg:height="5.49cm" svg:x="1.27cm" svg:y="2.633cm">
          <text:list text:style-name="L4">
            <text:list-item>
              <text:p text:style-name="P23"><text:span text:style-name="T31">Reserved Area in PS3 System Flash Rom </text:span></text:p>
            </text:list-item>
          </text:list>
          <text:list text:style-name="L1">
            <text:list-item>
              <text:list>
                <text:list-item>
                  <text:p text:style-name="P24"><text:span text:style-name="T32">Header </text:span></text:p>
                </text:list-item>
              </text:list>
            </text:list-item>
          </text:list>
          <text:list text:style-name="L1">
            <text:list-item>
              <text:list>
                <text:list-item>
                  <text:p text:style-name="P24"><text:span text:style-name="T32">CELL OS Area</text:span></text:p>
                </text:list-item>
              </text:list>
            </text:list-item>
          </text:list>
          <text:list text:style-name="L1">
            <text:list-item>
              <text:list>
                <text:list-item>
                  <text:list>
                    <text:list-item>
                      <text:p text:style-name="P25"><text:span text:style-name="T33">Boot flag </text:span><text:span text:style-name="T34">could be change by user</text:span></text:p>
                    </text:list-item>
                  </text:list>
                </text:list-item>
              </text:list>
            </text:list-item>
          </text:list>
          <text:list text:style-name="L1">
            <text:list-item>
              <text:list>
                <text:list-item>
                  <text:p text:style-name="P24"><text:span text:style-name="T32">Other OS Area</text:span></text:p>
                </text:list-item>
              </text:list>
            </text:list-item>
          </text:list>
          <text:list text:style-name="L1">
            <text:list-item>
              <text:list>
                <text:list-item>
                  <text:p text:style-name="P24"><text:span text:style-name="T32">Boot Loader Area</text:span></text:p>
                </text:list-item>
              </text:list>
            </text:list-item>
          </text:list>
          <text:list text:style-name="L1">
            <text:list-item>
              <text:list>
                <text:list-item>
                  <text:list>
                    <text:list-item>
                      <text:p text:style-name="P25"><text:span text:style-name="T33">Boot loader image</text:span><text:span text:style-name="T34"> could be installed by user</text:span></text:p>
                    </text:list-item>
                  </text:list>
                </text:list-item>
              </text:list>
            </text:list-item>
          </text:list>
          <text:list text:style-name="L5">
            <text:list-item>
              <text:p text:style-name="P26"><text:span text:style-name="T31"/></text:p>
            </text:list-item>
          </text:list>
          <text:list text:style-name="L5">
            <text:list-item>
              <text:p text:style-name="P26"><text:span text:style-name="T31"/></text:p>
            </text:list-item>
          </text:list>
          <text:list text:style-name="L5">
            <text:list-item>
              <text:p text:style-name="P26"><text:span text:style-name="T31"/></text:p>
            </text:list-item>
          </text:list>
          <draw:enhanced-geometry svg:viewBox="0 0 21600 21600" draw:type="rectangle" draw:enhanced-path="M 0 0 L 21600 0 21600 21600 0 21600 0 0 Z N"/>
        </draw:custom-shape>
        <draw:custom-shape draw:name="Text Box 8" draw:style-name="gr40" draw:text-style-name="P2" draw:layer="layout" svg:width="13.877cm" svg:height="0.969cm" svg:x="3.903cm" svg:y="7.126cm">
          <text:p text:style-name="P6"><text:span text:style-name="T18">Detail of Format</text:span></text:p>
          <draw:enhanced-geometry svg:viewBox="0 0 21600 21600" draw:type="mso-spt202" draw:enhanced-path="M 0 0 L 21600 0 21600 21600 0 21600 0 0 Z N"/>
        </draw:custom-shape>
        <draw:custom-shape draw:name="Text Box 9" draw:style-name="gr61" draw:text-style-name="P2" draw:layer="layout" svg:width="5.925cm" svg:height="1.674cm" svg:x="17.926cm" svg:y="7.624cm">
          <text:p text:style-name="P6"><text:span text:style-name="T19">The format could be change.</text:span></text:p>
          <text:p text:style-name="P6"><text:span text:style-name="T19">Please refer PS3 website,</text:span></text:p>
          <text:p text:style-name="P6"><text:span text:style-name="T19">for up to date information</text:span></text:p>
          <draw:enhanced-geometry svg:viewBox="0 0 21600 21600" draw:type="mso-spt202" draw:enhanced-path="M 0 0 L 21600 0 21600 21600 0 21600 0 0 Z N"/>
        </draw:custom-shape>
        <draw:line draw:name="Line 10" draw:style-name="gr62" draw:text-style-name="P5" draw:layer="layout" svg:x1="17.78cm" svg:y1="15.879cm" svg:x2="19.685cm" svg:y2="13.331cm">
          <text:p text:style-name="P4"/>
        </draw:lin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46" draw:text-style-name="P2" draw:layer="layout" svg:width="8.255cm" svg:height="0.732cm" svg:x="10.795cm" svg:y="24.668cm">
            <text:p text:style-name="P15"><text:span text:style-name="T19"><text:page-number>&lt;番号&gt;</text:page-number></text:span></text:p>
            <draw:enhanced-geometry svg:viewBox="0 0 21600 21600" draw:type="mso-spt202" draw:enhanced-path="M 0 0 L 21600 0 21600 21600 0 21600 0 0 Z N"/>
          </draw:custom-shape>
          <draw:custom-shape draw:name="Text Box 2" draw:style-name="gr47" draw:text-style-name="P2" draw:layer="layout" svg:width="8.255cm" svg:height="1.27cm" svg:x="0cm" svg:y="24.13cm">
            <text:p text:style-name="P4"/>
            <draw:enhanced-geometry svg:viewBox="0 0 21600 21600" draw:type="mso-spt202" draw:enhanced-path="M 0 0 L 21600 0 21600 21600 0 21600 0 0 Z N"/>
          </draw:custom-shape>
          <draw:custom-shape draw:name="Text Box 3" draw:style-name="gr48" draw:text-style-name="P2" draw:layer="layout" svg:width="8.255cm" svg:height="1.27cm" svg:x="0cm" svg:y="0cm">
            <text:p text:style-name="P4"/>
            <draw:enhanced-geometry svg:viewBox="0 0 21600 21600" draw:type="mso-spt202" draw:enhanced-path="M 0 0 L 21600 0 21600 21600 0 21600 0 0 Z N"/>
          </draw:custom-shape>
          <draw:custom-shape draw:name="Text Box 4" draw:style-name="gr48" draw:text-style-name="P2" draw:layer="layout" svg:width="8.255cm" svg:height="1.27cm" svg:x="10.795cm" svg:y="0cm">
            <text:p text:style-name="P4"/>
            <draw:enhanced-geometry svg:viewBox="0 0 21600 21600" draw:type="mso-spt202" draw:enhanced-path="M 0 0 L 21600 0 21600 21600 0 21600 0 0 Z N"/>
          </draw:custom-shape>
          <draw:custom-shape draw:name="Text Box 5"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4" draw:text-style-name="P2" draw:layer="layout" svg:width="15.24cm" svg:height="11.431cm" svg:x="1.905cm" svg:y="12.065cm" presentation:class="notes" presentation:user-transformed="true">
            <draw:text-box>
              <text:p text:style-name="P11"><text:span text:style-name="T10">Fig 1-3.Other OS Flash Area Details</text:span></text:p>
            </draw:text-box>
          </draw:frame>
        </presentation:notes>
      </draw:page>
      <draw:page draw:name="page9" draw:style-name="dp1" draw:master-page-name="標準" presentation:use-date-time-name="dtd1">
        <draw:g draw:name="Group 1">
          <draw:g draw:name="Group 2">
            <draw:custom-shape draw:name="Oval 3" draw:style-name="gr43" draw:text-style-name="P2" draw:layer="layout" svg:width="2.593cm" svg:height="0.399cm" draw:transform="rotate (3.1415926535892) translate (17.294cm 13.532cm)">
              <text:p text:style-name="P4"/>
              <draw:enhanced-geometry svg:viewBox="0 0 21600 21600" draw:glue-points="10800 0 3160 3160 0 10800 3160 18440 10800 21600 18440 18440 21600 10800 18440 3160" draw:text-areas="3200 3200 18400 18400" draw:type="ellipse"/>
            </draw:custom-shape>
            <draw:custom-shape draw:name="Rectangle 4" draw:style-name="gr44" draw:text-style-name="P2" draw:layer="layout" svg:width="2.593cm" svg:height="2.794cm" draw:transform="rotate (3.1415926535892) translate (17.294cm 13.336cm)">
              <text:p text:style-name="P4"/>
              <draw:enhanced-geometry svg:viewBox="0 0 21600 21600" draw:type="rectangle" draw:enhanced-path="M 0 0 L 21600 0 21600 21600 0 21600 0 0 Z N"/>
            </draw:custom-shape>
            <draw:custom-shape draw:name="Oval 5" draw:style-name="gr43" draw:text-style-name="P2" draw:layer="layout" svg:width="2.593cm" svg:height="0.399cm" draw:transform="rotate (3.1415926535892) translate (17.294cm 10.739cm)">
              <text:p text:style-name="P4"/>
              <draw:enhanced-geometry svg:viewBox="0 0 21600 21600" draw:glue-points="10800 0 3160 3160 0 10800 3160 18440 10800 21600 18440 18440 21600 10800 18440 3160" draw:text-areas="3200 3200 18400 18400" draw:type="ellipse"/>
            </draw:custom-shape>
            <draw:line draw:name="Line 6" draw:style-name="gr20" draw:text-style-name="P5" draw:layer="layout" svg:x1="17.295cm" svg:y1="13.329cm" svg:x2="17.298cm" svg:y2="10.528cm">
              <text:p text:style-name="P4"/>
            </draw:line>
            <draw:line draw:name="Line 7" draw:style-name="gr20" draw:text-style-name="P5" draw:layer="layout" svg:x1="14.702cm" svg:y1="13.329cm" svg:x2="14.705cm" svg:y2="10.528cm">
              <text:p text:style-name="P4"/>
            </draw:line>
          </draw:g>
          <draw:custom-shape draw:name="Rectangle 8" draw:style-name="gr45" draw:text-style-name="P2" draw:layer="layout" svg:width="0.198cm" svg:height="2.796cm" svg:x="16.704cm" svg:y="10.741cm">
            <text:p text:style-name="P4"/>
            <draw:enhanced-geometry svg:viewBox="0 0 21600 21600" draw:type="rectangle" draw:enhanced-path="M 0 0 L 21600 0 21600 21600 0 21600 0 0 Z N"/>
          </draw:custom-shape>
        </draw:g>
        <draw:custom-shape draw:name="Text Box 9" draw:style-name="gr11" draw:text-style-name="P2" draw:layer="layout" svg:width="1.7cm" svg:height="0.969cm" svg:x="17.71cm" svg:y="12.343cm">
          <text:p text:style-name="P6"><text:span text:style-name="T18">PS3</text:span></text:p>
          <draw:enhanced-geometry svg:viewBox="0 0 21600 21600" draw:type="mso-spt202" draw:enhanced-path="M 0 0 L 21600 0 21600 21600 0 21600 0 0 Z N"/>
        </draw:custom-shape>
        <draw:custom-shape draw:name="Text Box 10" draw:style-name="gr40" draw:text-style-name="P2" draw:layer="layout" svg:width="19.799cm" svg:height="1.048cm" svg:x="3.7cm" svg:y="14.724cm">
          <text:p text:style-name="P13"><text:span text:style-name="T17">Select “Default System” menu and set to “Other OS”</text:span></text:p>
          <draw:enhanced-geometry svg:viewBox="0 0 21600 21600" draw:type="mso-spt202" draw:enhanced-path="M 0 0 L 21600 0 21600 21600 0 21600 0 0 Z N"/>
        </draw:custom-shape>
        <draw:custom-shape draw:name="Text Box 11" draw:style-name="gr40" draw:text-style-name="P2" draw:layer="layout" svg:width="6.2cm" svg:height="0.773cm" svg:x="3.497cm" svg:y="6.923cm">
          <text:p text:style-name="P19"><text:span text:style-name="T35">Boot flag: <text:s text:c="2"/>0 -&gt; 1 (Other OS)</text:span></text:p>
          <draw:enhanced-geometry svg:viewBox="0 0 21600 21600" draw:type="mso-spt202" draw:enhanced-path="M 0 0 L 21600 0 21600 21600 0 21600 0 0 Z N"/>
        </draw:custom-shape>
        <draw:custom-shape draw:name="Rectangle 12" draw:style-name="gr52" draw:text-style-name="P2" draw:layer="layout" svg:width="3.003cm" svg:height="2.602cm" svg:x="10.301cm" svg:y="6.522cm">
          <text:p text:style-name="P4"/>
          <draw:enhanced-geometry svg:viewBox="0 0 21600 21600" draw:type="rectangle" draw:enhanced-path="M 0 0 L 21600 0 21600 21600 0 21600 0 0 Z N"/>
        </draw:custom-shape>
        <draw:custom-shape draw:name="Text Box 13" draw:style-name="gr40" draw:text-style-name="P2" draw:layer="layout" svg:width="5.799cm" svg:height="0.811cm" svg:x="8.899cm" svg:y="5.323cm">
          <text:p text:style-name="P17"><text:span text:style-name="T21">Other OS Flash Area</text:span></text:p>
          <draw:enhanced-geometry svg:viewBox="0 0 21600 21600" draw:type="mso-spt202" draw:enhanced-path="M 0 0 L 21600 0 21600 21600 0 21600 0 0 Z N"/>
        </draw:custom-shape>
        <draw:custom-shape draw:name="Rectangle 14" draw:style-name="gr53" draw:text-style-name="P2" draw:layer="layout" svg:width="0.6cm" svg:height="0.402cm" svg:x="10.301cm" svg:y="6.72cm">
          <text:p text:style-name="P12"><text:span text:style-name="T22">1</text:span></text:p>
          <draw:enhanced-geometry svg:viewBox="0 0 21600 21600" draw:type="rectangle" draw:enhanced-path="M 0 0 L 21600 0 21600 21600 0 21600 0 0 Z N"/>
        </draw:custom-shape>
        <draw:custom-shape draw:name="AutoShape 15" draw:style-name="gr56" draw:text-style-name="P2" draw:layer="layout" svg:width="1.403cm" svg:height="0.802cm" draw:transform="rotate (-0.226892802760406) translate (15.211cm 11.173cm)">
          <text:p text:style-name="P4"/>
          <draw:enhanced-geometry svg:viewBox="0 0 21600 21600" draw:glue-points="?f7 0 ?f6 ?f1 0 ?f10 ?f6 21600 ?f4 ?f10 21600 ?f9" draw:path-stretchpoint-x="10800" draw:path-stretchpoint-y="10800" draw:text-areas="0 ?f1 ?f4 ?f12" draw:type="cube" draw:modifiers="1887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name="Line 16" draw:style-name="gr57" draw:text-style-name="P5" draw:layer="layout" svg:x1="10.301cm" svg:y1="9.124cm" svg:x2="15.699cm" svg:y2="11.527cm">
          <text:p text:style-name="P4"/>
        </draw:line>
        <draw:line draw:name="Line 17" draw:style-name="gr57" draw:text-style-name="P5" draw:layer="layout" svg:x1="13.3cm" svg:y1="9.124cm" svg:x2="16.1cm" svg:y2="11.527cm">
          <text:p text:style-name="P4"/>
        </draw:line>
        <draw:custom-shape draw:name="Oval 18" draw:style-name="gr2" draw:text-style-name="P2" draw:layer="layout" svg:width="0.401cm" svg:height="0.198cm" svg:x="15.699cm" svg:y="11.527cm">
          <text:p text:style-name="P4"/>
          <draw:enhanced-geometry svg:viewBox="0 0 21600 21600" draw:glue-points="10800 0 3160 3160 0 10800 3160 18440 10800 21600 18440 18440 21600 10800 18440 3160" draw:text-areas="3200 3200 18400 18400" draw:type="ellipse"/>
        </draw:custom-shape>
        <draw:custom-shape draw:name="AutoShape 19" draw:style-name="gr55" draw:text-style-name="P2" draw:layer="layout" svg:width="2.377cm" svg:height="0.969cm" svg:x="10.724cm" svg:y="7.519cm">
          <text:p text:style-name="P20"><text:span text:style-name="T23">Kboot for Distro-A</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name="Text Box 20" draw:style-name="gr11" draw:text-style-name="P2" draw:layer="layout" svg:width="21.178cm" svg:height="0.969cm" svg:x="1.341cm" svg:y="3.126cm">
          <text:p text:style-name="P6"><text:span text:style-name="T4">User can switch which system to be booted though by PS3 System menu.</text:span></text:p>
          <draw:enhanced-geometry svg:viewBox="0 0 21600 21600" draw:type="mso-spt202" draw:enhanced-path="M 0 0 L 21600 0 21600 21600 0 21600 0 0 Z N"/>
        </draw:custom-shape>
        <draw:custom-shape draw:name="Text Box 21" draw:style-name="gr11" draw:text-style-name="P2" draw:layer="layout" svg:width="2.894cm" svg:height="0.811cm" svg:x="11.903cm" svg:y="11.527cm">
          <text:p text:style-name="P6"><text:span text:style-name="T24">Flash Rom</text:span></text:p>
          <draw:enhanced-geometry svg:viewBox="0 0 21600 21600" draw:type="mso-spt202" draw:enhanced-path="M 0 0 L 21600 0 21600 21600 0 21600 0 0 Z N"/>
        </draw:custom-shap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46" draw:text-style-name="P2" draw:layer="layout" svg:width="8.255cm" svg:height="0.732cm" svg:x="10.795cm" svg:y="24.668cm">
            <text:p text:style-name="P15"><text:span text:style-name="T19"><text:page-number>&lt;番号&gt;</text:page-number></text:span></text:p>
            <draw:enhanced-geometry svg:viewBox="0 0 21600 21600" draw:type="mso-spt202" draw:enhanced-path="M 0 0 L 21600 0 21600 21600 0 21600 0 0 Z N"/>
          </draw:custom-shape>
          <draw:custom-shape draw:name="Text Box 2" draw:style-name="gr47" draw:text-style-name="P2" draw:layer="layout" svg:width="8.255cm" svg:height="1.27cm" svg:x="0cm" svg:y="24.13cm">
            <text:p text:style-name="P4"/>
            <draw:enhanced-geometry svg:viewBox="0 0 21600 21600" draw:type="mso-spt202" draw:enhanced-path="M 0 0 L 21600 0 21600 21600 0 21600 0 0 Z N"/>
          </draw:custom-shape>
          <draw:custom-shape draw:name="Text Box 3" draw:style-name="gr48" draw:text-style-name="P2" draw:layer="layout" svg:width="8.255cm" svg:height="1.27cm" svg:x="0cm" svg:y="0cm">
            <text:p text:style-name="P4"/>
            <draw:enhanced-geometry svg:viewBox="0 0 21600 21600" draw:type="mso-spt202" draw:enhanced-path="M 0 0 L 21600 0 21600 21600 0 21600 0 0 Z N"/>
          </draw:custom-shape>
          <draw:custom-shape draw:name="Text Box 4" draw:style-name="gr48" draw:text-style-name="P2" draw:layer="layout" svg:width="8.255cm" svg:height="1.27cm" svg:x="10.795cm" svg:y="0cm">
            <text:p text:style-name="P4"/>
            <draw:enhanced-geometry svg:viewBox="0 0 21600 21600" draw:type="mso-spt202" draw:enhanced-path="M 0 0 L 21600 0 21600 21600 0 21600 0 0 Z N"/>
          </draw:custom-shape>
          <draw:custom-shape draw:name="Text Box 5"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4" draw:text-style-name="P2" draw:layer="layout" svg:width="15.24cm" svg:height="11.431cm" svg:x="1.905cm" svg:y="12.065cm" presentation:class="notes" presentation:user-transformed="true">
            <draw:text-box>
              <text:p text:style-name="P11"><text:span text:style-name="T10">Fig 1-4. Change Default system</text:span></text:p>
            </draw:text-box>
          </draw:frame>
        </presentation:notes>
      </draw:page>
      <draw:page draw:name="page10" draw:style-name="dp1" draw:master-page-name="標準" presentation:use-date-time-name="dtd1">
        <draw:custom-shape draw:name="Rectangle 1" draw:style-name="gr63" draw:text-style-name="P2" draw:layer="layout" svg:width="17.004cm" svg:height="7.201cm" svg:x="3.695cm" svg:y="9.521cm">
          <text:p text:style-name="P4"/>
          <draw:enhanced-geometry svg:viewBox="0 0 21600 21600" draw:type="rectangle" draw:enhanced-path="M 0 0 L 21600 0 21600 21600 0 21600 0 0 Z N"/>
        </draw:custom-shape>
        <draw:custom-shape draw:name="AutoShape 2" draw:style-name="gr64" draw:text-style-name="P2" draw:layer="layout" svg:width="5.001cm" svg:height="1.2cm" svg:x="5.499cm" svg:y="4.123cm">
          <text:p text:style-name="P12"><text:span text:style-name="T36">Power 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name="AutoShape 3" draw:style-name="gr64" draw:text-style-name="P2" draw:layer="layout" svg:width="5.001cm" svg:height="1.199cm" svg:x="5.499cm" svg:y="5.724cm">
          <text:p text:style-name="P12"><text:span text:style-name="T30"><text:s/></text:span><text:span text:style-name="T30">boot flag = 1</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4" draw:style-name="gr64" draw:text-style-name="P2" draw:layer="layout" svg:width="4.203cm" svg:height="1.2cm" svg:x="13.498cm" svg:y="5.719cm">
          <text:p text:style-name="P12"><text:span text:style-name="T36">PS3 Env</text:span></text:p>
          <draw:enhanced-geometry svg:viewBox="0 0 21600 21600" draw:text-areas="2540 0 19060 21600" draw:type="flowchart-predefined-process" draw:enhanced-path="M 0 0 L 21600 0 21600 21600 0 21600 Z N M 2540 0 L 2540 21600 N M 19060 0 L 19060 21600 N"/>
        </draw:custom-shape>
        <draw:custom-shape draw:name="AutoShape 5" draw:style-name="gr64" draw:text-style-name="P2" draw:layer="layout" svg:width="5.001cm" svg:height="1.204cm" svg:x="5.499cm" svg:y="7.32cm">
          <text:p text:style-name="P12"><text:span text:style-name="T30">Load &amp; exec boot loader</text:span><text:span text:style-name="T30"><text:line-break/></text:span><text:span text:style-name="T30"> from boot loader area</text:span></text:p>
          <draw:enhanced-geometry svg:viewBox="0 0 21600 21600" draw:glue-points="10800 0 0 10800 10800 21600 21600 10800" draw:type="flowchart-process" draw:enhanced-path="M 0 0 L 21600 0 21600 21600 0 21600 0 0 Z N"/>
        </draw:custom-shape>
        <draw:custom-shape draw:name="AutoShape 6" draw:style-name="gr64" draw:text-style-name="P2" draw:layer="layout" svg:width="5.001cm" svg:height="1.204cm" svg:x="5.499cm" svg:y="10.12cm">
          <text:p text:style-name="P12"><text:span text:style-name="T30">Initialize Hardware and</text:span><text:span text:style-name="T30"><text:line-break/></text:span><text:span text:style-name="T30">mount devices</text:span></text:p>
          <draw:enhanced-geometry svg:viewBox="0 0 21600 21600" draw:glue-points="10800 0 0 10800 10800 21600 21600 10800" draw:type="flowchart-process" draw:enhanced-path="M 0 0 L 21600 0 21600 21600 0 21600 0 0 Z N"/>
        </draw:custom-shape>
        <draw:custom-shape draw:name="AutoShape 7" draw:style-name="gr64" draw:text-style-name="P2" draw:id="id1" draw:layer="layout" svg:width="5.001cm" svg:height="1.199cm" svg:x="5.499cm" svg:y="11.721cm">
          <text:p text:style-name="P12"><text:span text:style-name="T30"><text:s/></text:span><text:span text:style-name="T30">Time out or</text:span><text:span text:style-name="T30"><text:line-break/></text:span><text:span text:style-name="T30">R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8" draw:style-name="gr64" draw:text-style-name="P2" draw:layer="layout" svg:width="5.001cm" svg:height="1.199cm" svg:x="5.499cm" svg:y="13.322cm">
          <text:p text:style-name="P12"><text:span text:style-name="T30"><text:s/></text:span><text:span text:style-name="T30">User input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9" draw:style-name="gr64" draw:text-style-name="P2" draw:layer="layout" svg:width="4.401cm" svg:height="1.204cm" svg:x="13.498cm" svg:y="13.322cm">
          <text:p text:style-name="P12"><text:span text:style-name="T30">Exec default kernel</text:span></text:p>
          <draw:enhanced-geometry svg:viewBox="0 0 21600 21600" draw:glue-points="10800 0 0 10800 10800 21600 21600 10800" draw:type="flowchart-process" draw:enhanced-path="M 0 0 L 21600 0 21600 21600 0 21600 0 0 Z N"/>
        </draw:custom-shape>
        <draw:custom-shape draw:name="AutoShape 10" draw:style-name="gr64" draw:text-style-name="P2" draw:layer="layout" svg:width="5.001cm" svg:height="1.203cm" svg:x="5.499cm" svg:y="14.923cm">
          <text:p text:style-name="P12"><text:span text:style-name="T30">Exec user specified kernel</text:span></text:p>
          <draw:enhanced-geometry svg:viewBox="0 0 21600 21600" draw:glue-points="10800 0 0 10800 10800 21600 21600 10800" draw:type="flowchart-process" draw:enhanced-path="M 0 0 L 21600 0 21600 21600 0 21600 0 0 Z N"/>
        </draw:custom-shape>
        <draw:line draw:name="Line 11" draw:style-name="gr65" draw:text-style-name="P5" draw:layer="layout" svg:x1="7.699cm" svg:y1="5.323cm" svg:x2="7.704cm" svg:y2="5.719cm">
          <text:p text:style-name="P4"/>
        </draw:line>
        <draw:line draw:name="Line 12" draw:style-name="gr66" draw:text-style-name="P5" draw:layer="layout" svg:x1="7.699cm" svg:y1="6.923cm" svg:x2="7.704cm" svg:y2="7.32cm">
          <text:p text:style-name="P4"/>
        </draw:line>
        <draw:line draw:name="Line 13" draw:style-name="gr67" draw:text-style-name="P5" draw:layer="layout" svg:x1="7.699cm" svg:y1="8.524cm" svg:x2="7.704cm" svg:y2="9.922cm">
          <text:p text:style-name="P4"/>
        </draw:line>
        <draw:line draw:name="Line 14" draw:style-name="gr68" draw:text-style-name="P5" draw:layer="layout" svg:x1="7.699cm" svg:y1="11.324cm" svg:x2="7.704cm" svg:y2="11.721cm">
          <text:p text:style-name="P4"/>
        </draw:line>
        <draw:line draw:name="Line 15" draw:style-name="gr69" draw:text-style-name="P5" draw:layer="layout" svg:x1="7.699cm" svg:y1="12.925cm" svg:x2="7.704cm" svg:y2="13.322cm">
          <text:p text:style-name="P4"/>
        </draw:line>
        <draw:line draw:name="Line 16" draw:style-name="gr70" draw:text-style-name="P5" draw:layer="layout" svg:x1="7.699cm" svg:y1="14.526cm" svg:x2="7.704cm" svg:y2="14.923cm">
          <text:p text:style-name="P4"/>
        </draw:line>
        <draw:connector draw:name="AutoShape 17" draw:style-name="gr71" draw:text-style-name="P5" draw:layer="layout" svg:x1="10.5cm" svg:y1="12.32cm" svg:x2="8.339cm" svg:y2="11.523cm" draw:start-shape="id1" draw:start-glue-point="7">
          <text:p text:style-name="P4"/>
        </draw:connector>
        <draw:line draw:name="Line 18" draw:style-name="gr72" draw:text-style-name="P5" draw:layer="layout" svg:x1="10.5cm" svg:y1="13.921cm" svg:x2="13.498cm" svg:y2="13.926cm">
          <text:p text:style-name="P4"/>
        </draw:line>
        <draw:custom-shape draw:name="Text Box 19" draw:style-name="gr40" draw:text-style-name="P2" draw:layer="layout" svg:width="0.86cm" svg:height="0.688cm" svg:x="11.298cm" svg:y="11.523cm">
          <text:p text:style-name="P27"><text:span text:style-name="T30">N</text:span></text:p>
          <draw:enhanced-geometry svg:viewBox="0 0 21600 21600" draw:type="mso-spt202" draw:enhanced-path="M 0 0 L 21600 0 21600 21600 0 21600 0 0 Z N"/>
        </draw:custom-shape>
        <draw:custom-shape draw:name="Text Box 20" draw:style-name="gr40" draw:text-style-name="P2" draw:layer="layout" svg:width="0.86cm" svg:height="0.688cm" svg:x="11.298cm" svg:y="13.123cm">
          <text:p text:style-name="P27"><text:span text:style-name="T30">N</text:span></text:p>
          <draw:enhanced-geometry svg:viewBox="0 0 21600 21600" draw:type="mso-spt202" draw:enhanced-path="M 0 0 L 21600 0 21600 21600 0 21600 0 0 Z N"/>
        </draw:custom-shape>
        <draw:custom-shape draw:name="Text Box 21" draw:style-name="gr40" draw:text-style-name="P2" draw:layer="layout" svg:width="0.86cm" svg:height="0.688cm" svg:x="8.096cm" svg:y="14.323cm">
          <text:p text:style-name="P27"><text:span text:style-name="T30">Y</text:span></text:p>
          <draw:enhanced-geometry svg:viewBox="0 0 21600 21600" draw:type="mso-spt202" draw:enhanced-path="M 0 0 L 21600 0 21600 21600 0 21600 0 0 Z N"/>
        </draw:custom-shape>
        <draw:custom-shape draw:name="Text Box 22" draw:style-name="gr40" draw:text-style-name="P2" draw:layer="layout" svg:width="0.86cm" svg:height="0.688cm" svg:x="8.096cm" svg:y="12.722cm">
          <text:p text:style-name="P27"><text:span text:style-name="T30">Y</text:span></text:p>
          <draw:enhanced-geometry svg:viewBox="0 0 21600 21600" draw:type="mso-spt202" draw:enhanced-path="M 0 0 L 21600 0 21600 21600 0 21600 0 0 Z N"/>
        </draw:custom-shape>
        <draw:line draw:name="Line 23" draw:style-name="gr73" draw:text-style-name="P5" draw:layer="layout" svg:x1="10.5cm" svg:y1="6.319cm" svg:x2="13.498cm" svg:y2="6.324cm">
          <text:p text:style-name="P4"/>
        </draw:line>
        <draw:custom-shape draw:name="Text Box 24" draw:style-name="gr40" draw:text-style-name="P2" draw:layer="layout" svg:width="0.86cm" svg:height="0.688cm" svg:x="8.299cm" svg:y="6.72cm">
          <text:p text:style-name="P27"><text:span text:style-name="T30">Y</text:span></text:p>
          <draw:enhanced-geometry svg:viewBox="0 0 21600 21600" draw:type="mso-spt202" draw:enhanced-path="M 0 0 L 21600 0 21600 21600 0 21600 0 0 Z N"/>
        </draw:custom-shape>
        <draw:custom-shape draw:name="Text Box 25" draw:style-name="gr40" draw:text-style-name="P2" draw:layer="layout" svg:width="0.86cm" svg:height="0.688cm" svg:x="10.896cm" svg:y="5.521cm">
          <text:p text:style-name="P27"><text:span text:style-name="T30">N</text:span></text:p>
          <draw:enhanced-geometry svg:viewBox="0 0 21600 21600" draw:type="mso-spt202" draw:enhanced-path="M 0 0 L 21600 0 21600 21600 0 21600 0 0 Z N"/>
        </draw:custom-shape>
        <draw:custom-shape draw:name="Text Box 26" draw:style-name="gr40" draw:text-style-name="P2" draw:layer="layout" svg:width="3.801cm" svg:height="1.03cm" svg:x="16.7cm" svg:y="9.922cm">
          <text:p text:style-name="P28"><text:span text:style-name="T37">in kboot</text:span></text:p>
          <draw:enhanced-geometry svg:viewBox="0 0 21600 21600" draw:type="mso-spt202" draw:enhanced-path="M 0 0 L 21600 0 21600 21600 0 21600 0 0 Z N"/>
        </draw:custom-shape>
        <draw:line draw:name="Line 27" draw:style-name="gr74" draw:text-style-name="P5" draw:layer="layout" svg:x1="10.896cm" svg:y1="8.123cm" svg:x2="14.693cm" svg:y2="8.127cm">
          <text:p text:style-name="P4"/>
        </draw:line>
        <draw:custom-shape draw:name="Text Box 28" draw:style-name="gr40" draw:text-style-name="P2" draw:layer="layout" svg:width="3.802cm" svg:height="1.03cm" svg:x="13.899cm" svg:y="7.519cm">
          <text:p text:style-name="P28"><text:span text:style-name="T37">kboot</text:span></text:p>
          <draw:enhanced-geometry svg:viewBox="0 0 21600 21600" draw:type="mso-spt202" draw:enhanced-path="M 0 0 L 21600 0 21600 21600 0 21600 0 0 Z N"/>
        </draw:custom-shap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46" draw:text-style-name="P2" draw:layer="layout" svg:width="8.255cm" svg:height="0.732cm" svg:x="10.795cm" svg:y="24.668cm">
            <text:p text:style-name="P15"><text:span text:style-name="T19"><text:page-number>&lt;番号&gt;</text:page-number></text:span></text:p>
            <draw:enhanced-geometry svg:viewBox="0 0 21600 21600" draw:type="mso-spt202" draw:enhanced-path="M 0 0 L 21600 0 21600 21600 0 21600 0 0 Z N"/>
          </draw:custom-shape>
          <draw:custom-shape draw:name="Text Box 2" draw:style-name="gr47" draw:text-style-name="P2" draw:layer="layout" svg:width="8.255cm" svg:height="1.27cm" svg:x="0cm" svg:y="24.13cm">
            <text:p text:style-name="P4"/>
            <draw:enhanced-geometry svg:viewBox="0 0 21600 21600" draw:type="mso-spt202" draw:enhanced-path="M 0 0 L 21600 0 21600 21600 0 21600 0 0 Z N"/>
          </draw:custom-shape>
          <draw:custom-shape draw:name="Text Box 3" draw:style-name="gr48" draw:text-style-name="P2" draw:layer="layout" svg:width="8.255cm" svg:height="1.27cm" svg:x="0cm" svg:y="0cm">
            <text:p text:style-name="P4"/>
            <draw:enhanced-geometry svg:viewBox="0 0 21600 21600" draw:type="mso-spt202" draw:enhanced-path="M 0 0 L 21600 0 21600 21600 0 21600 0 0 Z N"/>
          </draw:custom-shape>
          <draw:custom-shape draw:name="Text Box 4" draw:style-name="gr48" draw:text-style-name="P2" draw:layer="layout" svg:width="8.255cm" svg:height="1.27cm" svg:x="10.795cm" svg:y="0cm">
            <text:p text:style-name="P4"/>
            <draw:enhanced-geometry svg:viewBox="0 0 21600 21600" draw:type="mso-spt202" draw:enhanced-path="M 0 0 L 21600 0 21600 21600 0 21600 0 0 Z N"/>
          </draw:custom-shape>
          <draw:custom-shape draw:name="Text Box 5"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4" draw:text-style-name="P2" draw:layer="layout" svg:width="15.24cm" svg:height="11.431cm" svg:x="1.905cm" svg:y="12.065cm" presentation:class="notes" presentation:user-transformed="true">
            <draw:text-box>
              <text:p text:style-name="P11"><text:span text:style-name="T10">Fig 1-5. Boot Flow Chart with Kboot</text:span></text:p>
            </draw:text-box>
          </draw:frame>
        </presentation:notes>
      </draw:page>
      <draw:page draw:name="page11" draw:style-name="dp1" draw:master-page-name="タイトル1" presentation:use-date-time-name="dtd1">
        <draw:frame presentation:style-name="pr5" draw:text-style-name="P2" draw:layer="layout" svg:width="21.59cm" svg:height="3.101cm" svg:x="1.905cm" svg:y="5.574cm" presentation:class="title" presentation:user-transformed="true">
          <draw:text-box>
            <text:p text:style-name="P1"><text:span text:style-name="T1">SPE Programming Environment Overview</text:span></text:p>
          </draw:text-box>
        </draw:frame>
        <draw:frame presentation:style-name="pr2" draw:text-style-name="P2" draw:layer="layout" svg:width="17.78cm" svg:height="2.603cm" svg:x="3.81cm" svg:y="11.65cm">
          <draw:text-box>
            <text:p text:style-name="P4"/>
          </draw:text-box>
        </draw:fram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3" draw:text-style-name="P4" draw:layer="layout" svg:width="13.966cm" svg:height="11.428cm" svg:x="2.54cm" svg:y="12.065cm" presentation:class="notes" presentation:placeholder="true">
            <draw:text-box/>
          </draw:frame>
        </presentation:notes>
      </draw:page>
      <draw:page draw:name="page12" draw:style-name="dp1" draw:master-page-name="標準" presentation:use-date-time-name="dtd1">
        <draw:custom-shape draw:style-name="gr75" draw:text-style-name="P2" draw:layer="layout" svg:width="6.799cm" svg:height="9.6cm" svg:x="5.098cm" svg:y="5.124cm">
          <text:p text:style-name="P29"><text:span text:style-name="T38">PPE</text:span></text:p>
          <draw:enhanced-geometry svg:viewBox="0 0 21600 21600" draw:type="rectangle" draw:enhanced-path="M 0 0 L 21600 0 21600 21600 0 21600 0 0 Z N"/>
        </draw:custom-shape>
        <draw:custom-shape draw:style-name="gr76" draw:text-style-name="P2" draw:layer="layout" svg:width="6.002cm" svg:height="2.399cm" svg:x="5.499cm" svg:y="11.924cm">
          <text:p text:style-name="P29"><text:span text:style-name="T39">Linux Kernel</text:span></text:p>
          <draw:enhanced-geometry svg:viewBox="0 0 21600 21600" draw:type="rectangle" draw:enhanced-path="M 0 0 L 21600 0 21600 21600 0 21600 0 0 Z N"/>
        </draw:custom-shape>
        <draw:custom-shape draw:style-name="gr77" draw:text-style-name="P2" draw:layer="layout" svg:width="6.002cm" svg:height="4.198cm" svg:x="5.499cm" svg:y="6.923cm">
          <text:p text:style-name="P29"><text:span text:style-name="T39">PPE Application</text:span></text:p>
          <draw:enhanced-geometry svg:viewBox="0 0 21600 21600" draw:type="rectangle" draw:enhanced-path="M 0 0 L 21600 0 21600 21600 0 21600 0 0 Z N"/>
        </draw:custom-shape>
        <draw:custom-shape draw:style-name="gr78" draw:text-style-name="P2" draw:layer="layout" svg:width="5cm" svg:height="1.204cm" svg:x="6.099cm" svg:y="12.321cm">
          <text:p text:style-name="P29"><text:span text:style-name="T39">SPUFS</text:span></text:p>
          <draw:enhanced-geometry svg:viewBox="0 0 21600 21600" draw:type="rectangle" draw:enhanced-path="M 0 0 L 21600 0 21600 21600 0 21600 0 0 Z N"/>
        </draw:custom-shape>
        <draw:custom-shape draw:style-name="gr78" draw:text-style-name="P2" draw:layer="layout" svg:width="5.199cm" svg:height="1.2cm" svg:x="5.9cm" svg:y="8.722cm">
          <text:p text:style-name="P29"><text:span text:style-name="T39">libspe</text:span></text:p>
          <draw:enhanced-geometry svg:viewBox="0 0 21600 21600" draw:type="rectangle" draw:enhanced-path="M 0 0 L 21600 0 21600 21600 0 21600 0 0 Z N"/>
        </draw:custom-shape>
        <draw:custom-shape draw:style-name="gr79" draw:text-style-name="P2" draw:layer="layout" svg:width="8.004cm" svg:height="9.604cm" svg:x="12.7cm" svg:y="5.12cm">
          <text:p text:style-name="P29"><text:span text:style-name="T38">SPE</text:span></text:p>
          <draw:enhanced-geometry svg:viewBox="0 0 21600 21600" draw:type="rectangle" draw:enhanced-path="M 0 0 L 21600 0 21600 21600 0 21600 0 0 Z N"/>
        </draw:custom-shape>
        <draw:custom-shape draw:style-name="gr80" draw:text-style-name="P2" draw:layer="layout" svg:width="7.201cm" svg:height="7.4cm" svg:x="13.101cm" svg:y="6.923cm">
          <text:p text:style-name="P29"><text:span text:style-name="T39">SPE Application</text:span></text:p>
          <draw:enhanced-geometry svg:viewBox="0 0 21600 21600" draw:type="rectangle" draw:enhanced-path="M 0 0 L 21600 0 21600 21600 0 21600 0 0 Z N"/>
        </draw:custom-shape>
        <draw:custom-shape draw:style-name="gr81" draw:text-style-name="P2" draw:layer="layout" svg:width="4.802cm" svg:height="1.199cm" svg:x="14.301cm" svg:y="11.924cm">
          <text:p text:style-name="P29"><text:span text:style-name="T39">newlib</text:span></text:p>
          <draw:enhanced-geometry svg:viewBox="0 0 21600 21600" draw:type="rectangle" draw:enhanced-path="M 0 0 L 21600 0 21600 21600 0 21600 0 0 Z N"/>
        </draw:custom-shape>
        <draw:custom-shape draw:style-name="gr82" draw:text-style-name="P2" draw:layer="layout" svg:width="4.802cm" svg:height="1.199cm" svg:x="14.301cm" svg:y="8.727cm">
          <text:p text:style-name="P29"><text:span text:style-name="T39">vector math library</text:span></text:p>
          <draw:enhanced-geometry svg:viewBox="0 0 21600 21600" draw:type="rectangle" draw:enhanced-path="M 0 0 L 21600 0 21600 21600 0 21600 0 0 Z N"/>
        </draw:custom-shape>
        <draw:line draw:style-name="gr83" draw:text-style-name="P5" draw:layer="layout" svg:x1="10.698cm" svg:y1="12.925cm" svg:x2="13.498cm" svg:y2="12.925cm">
          <text:p text:style-name="P4"/>
        </draw:line>
        <draw:line draw:style-name="gr83" draw:text-style-name="P5" draw:layer="layout" svg:x1="9.3cm" svg:y1="12.523cm" svg:x2="9.3cm" svg:y2="9.718cm">
          <text:p text:style-name="P4"/>
        </draw:line>
        <draw:custom-shape draw:style-name="gr82" draw:text-style-name="P2" draw:layer="layout" svg:width="4.802cm" svg:height="1.2cm" svg:x="14.301cm" svg:y="10.323cm">
          <text:p text:style-name="P29"><text:span text:style-name="T39">SIMD math library</text:span></text:p>
          <draw:enhanced-geometry svg:viewBox="0 0 21600 21600" draw:type="rectangle" draw:enhanced-path="M 0 0 L 21600 0 21600 21600 0 21600 0 0 Z N"/>
        </draw:custom-shap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6" draw:text-style-name="P4" draw:layer="layout" svg:width="13.966cm" svg:height="11.428cm" svg:x="2.54cm" svg:y="12.065cm" presentation:class="notes" presentation:placeholder="true">
            <draw:text-box/>
          </draw:frame>
        </presentation:notes>
      </draw:page>
      <draw:page draw:name="page13" draw:style-name="dp1" draw:master-page-name="タイトル1" presentation:use-date-time-name="dtd1">
        <draw:frame presentation:style-name="pr1" draw:text-style-name="P2" draw:layer="layout" svg:width="21.59cm" svg:height="2.413cm" svg:x="1.905cm" svg:y="5.918cm" presentation:class="title" presentation:user-transformed="true">
          <draw:text-box>
            <text:p text:style-name="P1"><text:span text:style-name="T15">System Overview</text:span></text:p>
          </draw:text-box>
        </draw:frame>
        <draw:frame presentation:style-name="pr2" draw:text-style-name="P2" draw:layer="layout" svg:width="17.78cm" svg:height="2.603cm" svg:x="3.81cm" svg:y="11.65cm">
          <draw:text-box>
            <text:p text:style-name="P4"/>
          </draw:text-box>
        </draw:fram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3" draw:text-style-name="P4" draw:layer="layout" svg:width="13.966cm" svg:height="11.428cm" svg:x="2.54cm" svg:y="12.065cm" presentation:class="notes" presentation:placeholder="true">
            <draw:text-box/>
          </draw:frame>
        </presentation:notes>
      </draw:page>
      <draw:page draw:name="page14" draw:style-name="dp1" draw:master-page-name="標準" presentation:use-date-time-name="dtd1">
        <draw:custom-shape draw:name="Rectangle 1" draw:style-name="gr84" draw:text-style-name="P2" draw:layer="layout" svg:width="4.987cm" svg:height="1.6cm" draw:transform="rotate (-1.57079632679579) translate (21.109cm 6.725cm)">
          <text:p text:style-name="P6"><text:span text:style-name="T19">PPC64 infrastructure</text:span></text:p>
          <text:p text:style-name="P6"><text:span text:style-name="T19"/></text:p>
          <text:p text:style-name="P6"><text:span text:style-name="T19"/></text:p>
          <draw:enhanced-geometry svg:viewBox="0 0 21600 21600" draw:type="rectangle" draw:enhanced-path="M 0 0 L 21600 0 21600 21600 0 21600 0 0 Z N"/>
        </draw:custom-shape>
        <draw:custom-shape draw:name="Rectangle 2" draw:style-name="gr5" draw:text-style-name="P2" draw:layer="layout" svg:width="3.598cm" svg:height="0.635cm" draw:transform="rotate (1.5707963267946) translate (17.198cm 10.16cm)">
          <text:p text:style-name="P6"><text:span text:style-name="T19">Mouse/KBD</text:span></text:p>
          <draw:enhanced-geometry svg:viewBox="0 0 21600 21600" draw:type="rectangle" draw:enhanced-path="M 0 0 L 21600 0 21600 21600 0 21600 0 0 Z N"/>
        </draw:custom-shape>
        <draw:custom-shape draw:name="Rectangle 3" draw:style-name="gr5" draw:text-style-name="P2" draw:layer="layout" svg:width="3.598cm" svg:height="0.635cm" draw:transform="rotate (1.5707963267946) translate (18.468cm 10.16cm)">
          <text:p text:style-name="P6"><text:span text:style-name="T19">Bluetooth</text:span></text:p>
          <draw:enhanced-geometry svg:viewBox="0 0 21600 21600" draw:type="rectangle" draw:enhanced-path="M 0 0 L 21600 0 21600 21600 0 21600 0 0 Z N"/>
        </draw:custom-shape>
        <draw:custom-shape draw:name="Rectangle 4" draw:style-name="gr5" draw:text-style-name="P2" draw:layer="layout" svg:width="3.598cm" svg:height="0.635cm" draw:transform="rotate (1.5707963267946) translate (17.833cm 10.16cm)">
          <text:p text:style-name="P6"><text:span text:style-name="T19">PAD</text:span></text:p>
          <draw:enhanced-geometry svg:viewBox="0 0 21600 21600" draw:type="rectangle" draw:enhanced-path="M 0 0 L 21600 0 21600 21600 0 21600 0 0 Z N"/>
        </draw:custom-shape>
        <draw:custom-shape draw:name="Rectangle 5" draw:style-name="gr85" draw:text-style-name="P2" draw:layer="layout" svg:width="1.27cm" svg:height="1.059cm" draw:transform="rotate (-1.57079632679579) translate (23.565cm 14.817cm)">
          <text:p text:style-name="P6"><text:span text:style-name="T18">HW</text:span></text:p>
          <draw:enhanced-geometry svg:viewBox="0 0 21600 21600" draw:type="rectangle" draw:enhanced-path="M 0 0 L 21600 0 21600 21600 0 21600 0 0 Z N"/>
        </draw:custom-shape>
        <draw:custom-shape draw:name="Rectangle 6" draw:style-name="gr85" draw:text-style-name="P2" draw:layer="layout" svg:width="1.482cm" svg:height="1.059cm" draw:transform="rotate (-1.57079632679579) translate (23.565cm 12.065cm)">
          <text:p text:style-name="P6"><text:span text:style-name="T40">Hyper</text:span></text:p>
          <text:p text:style-name="P6"><text:span text:style-name="T40">visor</text:span></text:p>
          <draw:enhanced-geometry svg:viewBox="0 0 21600 21600" draw:type="rectangle" draw:enhanced-path="M 0 0 L 21600 0 21600 21600 0 21600 0 0 Z N"/>
        </draw:custom-shape>
        <draw:custom-shape draw:name="Rectangle 7" draw:style-name="gr86" draw:text-style-name="P2" draw:layer="layout" svg:width="19.266cm" svg:height="5.503cm" svg:x="2.236cm" svg:y="6.35cm">
          <text:p text:style-name="P6"><text:span text:style-name="T4"/></text:p>
          <text:p text:style-name="P6"><text:span text:style-name="T4"/></text:p>
          <draw:enhanced-geometry svg:viewBox="0 0 21600 21600" draw:type="rectangle" draw:enhanced-path="M 0 0 L 21600 0 21600 21600 0 21600 0 0 Z N"/>
        </draw:custom-shape>
        <draw:custom-shape draw:name="Rectangle 8" draw:style-name="gr87" draw:text-style-name="P2" draw:layer="layout" svg:width="1.905cm" svg:height="1.482cm" svg:x="14.288cm" svg:y="15.663cm">
          <text:p text:style-name="P6"><text:span text:style-name="T12">HDD/</text:span></text:p>
          <text:p text:style-name="P6"><text:span text:style-name="T12">BD</text:span></text:p>
          <draw:enhanced-geometry svg:viewBox="0 0 21600 21600" draw:type="rectangle" draw:enhanced-path="M 0 0 L 21600 0 21600 21600 0 21600 0 0 Z N"/>
        </draw:custom-shape>
        <draw:custom-shape draw:name="Rectangle 9" draw:style-name="gr87" draw:text-style-name="P2" draw:layer="layout" svg:width="1.905cm" svg:height="1.482cm" svg:x="12.171cm" svg:y="13.97cm">
          <text:p text:style-name="P6"><text:span text:style-name="T31">GbE</text:span></text:p>
          <draw:enhanced-geometry svg:viewBox="0 0 21600 21600" draw:type="rectangle" draw:enhanced-path="M 0 0 L 21600 0 21600 21600 0 21600 0 0 Z N"/>
        </draw:custom-shape>
        <draw:custom-shape draw:name="Rectangle 10" draw:style-name="gr87" draw:text-style-name="P2" draw:layer="layout" svg:width="2.328cm" svg:height="2.963cm" svg:x="7.091cm" svg:y="13.97cm">
          <text:p text:style-name="P6"><text:span text:style-name="T12">Graphics</text:span></text:p>
          <draw:enhanced-geometry svg:viewBox="0 0 21600 21600" draw:type="rectangle" draw:enhanced-path="M 0 0 L 21600 0 21600 21600 0 21600 0 0 Z N"/>
        </draw:custom-shape>
        <draw:custom-shape draw:name="Rectangle 11" draw:style-name="gr87" draw:text-style-name="P2" draw:layer="layout" svg:width="1.905cm" svg:height="0.662cm" svg:x="16.404cm" svg:y="15.663cm">
          <text:p text:style-name="P6"><text:span text:style-name="T41">Mouse/</text:span></text:p>
          <text:p text:style-name="P6"><text:span text:style-name="T41">ＫＢＤ</text:span></text:p>
          <draw:enhanced-geometry svg:viewBox="0 0 21600 21600" draw:type="rectangle" draw:enhanced-path="M 0 0 L 21600 0 21600 21600 0 21600 0 0 Z N"/>
        </draw:custom-shape>
        <draw:custom-shape draw:name="Rectangle 12" draw:style-name="gr88" draw:text-style-name="P2" draw:layer="layout" svg:width="19.266cm" svg:height="3.81cm" svg:x="2.236cm" svg:y="13.547cm">
          <text:p text:style-name="P4"/>
          <draw:enhanced-geometry svg:viewBox="0 0 21600 21600" draw:type="rectangle" draw:enhanced-path="M 0 0 L 21600 0 21600 21600 0 21600 0 0 Z N"/>
        </draw:custom-shape>
        <draw:custom-shape draw:name="Rectangle 13" draw:style-name="gr5" draw:text-style-name="P2" draw:layer="layout" svg:width="1.905cm" svg:height="1.693cm" svg:x="14.288cm" svg:y="8.467cm">
          <text:p text:style-name="P6"><text:span text:style-name="T19">SCSI</text:span></text:p>
          <draw:enhanced-geometry svg:viewBox="0 0 21600 21600" draw:type="rectangle" draw:enhanced-path="M 0 0 L 21600 0 21600 21600 0 21600 0 0 Z N"/>
        </draw:custom-shape>
        <draw:custom-shape draw:name="Rectangle 14" draw:style-name="gr5" draw:text-style-name="P2" draw:layer="layout" svg:width="1.905cm" svg:height="1.693cm" svg:x="12.171cm" svg:y="8.467cm">
          <text:p text:style-name="P6"><text:span text:style-name="T42">NETWORK</text:span></text:p>
          <draw:enhanced-geometry svg:viewBox="0 0 21600 21600" draw:type="rectangle" draw:enhanced-path="M 0 0 L 21600 0 21600 21600 0 21600 0 0 Z N"/>
        </draw:custom-shape>
        <draw:custom-shape draw:name="Rectangle 15" draw:style-name="gr87" draw:text-style-name="P2" draw:layer="layout" svg:width="1.905cm" svg:height="1.481cm" svg:x="12.197cm" svg:y="15.646cm">
          <text:p text:style-name="P6"><text:span text:style-name="T31">wifi</text:span></text:p>
          <draw:enhanced-geometry svg:viewBox="0 0 21600 21600" draw:type="rectangle" draw:enhanced-path="M 0 0 L 21600 0 21600 21600 0 21600 0 0 Z N"/>
        </draw:custom-shape>
        <draw:custom-shape draw:name="Rectangle 16" draw:style-name="gr87" draw:text-style-name="P2" draw:layer="layout" svg:width="1.905cm" svg:height="0.48cm" svg:x="16.395cm" svg:y="16.528cm">
          <text:p text:style-name="P6"><text:span text:style-name="T43">Bluetooth</text:span></text:p>
          <draw:enhanced-geometry svg:viewBox="0 0 21600 21600" draw:type="rectangle" draw:enhanced-path="M 0 0 L 21600 0 21600 21600 0 21600 0 0 Z N"/>
        </draw:custom-shape>
        <draw:custom-shape draw:name="Rectangle 17" draw:style-name="gr87" draw:text-style-name="P2" draw:layer="layout" svg:width="1.905cm" svg:height="1.482cm" svg:x="16.404cm" svg:y="13.97cm">
          <text:p text:style-name="P6"><text:span text:style-name="T31">USB</text:span></text:p>
          <draw:enhanced-geometry svg:viewBox="0 0 21600 21600" draw:type="rectangle" draw:enhanced-path="M 0 0 L 21600 0 21600 21600 0 21600 0 0 Z N"/>
        </draw:custom-shape>
        <draw:custom-shape draw:name="Rectangle 18" draw:style-name="gr5" draw:text-style-name="P2" draw:layer="layout" svg:width="2.54cm" svg:height="0.847cm" svg:x="16.563cm" svg:y="10.16cm">
          <text:p text:style-name="P6"><text:span text:style-name="T19">USB</text:span></text:p>
          <draw:enhanced-geometry svg:viewBox="0 0 21600 21600" draw:type="rectangle" draw:enhanced-path="M 0 0 L 21600 0 21600 21600 0 21600 0 0 Z N"/>
        </draw:custom-shape>
        <draw:custom-shape draw:name="Rectangle 19" draw:style-name="gr27" draw:text-style-name="P2" draw:layer="layout" svg:width="1.693cm" svg:height="1.482cm" svg:x="9.843cm" svg:y="10.16cm">
          <text:p text:style-name="P6"><text:span text:style-name="T19">audio</text:span></text:p>
          <draw:enhanced-geometry svg:viewBox="0 0 21600 21600" draw:type="rectangle" draw:enhanced-path="M 0 0 L 21600 0 21600 21600 0 21600 0 0 Z N"/>
        </draw:custom-shape>
        <draw:custom-shape draw:name="Rectangle 20" draw:style-name="gr27" draw:text-style-name="P2" draw:layer="layout" svg:width="1.905cm" svg:height="1.482cm" svg:x="12.171cm" svg:y="10.16cm">
          <text:p text:style-name="P6"><text:span text:style-name="T19">GbE</text:span></text:p>
          <draw:enhanced-geometry svg:viewBox="0 0 21600 21600" draw:type="rectangle" draw:enhanced-path="M 0 0 L 21600 0 21600 21600 0 21600 0 0 Z N"/>
        </draw:custom-shape>
        <draw:custom-shape draw:name="Rectangle 21" draw:style-name="gr27" draw:text-style-name="P2" draw:layer="layout" svg:width="1.905cm" svg:height="1.482cm" svg:x="14.288cm" svg:y="10.16cm">
          <text:p text:style-name="P6"><text:span text:style-name="T19">storage</text:span></text:p>
          <draw:enhanced-geometry svg:viewBox="0 0 21600 21600" draw:type="rectangle" draw:enhanced-path="M 0 0 L 21600 0 21600 21600 0 21600 0 0 Z N"/>
        </draw:custom-shape>
        <draw:custom-shape draw:name="Rectangle 22" draw:style-name="gr5" draw:text-style-name="P2" draw:layer="layout" svg:width="1.693cm" svg:height="3.598cm" svg:x="9.843cm" svg:y="6.562cm">
          <text:p text:style-name="P6"><text:span text:style-name="T19">ALSA</text:span></text:p>
          <draw:enhanced-geometry svg:viewBox="0 0 21600 21600" draw:type="rectangle" draw:enhanced-path="M 0 0 L 21600 0 21600 21600 0 21600 0 0 Z N"/>
        </draw:custom-shape>
        <draw:custom-shape draw:name="Rectangle 23" draw:style-name="gr87" draw:text-style-name="P2" draw:layer="layout" svg:width="1.905cm" svg:height="1.482cm" svg:x="14.288cm" svg:y="13.97cm">
          <text:p text:style-name="P6"><text:span text:style-name="T12">ATA</text:span></text:p>
          <draw:enhanced-geometry svg:viewBox="0 0 21600 21600" draw:type="rectangle" draw:enhanced-path="M 0 0 L 21600 0 21600 21600 0 21600 0 0 Z N"/>
        </draw:custom-shape>
        <draw:custom-shape draw:name="Rectangle 24" draw:style-name="gr86" draw:text-style-name="P2" draw:layer="layout" svg:width="19.266cm" svg:height="1.27cm" svg:x="2.236cm" svg:y="12.065cm">
          <text:p text:style-name="P6"><text:span text:style-name="T18">virtualization</text:span></text:p>
          <draw:enhanced-geometry svg:viewBox="0 0 21600 21600" draw:type="rectangle" draw:enhanced-path="M 0 0 L 21600 0 21600 21600 0 21600 0 0 Z N"/>
        </draw:custom-shape>
        <draw:custom-shape draw:name="Rectangle 25" draw:style-name="gr5" draw:text-style-name="P2" draw:layer="layout" svg:width="1.997cm" svg:height="3.81cm" svg:x="7.303cm" svg:y="6.562cm">
          <text:p text:style-name="P6"><text:span text:style-name="T19">FB</text:span></text:p>
          <draw:enhanced-geometry svg:viewBox="0 0 21600 21600" draw:type="rectangle" draw:enhanced-path="M 0 0 L 21600 0 21600 21600 0 21600 0 0 Z N"/>
        </draw:custom-shape>
        <draw:custom-shape draw:name="Rectangle 26" draw:style-name="gr27" draw:text-style-name="P2" draw:layer="layout" svg:width="1.997cm" svg:height="1.482cm" svg:x="7.303cm" svg:y="10.16cm">
          <text:p text:style-name="P6"><text:span text:style-name="T44">VFB</text:span></text:p>
          <draw:enhanced-geometry svg:viewBox="0 0 21600 21600" draw:type="rectangle" draw:enhanced-path="M 0 0 L 21600 0 21600 21600 0 21600 0 0 Z N"/>
        </draw:custom-shape>
        <draw:custom-shape draw:name="Rectangle 27" draw:style-name="gr5" draw:text-style-name="P2" draw:layer="layout" svg:width="1.905cm" svg:height="1.905cm" svg:x="14.288cm" svg:y="6.562cm">
          <text:p text:style-name="P6"><text:span text:style-name="T19">disk</text:span></text:p>
          <draw:enhanced-geometry svg:viewBox="0 0 21600 21600" draw:type="rectangle" draw:enhanced-path="M 0 0 L 21600 0 21600 21600 0 21600 0 0 Z N"/>
        </draw:custom-shape>
        <draw:custom-shape draw:name="Rectangle 28" draw:style-name="gr5" draw:text-style-name="P2" draw:layer="layout" svg:width="1.905cm" svg:height="1.905cm" svg:x="12.171cm" svg:y="6.562cm">
          <text:p text:style-name="P6"><text:span text:style-name="T19">TCP/IP</text:span></text:p>
          <text:p text:style-name="P6"><text:span text:style-name="T19">etc</text:span></text:p>
          <draw:enhanced-geometry svg:viewBox="0 0 21600 21600" draw:type="rectangle" draw:enhanced-path="M 0 0 L 21600 0 21600 21600 0 21600 0 0 Z N"/>
        </draw:custom-shape>
        <draw:custom-shape draw:name="Rectangle 29" draw:style-name="gr5" draw:text-style-name="P2" draw:layer="layout" svg:width="2.116cm" svg:height="1.693cm" svg:x="7.303cm" svg:y="4.445cm">
          <text:p text:style-name="P6"><text:span text:style-name="T45"/></text:p>
          <text:p text:style-name="P6"><text:span text:style-name="T45">X</text:span></text:p>
          <text:p text:style-name="P6"><text:span text:style-name="T45"/></text:p>
          <draw:enhanced-geometry svg:viewBox="0 0 21600 21600" draw:type="rectangle" draw:enhanced-path="M 0 0 L 21600 0 21600 21600 0 21600 0 0 Z N"/>
        </draw:custom-shape>
        <draw:custom-shape draw:name="Rectangle 30" draw:style-name="gr87" draw:text-style-name="P2" draw:layer="layout" svg:width="1.694cm" svg:height="2.963cm" svg:x="4.974cm" svg:y="13.97cm">
          <text:p text:style-name="P6"><text:span text:style-name="T12">Video</text:span></text:p>
          <text:p text:style-name="P6"><text:span text:style-name="T12">Output</text:span></text:p>
          <text:p text:style-name="P6"><text:span text:style-name="T12">Control</text:span></text:p>
          <draw:enhanced-geometry svg:viewBox="0 0 21600 21600" draw:type="rectangle" draw:enhanced-path="M 0 0 L 21600 0 21600 21600 0 21600 0 0 Z N"/>
        </draw:custom-shape>
        <draw:custom-shape draw:name="Rectangle 31" draw:style-name="gr27" draw:text-style-name="P2" draw:layer="layout" svg:width="1.694cm" svg:height="5.08cm" svg:x="4.974cm" svg:y="6.562cm">
          <text:p text:style-name="P6"><text:span text:style-name="T19">Video</text:span></text:p>
          <text:p text:style-name="P6"><text:span text:style-name="T19">Output</text:span></text:p>
          <text:p text:style-name="P6"><text:span text:style-name="T19">Control</text:span></text:p>
          <text:p text:style-name="P6"><text:span text:style-name="T19"/></text:p>
          <draw:enhanced-geometry svg:viewBox="0 0 21600 21600" draw:type="rectangle" draw:enhanced-path="M 0 0 L 21600 0 21600 21600 0 21600 0 0 Z N"/>
        </draw:custom-shape>
        <draw:custom-shape draw:name="Rectangle 32" draw:style-name="gr85" draw:text-style-name="P2" draw:layer="layout" svg:width="4.657cm" svg:height="1.059cm" draw:transform="rotate (-1.57079632679579) translate (23.565cm 6.985cm)">
          <text:p text:style-name="P6"><text:span text:style-name="T18">Linux kernel</text:span></text:p>
          <draw:enhanced-geometry svg:viewBox="0 0 21600 21600" draw:type="rectangle" draw:enhanced-path="M 0 0 L 21600 0 21600 21600 0 21600 0 0 Z N"/>
        </draw:custom-shape>
        <draw:custom-shape draw:name="Rectangle 33" draw:style-name="gr85" draw:text-style-name="P2" draw:layer="layout" svg:width="1.27cm" svg:height="1.058cm" svg:x="5.186cm" svg:y="2.752cm">
          <text:p text:style-name="P6"><text:span text:style-name="T46">video</text:span></text:p>
          <text:p text:style-name="P6"><text:span text:style-name="T46">output</text:span></text:p>
          <text:p text:style-name="P6"><text:span text:style-name="T46">control</text:span></text:p>
          <draw:enhanced-geometry svg:viewBox="0 0 21600 21600" draw:type="rectangle" draw:enhanced-path="M 0 0 L 21600 0 21600 21600 0 21600 0 0 Z N"/>
        </draw:custom-shape>
        <draw:custom-shape draw:name="Rectangle 34" draw:style-name="gr85" draw:text-style-name="P2" draw:layer="layout" svg:width="1.27cm" svg:height="1.058cm" svg:x="7.726cm" svg:y="2.752cm">
          <text:p text:style-name="P6"><text:span text:style-name="T46">graphics</text:span></text:p>
          <draw:enhanced-geometry svg:viewBox="0 0 21600 21600" draw:type="rectangle" draw:enhanced-path="M 0 0 L 21600 0 21600 21600 0 21600 0 0 Z N"/>
        </draw:custom-shape>
        <draw:custom-shape draw:name="Rectangle 35" draw:style-name="gr85" draw:text-style-name="P2" draw:layer="layout" svg:width="1.27cm" svg:height="1.058cm" svg:x="10.054cm" svg:y="2.752cm">
          <text:p text:style-name="P6"><text:span text:style-name="T46">audio</text:span></text:p>
          <draw:enhanced-geometry svg:viewBox="0 0 21600 21600" draw:type="rectangle" draw:enhanced-path="M 0 0 L 21600 0 21600 21600 0 21600 0 0 Z N"/>
        </draw:custom-shape>
        <draw:custom-shape draw:name="Rectangle 36" draw:style-name="gr85" draw:text-style-name="P2" draw:layer="layout" svg:width="1.27cm" svg:height="1.058cm" svg:x="12.383cm" svg:y="2.752cm">
          <text:p text:style-name="P6"><text:span text:style-name="T46">network</text:span></text:p>
          <draw:enhanced-geometry svg:viewBox="0 0 21600 21600" draw:type="rectangle" draw:enhanced-path="M 0 0 L 21600 0 21600 21600 0 21600 0 0 Z N"/>
        </draw:custom-shape>
        <draw:custom-shape draw:name="Rectangle 37" draw:style-name="gr85" draw:text-style-name="P2" draw:layer="layout" svg:width="1.27cm" svg:height="1.058cm" svg:x="14.499cm" svg:y="2.752cm">
          <text:p text:style-name="P6"><text:span text:style-name="T46">storage</text:span></text:p>
          <draw:enhanced-geometry svg:viewBox="0 0 21600 21600" draw:type="rectangle" draw:enhanced-path="M 0 0 L 21600 0 21600 21600 0 21600 0 0 Z N"/>
        </draw:custom-shape>
        <draw:custom-shape draw:name="Rectangle 38" draw:style-name="gr85" draw:text-style-name="P2" draw:layer="layout" svg:width="1.27cm" svg:height="1.058cm" svg:x="17.03cm" svg:y="2.752cm">
          <text:p text:style-name="P6"><text:span text:style-name="T46">USB</text:span></text:p>
          <draw:enhanced-geometry svg:viewBox="0 0 21600 21600" draw:type="rectangle" draw:enhanced-path="M 0 0 L 21600 0 21600 21600 0 21600 0 0 Z N"/>
        </draw:custom-shape>
        <draw:custom-shape draw:name="Rectangle 39" draw:style-name="gr85" draw:text-style-name="P2" draw:layer="layout" svg:width="1.482cm" svg:height="1.059cm" draw:transform="rotate (-1.57079632679579) translate (23.565cm 3.241cm)">
          <text:p text:style-name="P6"><text:span text:style-name="T18">function</text:span></text:p>
          <draw:enhanced-geometry svg:viewBox="0 0 21600 21600" draw:type="rectangle" draw:enhanced-path="M 0 0 L 21600 0 21600 21600 0 21600 0 0 Z N"/>
        </draw:custom-shape>
        <draw:custom-shape draw:name="Rectangle 40" draw:style-name="gr87" draw:text-style-name="P2" draw:layer="layout" svg:width="1.905cm" svg:height="2.963cm" svg:x="2.646cm" svg:y="13.97cm">
          <text:p text:style-name="P6"><text:span text:style-name="T31">SPUs</text:span></text:p>
          <draw:enhanced-geometry svg:viewBox="0 0 21600 21600" draw:type="rectangle" draw:enhanced-path="M 0 0 L 21600 0 21600 21600 0 21600 0 0 Z N"/>
        </draw:custom-shape>
        <draw:custom-shape draw:name="Rectangle 41" draw:style-name="gr87" draw:text-style-name="P2" draw:layer="layout" svg:width="1.693cm" svg:height="2.963cm" svg:x="9.843cm" svg:y="13.97cm">
          <text:p text:style-name="P6"><text:span text:style-name="T12">Audio</text:span></text:p>
          <draw:enhanced-geometry svg:viewBox="0 0 21600 21600" draw:type="rectangle" draw:enhanced-path="M 0 0 L 21600 0 21600 21600 0 21600 0 0 Z N"/>
        </draw:custom-shape>
        <draw:custom-shape draw:name="Rectangle 42" draw:style-name="gr5" draw:text-style-name="P2" draw:layer="layout" svg:width="3.598cm" svg:height="0.635cm" draw:transform="rotate (1.5707963267946) translate (16.563cm 10.16cm)">
          <text:p text:style-name="P6"><text:span text:style-name="T19">USB mass</text:span></text:p>
          <draw:enhanced-geometry svg:viewBox="0 0 21600 21600" draw:type="rectangle" draw:enhanced-path="M 0 0 L 21600 0 21600 21600 0 21600 0 0 Z N"/>
        </draw:custom-shape>
        <draw:custom-shape draw:name="Rectangle 43" draw:style-name="gr84" draw:text-style-name="P2" draw:layer="layout" svg:width="1.693cm" svg:height="5.08cm" svg:x="2.646cm" svg:y="6.562cm">
          <text:p text:style-name="P6"><text:span text:style-name="T19">SPE</text:span></text:p>
          <text:p text:style-name="P6"><text:span text:style-name="T19">support</text:span></text:p>
          <draw:enhanced-geometry svg:viewBox="0 0 21600 21600" draw:type="rectangle" draw:enhanced-path="M 0 0 L 21600 0 21600 21600 0 21600 0 0 Z N"/>
        </draw:custom-shape>
        <draw:custom-shape draw:name="Rectangle 44" draw:style-name="gr27" draw:text-style-name="P2" draw:layer="layout" svg:width="1.694cm" svg:height="0.635cm" svg:x="4.974cm" svg:y="5.503cm">
          <text:p text:style-name="P6"><text:span text:style-name="T19">utils</text:span></text:p>
          <draw:enhanced-geometry svg:viewBox="0 0 21600 21600" draw:type="rectangle" draw:enhanced-path="M 0 0 L 21600 0 21600 21600 0 21600 0 0 Z N"/>
        </draw:custom-shape>
        <draw:custom-shape draw:name="Rectangle 45" draw:style-name="gr84" draw:text-style-name="P2" draw:layer="layout" svg:width="1.693cm" svg:height="0.635cm" svg:x="2.646cm" svg:y="5.503cm">
          <text:p text:style-name="P6"><text:span text:style-name="T19">libspe</text:span></text:p>
          <draw:enhanced-geometry svg:viewBox="0 0 21600 21600" draw:type="rectangle" draw:enhanced-path="M 0 0 L 21600 0 21600 21600 0 21600 0 0 Z N"/>
        </draw:custom-shape>
        <draw:custom-shape draw:name="Rectangle 46" draw:style-name="gr85" draw:text-style-name="P2" draw:layer="layout" svg:width="1.27cm" svg:height="1.058cm" svg:x="2.858cm" svg:y="2.752cm">
          <text:p text:style-name="P6"><text:span text:style-name="T46">SPU</text:span></text:p>
          <text:p text:style-name="P6"><text:span text:style-name="T46">support</text:span></text:p>
          <draw:enhanced-geometry svg:viewBox="0 0 21600 21600" draw:type="rectangle" draw:enhanced-path="M 0 0 L 21600 0 21600 21600 0 21600 0 0 Z N"/>
        </draw:custom-shape>
        <draw:custom-shape draw:name="Rectangle 47" draw:style-name="gr27" draw:text-style-name="P2" draw:layer="layout" svg:width="4.233cm" svg:height="0.688cm" draw:transform="rotate (-1.57079632679579) translate (20.192cm 7.492cm)">
          <text:p text:style-name="P6"><text:span text:style-name="T19">PS3 PF support</text:span></text:p>
          <draw:enhanced-geometry svg:viewBox="0 0 21600 21600" draw:type="rectangle" draw:enhanced-path="M 0 0 L 21600 0 21600 21600 0 21600 0 0 Z N"/>
        </draw:custom-shape>
        <draw:custom-shape draw:name="Rectangle 48" draw:style-name="gr27" draw:text-style-name="P2" draw:layer="layout" svg:width="2.54cm" svg:height="0.679cm" svg:x="16.563cm" svg:y="10.927cm">
          <text:p text:style-name="P6"><text:span text:style-name="T19">System Bus</text:span></text:p>
          <draw:enhanced-geometry svg:viewBox="0 0 21600 21600" draw:type="rectangle" draw:enhanced-path="M 0 0 L 21600 0 21600 21600 0 21600 0 0 Z N"/>
        </draw:custom-shape>
        <draw:custom-shape draw:name="Rectangle 49" draw:style-name="gr85" draw:text-style-name="P2" draw:layer="layout" svg:width="1.27cm" svg:height="1.059cm" svg:x="19.632cm" svg:y="2.725cm">
          <text:p text:style-name="P6"><text:span text:style-name="T46">Platform</text:span></text:p>
          <text:p text:style-name="P6"><text:span text:style-name="T46">support</text:span></text:p>
          <draw:enhanced-geometry svg:viewBox="0 0 21600 21600" draw:type="rectangle" draw:enhanced-path="M 0 0 L 21600 0 21600 21600 0 21600 0 0 Z N"/>
        </draw:custom-shape>
        <draw:custom-shape draw:name="Rectangle 50" draw:style-name="gr87" draw:text-style-name="P2" draw:layer="layout" svg:width="1.905cm" svg:height="2.963cm" svg:x="18.9cm" svg:y="13.926cm">
          <text:p text:style-name="P6"><text:span text:style-name="T31">PPU</text:span></text:p>
          <draw:enhanced-geometry svg:viewBox="0 0 21600 21600" draw:type="rectangle" draw:enhanced-path="M 0 0 L 21600 0 21600 21600 0 21600 0 0 Z N"/>
        </draw:custom-shape>
        <presentation:notes draw:style-name="dp2">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custom-shape draw:name="Text Box 1" draw:style-name="gr2" draw:text-style-name="P2" draw:layer="layout" svg:width="12.7cm" svg:height="9.525cm" svg:x="3.175cm" svg:y="1.905cm">
            <text:p text:style-name="P4"/>
            <draw:enhanced-geometry svg:viewBox="0 0 21600 21600" draw:type="mso-spt202" draw:enhanced-path="M 0 0 L 21600 0 21600 21600 0 21600 0 0 Z N"/>
          </draw:custom-shape>
          <draw:frame presentation:style-name="pr4" draw:text-style-name="P2" draw:layer="layout" svg:width="13.97cm" svg:height="11.431cm" svg:x="2.54cm" svg:y="12.065cm" presentation:class="notes" presentation:user-transformed="true">
            <draw:text-box>
              <text:p text:style-name="P11"><text:span text:style-name="T10">Fig 4-1. Structure of Linux for PS3</text:span></text:p>
            </draw:text-box>
          </draw:frame>
        </presentation:notes>
      </draw:page>
      <draw:page draw:name="page15" draw:style-name="dp1" draw:master-page-name="標準" presentation:use-date-time-name="dtd1">
        <draw:custom-shape draw:name="Text Box 1" draw:style-name="gr89" draw:text-style-name="P2" draw:layer="layout" svg:width="22.86cm" svg:height="14.695cm" svg:x="1.27cm" svg:y="2.54cm">
          <text:p text:style-name="P9"><text:span text:style-name="T31">Copyright © 2007 Sony Computer Entertainment Inc.</text:span></text:p>
          <text:p text:style-name="P9"><text:span text:style-name="T31">Copyright © 2006,2007 Sony Corp.</text:span></text:p>
          <text:p text:style-name="P9"><text:span text:style-name="T31"/></text:p>
          <text:p text:style-name="P9"><text:span text:style-name="T31">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span></text:p>
          <text:p text:style-name="P9"><text:span text:style-name="T31"/></text:p>
          <text:p text:style-name="P9"><text:span text:style-name="T31">DISCLAIMER OF WARRANTY</text:span></text:p>
          <text:p text:style-name="P9"><text:span text:style-name="T31"/></text:p>
          <text:p text:style-name="P9"><text:span text:style-name="T31">THIS DOCUMENT IS PROVIDED "AS IS," AND COPYRIGHT HOLDERS MAKE NO REPRESENTATIONS OR WARRANTIES, EXPRESS OR IMPLIED, INCLUDING, BUT NOT LIMITED TO, WARRANTIES OF MERCHANTABILITY, FITNESS FOR A PARTICULAR PURPOSE, NON-INFRINGEMENT, OR TITLE; THAT THE CONTENTS OF THE DOCUMENT ARE SUITABLE FOR ANY PURPOSE; NOR THAT THE IMPLEMENTATION OF SUCH CONTENTS WILL NOT INFRINGE ANY THIRD PARTY PATENTS, COPYRIGHTS, TRADEMARKS OR OTHER RIGHTS.</text:span></text:p>
          <text:p text:style-name="P9"><text:span text:style-name="T31">COPYRIGHT HOLDERS WILL NOT BE LIABLE FOR ANY DIRECT, INDIRECT, SPECIAL OR CONSEQUENTIAL DAMAGES ARISING OUT OF ANY USE OF THE DOCUMENT OR THE PERFORMANCE OR IMPLEMENTATION OF THE CONTENTS THEREOF.</text:span></text:p>
          <text:p text:style-name="P9"><text:span text:style-name="T31"/></text:p>
          <draw:enhanced-geometry svg:viewBox="0 0 21600 21600" draw:type="mso-spt202" draw:enhanced-path="M 0 0 L 21600 0 21600 21600 0 21600 0 0 Z N"/>
        </draw:custom-shape>
        <presentation:notes draw:style-name="dp4">
          <draw:custom-shape draw:name="Rectangle 7" draw:style-name="gr1" draw:text-style-name="P2" draw:layer="layout" svg:width="8.251cm" svg:height="1.266cm" svg:x="10.795cm" svg:y="24.13cm">
            <text:p text:style-name="P3"><text:span text:style-name="T2"><text:page-number>&lt;番号&gt;</text:page-number></text:span></text:p>
            <draw:enhanced-geometry svg:viewBox="0 0 21600 21600" draw:type="mso-spt202" draw:enhanced-path="M 0 0 L 21600 0 21600 21600 0 21600 0 0 Z N"/>
          </draw:custom-shape>
          <draw:page-thumbnail draw:layer="layout" svg:width="12.7cm" svg:height="9.525cm" svg:x="3.175cm" svg:y="1.905cm" draw:page-number="15"/>
          <draw:frame presentation:style-name="pr6" draw:text-style-name="P4" draw:layer="layout" svg:width="13.966cm" svg:height="11.428cm" svg:x="2.54cm" svg:y="12.065cm" presentation:class="notes" presentation:placeholder="true">
            <draw:text-box/>
          </draw:frame>
        </presentation:notes>
      </draw:page>
      <draw:page draw:name="page16" draw:style-name="dp5" draw:master-page-name="標準" presentation:use-date-time-name="dtd1">
        <draw:custom-shape draw:name="Rectangle 91" draw:style-name="gr86" draw:text-style-name="P2" draw:layer="layout" svg:width="7.832cm" svg:height="4.657cm" svg:x="10.649cm" svg:y="4.167cm">
          <text:p text:style-name="P9"><text:span text:style-name="T47">1st frame buffer</text:span></text:p>
          <draw:enhanced-geometry svg:viewBox="0 0 21600 21600" draw:type="rectangle" draw:enhanced-path="M 0 0 L 21600 0 21600 21600 0 21600 0 0 Z N"/>
        </draw:custom-shape>
        <draw:custom-shape draw:name="Rectangle 96" draw:style-name="gr90" draw:text-style-name="P2" draw:layer="layout" svg:width="1.693cm" svg:height="4.657cm" svg:x="18.481cm" svg:y="4.167cm">
          <text:p text:style-name="P4"/>
          <draw:enhanced-geometry svg:viewBox="0 0 21600 21600" draw:type="rectangle" draw:enhanced-path="M 0 0 L 21600 0 21600 21600 0 21600 0 0 Z N"/>
        </draw:custom-shape>
        <draw:custom-shape draw:name="Rectangle 97" draw:style-name="gr86" draw:text-style-name="P2" draw:layer="layout" svg:width="7.832cm" svg:height="4.656cm" svg:x="10.649cm" svg:y="11.576cm">
          <text:p text:style-name="P9"><text:span text:style-name="T47">2nd frame buffer</text:span></text:p>
          <draw:enhanced-geometry svg:viewBox="0 0 21600 21600" draw:type="rectangle" draw:enhanced-path="M 0 0 L 21600 0 21600 21600 0 21600 0 0 Z N"/>
        </draw:custom-shape>
        <draw:custom-shape draw:name="Rectangle 98" draw:style-name="gr90" draw:text-style-name="P2" draw:layer="layout" svg:width="1.693cm" svg:height="4.656cm" svg:x="18.481cm" svg:y="11.576cm">
          <text:p text:style-name="P4"/>
          <draw:enhanced-geometry svg:viewBox="0 0 21600 21600" draw:type="rectangle" draw:enhanced-path="M 0 0 L 21600 0 21600 21600 0 21600 0 0 Z N"/>
        </draw:custom-shape>
        <draw:custom-shape draw:name="AutoShape 99" draw:style-name="gr91" draw:text-style-name="P2" draw:layer="layout" svg:width="3.81cm" svg:height="1.905cm" svg:x="6.416cm" svg:y="5.861cm">
          <text:p text:style-name="P9"><text:span text:style-name="T38">offset to</text:span></text:p>
          <text:p text:style-name="P9"><text:span text:style-name="T38">1st fb</text:span></text:p>
          <draw:enhanced-geometry svg:viewBox="0 0 21600 21600" draw:type="line-callout-2" draw:modifiers="-5500 -18650 -1200 3600 -1200 36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100" draw:style-name="gr91" draw:text-style-name="P2" draw:layer="layout" svg:width="4.022cm" svg:height="1.905cm" svg:x="6.204cm" svg:y="14.327cm">
          <text:p text:style-name="P9"><text:span text:style-name="T38">offset to</text:span></text:p>
          <text:p text:style-name="P9"><text:span text:style-name="T38">2nd fb</text:span></text:p>
          <draw:enhanced-geometry svg:viewBox="0 0 21600 21600" draw:type="line-callout-2" draw:modifiers="-3955 -10000 -1137 3600 -1137 36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Rectangle 102" draw:style-name="gr92" draw:text-style-name="P2" draw:layer="layout" svg:width="5.291cm" svg:height="0.847cm" svg:x="5.358cm" svg:y="4.167cm">
          <text:p text:style-name="P9"><text:span text:style-name="T48">+ 0 (byte)</text:span></text:p>
          <draw:enhanced-geometry svg:viewBox="0 0 21600 21600" draw:type="rectangle" draw:enhanced-path="M 0 0 L 21600 0 21600 21600 0 21600 0 0 Z N"/>
        </draw:custom-shape>
        <draw:custom-shape draw:name="Rectangle 103" draw:style-name="gr92" draw:text-style-name="P2" draw:layer="layout" svg:width="5.291cm" svg:height="1.905cm" svg:x="5.358cm" svg:y="11.576cm">
          <text:p text:style-name="P9"><text:span text:style-name="T48">+ xres * yres * BPP</text:span></text:p>
          <text:p text:style-name="P9"><text:span text:style-name="T48">(byte)</text:span></text:p>
          <draw:enhanced-geometry svg:viewBox="0 0 21600 21600" draw:type="rectangle" draw:enhanced-path="M 0 0 L 21600 0 21600 21600 0 21600 0 0 Z N"/>
        </draw:custom-shape>
        <draw:line draw:name="Line 104" draw:style-name="gr93" draw:text-style-name="P5" draw:layer="layout" svg:x1="10.649cm" svg:y1="8.824cm" svg:x2="10.649cm" svg:y2="11.576cm">
          <text:p text:style-name="P4"/>
        </draw:line>
        <draw:line draw:name="Line 108" draw:style-name="gr94" draw:text-style-name="P5" draw:layer="layout" svg:x1="20.174cm" svg:y1="8.824cm" svg:x2="20.174cm" svg:y2="10.094cm">
          <text:p text:style-name="P4"/>
        </draw:line>
        <draw:custom-shape draw:name="Rectangle 111" draw:style-name="gr95" draw:text-style-name="P2" draw:layer="layout" svg:width="7.832cm" svg:height="0.847cm" svg:x="10.649cm" svg:y="2.897cm">
          <text:p text:style-name="P9"><text:span text:style-name="T48">xres - 2 * xoff <text:s/>(pixel)</text:span></text:p>
          <draw:enhanced-geometry svg:viewBox="0 0 21600 21600" draw:type="rectangle" draw:enhanced-path="M 0 0 L 21600 0 21600 21600 0 21600 0 0 Z N"/>
        </draw:custom-shape>
        <draw:line draw:name="Line 112" draw:style-name="gr94" draw:text-style-name="P5" draw:layer="layout" svg:x1="20.174cm" svg:y1="4.167cm" svg:x2="22.714cm" svg:y2="4.167cm">
          <text:p text:style-name="P4"/>
        </draw:line>
        <draw:custom-shape draw:name="Rectangle 114" draw:style-name="gr96" draw:text-style-name="P2" draw:layer="layout" svg:width="4.657cm" svg:height="1.481cm" draw:transform="rotate (1.5707963267946) translate (21.233cm 8.823cm)">
          <text:p text:style-name="P9"><text:span text:style-name="T48"><text:s/></text:span><text:span text:style-name="T48">yres - 2 * yoff</text:span></text:p>
          <text:p text:style-name="P9"><text:span text:style-name="T48">(pixel)</text:span></text:p>
          <draw:enhanced-geometry svg:viewBox="0 0 21600 21600" draw:type="rectangle" draw:enhanced-path="M 0 0 L 21600 0 21600 21600 0 21600 0 0 Z N"/>
        </draw:custom-shape>
        <draw:line draw:name="Line 115" draw:style-name="gr93" draw:text-style-name="P5" draw:layer="layout" svg:x1="18.481cm" svg:y1="8.824cm" svg:x2="18.481cm" svg:y2="11.576cm">
          <text:p text:style-name="P4"/>
        </draw:line>
        <draw:custom-shape draw:name="Rectangle 106" draw:style-name="gr97" draw:text-style-name="P2" draw:layer="layout" svg:width="9.525cm" svg:height="0.847cm" svg:x="10.649cm" svg:y="9.459cm">
          <text:p text:style-name="P9"><text:span text:style-name="T48">xres * BPP (byte) </text:span></text:p>
          <draw:enhanced-geometry svg:viewBox="0 0 21600 21600" draw:type="rectangle" draw:enhanced-path="M 0 0 L 21600 0 21600 21600 0 21600 0 0 Z N"/>
        </draw:custom-shape>
        <draw:custom-shape draw:name="AutoShape 122" draw:style-name="gr91" draw:text-style-name="P2" draw:layer="layout" svg:width="3.175cm" svg:height="1.905cm" svg:x="21.021cm" svg:y="9.247cm">
          <text:p text:style-name="P9"><text:span text:style-name="T38">byte to next line</text:span></text:p>
          <draw:enhanced-geometry svg:viewBox="0 0 21600 21600" draw:type="line-callout-2" draw:modifiers="-5460 5750 -1440 3600 -1440 36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line draw:name="Line 123" draw:style-name="gr94" draw:text-style-name="P5" draw:layer="layout" svg:x1="20.174cm" svg:y1="8.824cm" svg:x2="22.714cm" svg:y2="8.824cm">
          <text:p text:style-name="P4"/>
        </draw:line>
        <draw:line draw:name="Line 124" draw:style-name="gr94" draw:text-style-name="P5" draw:layer="layout" svg:x1="20.174cm" svg:y1="11.576cm" svg:x2="22.714cm" svg:y2="11.576cm">
          <text:p text:style-name="P4"/>
        </draw:line>
        <draw:line draw:name="Line 125" draw:style-name="gr94" draw:text-style-name="P5" draw:layer="layout" svg:x1="20.174cm" svg:y1="16.232cm" svg:x2="22.714cm" svg:y2="16.232cm">
          <text:p text:style-name="P4"/>
        </draw:line>
        <draw:line draw:name="Line 126" draw:style-name="gr98" draw:text-style-name="P5" draw:layer="layout" svg:x1="10.649cm" svg:y1="2.897cm" svg:x2="10.649cm" svg:y2="4.167cm">
          <text:p text:style-name="P4"/>
        </draw:line>
        <draw:line draw:name="Line 127" draw:style-name="gr98" draw:text-style-name="P5" draw:layer="layout" svg:x1="18.481cm" svg:y1="2.897cm" svg:x2="18.481cm" svg:y2="4.167cm">
          <text:p text:style-name="P4"/>
        </draw:line>
        <draw:custom-shape draw:name="Rectangle 129" draw:style-name="gr96" draw:text-style-name="P2" draw:layer="layout" svg:width="4.656cm" svg:height="1.481cm" draw:transform="rotate (1.5707963267946) translate (21.233cm 16.232cm)">
          <text:p text:style-name="P9"><text:span text:style-name="T48"><text:s/></text:span><text:span text:style-name="T48">yres - 2 * yoff</text:span></text:p>
          <text:p text:style-name="P9"><text:span text:style-name="T48">(pixel)</text:span></text:p>
          <draw:enhanced-geometry svg:viewBox="0 0 21600 21600" draw:type="rectangle" draw:enhanced-path="M 0 0 L 21600 0 21600 21600 0 21600 0 0 Z N"/>
        </draw:custom-shape>
        <draw:custom-shape draw:name="Rectangle 132" draw:style-name="gr92" draw:text-style-name="P2" draw:layer="layout" svg:width="4.167cm" svg:height="0.846cm" svg:x="1.191cm" svg:y="3.321cm">
          <text:p text:style-name="P9"><text:span text:style-name="T48">mmap address</text:span></text:p>
          <draw:enhanced-geometry svg:viewBox="0 0 21600 21600" draw:type="rectangle" draw:enhanced-path="M 0 0 L 21600 0 21600 21600 0 21600 0 0 Z N"/>
        </draw:custom-shape>
        <draw:line draw:name="Line 133" draw:style-name="gr99" draw:text-style-name="P5" draw:layer="layout" svg:x1="5.358cm" svg:y1="4.167cm" svg:x2="5.358cm" svg:y2="11.576cm">
          <text:p text:style-name="P4"/>
        </draw:line>
        <draw:line draw:name="Line 135" draw:style-name="gr20" draw:text-style-name="P5" draw:layer="layout" svg:x1="1.548cm" svg:y1="11.576cm" svg:x2="5.781cm" svg:y2="11.576cm">
          <text:p text:style-name="P4"/>
        </draw:line>
        <draw:custom-shape draw:name="Rectangle 136" draw:style-name="gr85" draw:text-style-name="P2" draw:layer="layout" svg:width="2.54cm" svg:height="0.635cm" draw:transform="rotate (1.5707963267946) translate (4.511cm 7.554cm)">
          <text:p text:style-name="P9"><text:span text:style-name="T48">offset</text:span></text:p>
          <draw:enhanced-geometry svg:viewBox="0 0 21600 21600" draw:type="rectangle" draw:enhanced-path="M 0 0 L 21600 0 21600 21600 0 21600 0 0 Z N"/>
        </draw:custom-shape>
        <draw:line draw:name="Line 138" draw:style-name="gr94" draw:text-style-name="P5" draw:layer="layout" svg:x1="10.649cm" svg:y1="8.824cm" svg:x2="10.649cm" svg:y2="10.094cm">
          <text:p text:style-name="P4"/>
        </draw:line>
        <presentation:notes draw:style-name="dp3" presentation:use-date-time-name="dtd1">
          <draw:custom-shape draw:name="Rectangle 7" draw:style-name="gr1" draw:text-style-name="P2" draw:layer="layout" svg:width="8.251cm" svg:height="1.266cm" svg:x="10.795cm" svg:y="24.13cm">
            <text:p text:style-name="P3"><text:span text:style-name="T49"><text:page-number>4</text:page-number></text:span></text:p>
            <draw:enhanced-geometry svg:viewBox="0 0 21600 21600" draw:type="mso-spt202" draw:enhanced-path="M 0 0 L 21600 0 21600 21600 0 21600 0 0 Z N"/>
          </draw:custom-shape>
          <draw:page-thumbnail draw:layer="layout" svg:width="12.696cm" svg:height="9.521cm" svg:x="3.175cm" svg:y="1.905cm" draw:page-number="16"/>
          <draw:frame presentation:style-name="pr6" draw:text-style-name="P4" draw:layer="layout" svg:width="13.966cm" svg:height="11.428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rectangular" draw:cx="0%" draw:cy="0%" draw:start-color="#fefefe" draw:end-color="#cc3399" draw:start-intensity="100%" draw:end-intensity="100%" draw:angle="0" draw:border="0%"/>
    <draw:fill-image draw:name="Bitmape_20_1" draw:display-name="Bitmape 1" xlink:href="Pictures/10000000000000080000000884C04FDD.png" xlink:type="simple" xlink:show="embed" xlink:actuate="onLoad"/>
    <draw:marker draw:name="Arrow" svg:viewBox="0 0 20 30" svg:d="m10 0-10 30h20z"/>
    <draw:marker draw:name="msArrowEnd_20_5" draw:display-name="msArrowEnd 5" svg:viewBox="0 0 477 477" svg:d="m239 0 238 477h-477z"/>
    <draw:marker draw:name="msArrowEnd_20_7" draw:display-name="msArrowEnd 7" svg:viewBox="0 0 795 318" svg:d="m398 0 397 318h-795z"/>
    <draw:marker draw:name="msArrowOpenEnd_20_5" draw:display-name="msArrowOpenEnd 5" svg:viewBox="0 0 315 315" svg:d="m158 0 157 287-47 28-110-202-111 202-47-28z"/>
    <draw:marker draw:name="線の終点_20_1" draw:display-name="線の終点 1" svg:viewBox="0 0 237 237" svg:d="m119 0 118 237h-237z"/>
    <draw:marker draw:name="線の終点_20_10" draw:display-name="線の終点 10" svg:viewBox="0 0 228 228" svg:d="m114 0 114 228h-228z"/>
    <draw:marker draw:name="線の終点_20_11" draw:display-name="線の終点 11" svg:viewBox="0 0 237 237" svg:d="m119 0 118 237h-237z"/>
    <draw:marker draw:name="線の終点_20_12" draw:display-name="線の終点 12" svg:viewBox="0 0 237 237" svg:d="m119 0 118 237h-237z"/>
    <draw:marker draw:name="線の終点_20_13" draw:display-name="線の終点 13" svg:viewBox="0 0 237 237" svg:d="m119 0 118 237h-237z"/>
    <draw:marker draw:name="線の終点_20_14" draw:display-name="線の終点 14" svg:viewBox="0 0 237 237" svg:d="m119 0 118 237h-237z"/>
    <draw:marker draw:name="線の終点_20_15" draw:display-name="線の終点 15" svg:viewBox="0 0 237 237" svg:d="m119 0 118 237h-237z"/>
    <draw:marker draw:name="線の終点_20_16" draw:display-name="線の終点 16" svg:viewBox="0 0 237 237" svg:d="m119 0 118 237h-237z"/>
    <draw:marker draw:name="線の終点_20_17" draw:display-name="線の終点 17" svg:viewBox="0 0 237 237" svg:d="m119 0 118 237h-237z"/>
    <draw:marker draw:name="線の終点_20_18" draw:display-name="線の終点 18" svg:viewBox="0 0 237 237" svg:d="m119 0 118 237h-237z"/>
    <draw:marker draw:name="線の終点_20_19" draw:display-name="線の終点 19" svg:viewBox="0 0 237 237" svg:d="m119 0 118 237h-237z"/>
    <draw:marker draw:name="線の終点_20_2" draw:display-name="線の終点 2" svg:viewBox="0 0 237 237" svg:d="m119 0 118 237h-237z"/>
    <draw:marker draw:name="線の終点_20_20" draw:display-name="線の終点 20" svg:viewBox="0 0 210 210" svg:d="m105 0 105 210h-210z"/>
    <draw:marker draw:name="線の終点_20_3" draw:display-name="線の終点 3" svg:viewBox="0 0 228 228" svg:d="m114 0 114 228h-228z"/>
    <draw:marker draw:name="線の終点_20_4" draw:display-name="線の終点 4" svg:viewBox="0 0 228 228" svg:d="m114 0 114 228h-228z"/>
    <draw:marker draw:name="線の終点_20_5" draw:display-name="線の終点 5" svg:viewBox="0 0 381 381" svg:d="m191 0 190 381h-381z"/>
    <draw:marker draw:name="線の終点_20_6" draw:display-name="線の終点 6" svg:viewBox="0 0 228 228" svg:d="m114 0 114 228h-228z"/>
    <draw:marker draw:name="線の終点_20_7" draw:display-name="線の終点 7" svg:viewBox="0 0 228 228" svg:d="m114 0 114 228h-228z"/>
    <draw:marker draw:name="線の終点_20_8" draw:display-name="線の終点 8" svg:viewBox="0 0 228 228" svg:d="m114 0 114 228h-228z"/>
    <draw:marker draw:name="線の終点_20_9" draw:display-name="線の終点 9" svg:viewBox="0 0 228 228" svg:d="m114 0 114 228h-228z"/>
    <draw:stroke-dash draw:name="Dash_20_1" draw:display-name="Dash 1" draw:style="rect" draw:dots2="1" draw:dots2-length="0.104cm" draw:distance="0.078cm"/>
    <draw:stroke-dash draw:name="Dash_20_2" draw:display-name="Dash 2" draw:style="rect" draw:dots1="1" draw:dots1-length="0.076cm" draw:distance="0.076cm"/>
    <draw:stroke-dash draw:name="Dash_20_3" draw:display-name="Dash 3" draw:style="rect" draw:dots1="1" draw:dots1-length="0.102cm" draw:distance="0.102cm"/>
    <draw:stroke-dash draw:name="Dash_20_4" draw:display-name="Dash 4" draw:style="rect" draw:dots1="1" draw:dots1-length="0.127cm" draw:distance="0.127cm"/>
    <draw:stroke-dash draw:name="Dash_20_5" draw:display-name="Dash 5" draw:style="rect" draw:dots1="1" draw:dots1-length="0.026cm" draw:distance="0.026cm"/>
    <draw:stroke-dash draw:name="Dash_20_6" draw:display-name="Dash 6" draw:style="rect" draw:dots2="1" draw:dots2-length="0.304cm" draw:distance="0.228cm"/>
    <draw:stroke-dash draw:name="Dash_20_7" draw:display-name="Dash 7" draw:style="rect" draw:dots2="1" draw:dots2-length="0.212cm" draw:distance="0.159cm"/>
    <draw:stroke-dash draw:name="Dash_20_8" draw:display-name="Dash 8" draw:style="rect" draw:dots1="1" draw:dots1-length="0.052cm" draw:distance="0.052cm"/>
    <draw:stroke-dash draw:name="Dash_20_9" draw:display-name="Dash 9" draw:style="rect" draw:dots1="1" draw:dots1-length="0.026cm" draw:distance="0.026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title" style:family="presentation">
      <style:graphic-properties draw:stroke="none" draw:fill="none" draw:textarea-vertical-align="middle">
        <text:list-style style:name="標準-title">
          <text:list-level-style-bullet text:level="1" text:bullet-char="•">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center"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0pt" fo:font-style="normal" fo:text-shadow="none" style:text-underline-style="none" fo:font-weight="normal" style:font-family-asian="'ＭＳ Ｐゴシック'" style:font-family-generic-asian="modern" style:font-pitch-asian="variable" style:font-size-asian="40pt" style:font-style-asian="normal" style:font-weight-asian="normal" style:font-family-complex="'ＭＳ Ｐゴシック'" style:font-family-generic-complex="modern" style:font-pitch-complex="variable" style:font-size-complex="40pt" style:font-style-complex="normal" style:font-weight-complex="normal" style:text-emphasize="none" style:font-relief="none"/>
    </style:style>
    <style:style style:name="標準-subtitle" style:family="presentation">
      <style:graphic-properties draw:stroke="none" draw:fill="none" draw:textarea-vertical-align="middle">
        <text:list-style style:name="標準-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center"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text-emphasize="none" style:font-relief="none"/>
    </style:style>
    <style:style style:name="標準-background" style:family="presentation">
      <style:graphic-properties draw:stroke="none" draw:fill="solid" draw:fill-color="#ffffff" draw:textarea-horizontal-align="center" draw:textarea-vertical-align="middle" draw:shadow="hidden"/>
      <style:paragraph-properties fo:text-align="center"/>
    </style:style>
    <style:style style:name="標準-backgroundobjects" style:family="presentation">
      <style:graphic-properties draw:shadow="hidden" draw:shadow-offset-x="0.3cm" draw:shadow-offset-y="0.3cm" draw:shadow-color="#808080">
        <text:list-style style:name="標準-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標準-notes" style:family="presentation">
      <style:graphic-properties draw:stroke="none" draw:fill="none">
        <text:list-style style:name="標準-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48cm" fo:margin-right="0cm" fo:margin-top="0.246cm" fo:margin-bottom="0cm" fo:line-height="93%" fo:text-align="start" text:enable-numbering="true" fo:text-indent="0cm" style:punctuation-wrap="simple" style:line-break="normal"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text-emphasize="none" style:font-relief="none"/>
    </style:style>
    <style:style style:name="標準-outline2" style:family="presentation" style:parent-style-name="標準-outline1">
      <style:paragraph-properties fo:margin-left="2.059cm" fo:margin-right="0cm" fo:margin-top="0.211cm" fo:margin-bottom="0cm" fo:line-height="93%" fo:text-align="start" text:enable-numbering="true" fo:text-indent="0cm" style:punctuation-wrap="simple" style:line-break="normal" style:writing-mode="lr-tb">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標準-outline3" style:family="presentation" style:parent-style-name="標準-outline2">
      <style:paragraph-properties fo:margin-left="3.175cm" fo:margin-right="0cm" fo:margin-top="0.176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4" style:family="presentation" style:parent-style-name="標準-outline3">
      <style:paragraph-properties fo:margin-left="4.44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5" style:family="presentation" style:parent-style-name="標準-outline4">
      <style:paragraph-properties fo:margin-left="5.71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6" style:family="presentation" style:parent-style-name="標準-outline5">
      <style:paragraph-properties fo:margin-left="5.71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7" style:family="presentation" style:parent-style-name="標準-outline6">
      <style:paragraph-properties fo:margin-left="5.71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8" style:family="presentation" style:parent-style-name="標準-outline7">
      <style:paragraph-properties fo:margin-left="5.71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9" style:family="presentation" style:parent-style-name="標準-outline8">
      <style:paragraph-properties fo:margin-left="5.71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タイトル1-title" style:family="presentation">
      <style:graphic-properties draw:stroke="none" draw:fill="none" draw:textarea-vertical-align="middle">
        <text:list-style style:name="タイトル1-title">
          <text:list-level-style-bullet text:level="1" text:bullet-char="•">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center"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0pt" fo:font-style="normal" fo:text-shadow="none" style:text-underline-style="none" fo:font-weight="normal" style:letter-kerning="true" style:font-family-asian="'ＭＳ Ｐゴシック'" style:font-family-generic-asian="modern" style:font-pitch-asian="variable" style:font-size-asian="40pt" style:font-style-asian="normal" style:font-weight-asian="normal" style:font-family-complex="'ＭＳ Ｐゴシック'" style:font-family-generic-complex="modern" style:font-pitch-complex="variable" style:font-size-complex="40pt" style:font-style-complex="normal" style:font-weight-complex="normal" style:text-emphasize="none" style:font-relief="none"/>
    </style:style>
    <style:style style:name="タイトル1-subtitle" style:family="presentation">
      <style:graphic-properties draw:stroke="none" draw:fill="none" draw:textarea-vertical-align="middle">
        <text:list-style style:name="タイトル1-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center"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letter-kerning="true"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text-emphasize="none" style:font-relief="none"/>
    </style:style>
    <style:style style:name="タイトル1-background" style:family="presentation">
      <style:graphic-properties draw:stroke="none" draw:fill="solid" draw:fill-color="#ffffff" draw:textarea-horizontal-align="center" draw:textarea-vertical-align="middle" draw:shadow="hidden"/>
      <style:paragraph-properties fo:text-align="center"/>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text:list-style style:name="タイトル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48cm" fo:margin-right="0cm" fo:margin-top="0.246cm" fo:margin-bottom="0cm" fo:line-height="93%" fo:text-align="start" text:enable-numbering="true" fo:text-indent="0cm" style:punctuation-wrap="simple" style:line-break="normal"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letter-kerning="true"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text-emphasize="none" style:font-relief="none"/>
    </style:style>
    <style:style style:name="タイトル1-outline2" style:family="presentation" style:parent-style-name="タイトル1-outline1">
      <style:paragraph-properties fo:margin-left="2.059cm" fo:margin-right="0cm" fo:margin-top="0.211cm" fo:margin-bottom="0cm" fo:line-height="93%" fo:text-align="start" text:enable-numbering="true" fo:text-indent="0cm" style:punctuation-wrap="simple" style:line-break="normal" style:writing-mode="lr-tb">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タイトル1-outline3" style:family="presentation" style:parent-style-name="タイトル1-outline2">
      <style:paragraph-properties fo:margin-left="3.175cm" fo:margin-right="0cm" fo:margin-top="0.176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タイトル1-outline4" style:family="presentation" style:parent-style-name="タイトル1-outline3">
      <style:paragraph-properties fo:margin-left="4.44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タイトル1-outline5" style:family="presentation" style:parent-style-name="タイトル1-outline4">
      <style:paragraph-properties fo:margin-left="5.71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タイトル1-outline6" style:family="presentation" style:parent-style-name="タイトル1-outline5">
      <style:paragraph-properties fo:margin-left="5.71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タイトル1-outline7" style:family="presentation" style:parent-style-name="タイトル1-outline6">
      <style:paragraph-properties fo:margin-left="5.71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タイトル1-outline8" style:family="presentation" style:parent-style-name="タイトル1-outline7">
      <style:paragraph-properties fo:margin-left="5.71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タイトル1-outline9" style:family="presentation" style:parent-style-name="タイトル1-outline8">
      <style:paragraph-properties fo:margin-left="5.715cm" fo:margin-right="0cm" fo:margin-top="0.158cm" fo:margin-bottom="0cm" fo:line-height="93%" fo:text-align="start" text:enable-numbering="true" fo:text-indent="0cm" style:punctuation-wrap="simple" style:line-break="normal"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solid" svg:stroke-width="0.106cm" svg:stroke-color="#af67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draw:fill="gradient" draw:fill-color="#cc3399" draw:fill-gradient-name="Gradient_20_7"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標準-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2" style:family="presentation" style:parent-style-name="標準-backgroundobjects">
      <style:graphic-properties draw:stroke="none" draw:fill="none" draw:fill-color="#ffffff" draw:textarea-horizontal-align="justify" draw:textarea-vertical-align="top" draw:auto-grow-height="false" draw:auto-grow-width="false" fo:min-height="0.946cm" fo:min-width="0cm" fo:padding-top="0.13cm" fo:padding-bottom="0.13cm" fo:padding-left="0.25cm" fo:padding-right="0.25cm" fo:wrap-option="no-wrap" draw:shadow="hidden"/>
    </style:style>
    <style:style style:name="pr3" style:family="presentation" style:parent-style-name="標準-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no-wrap" draw:shadow="hidden"/>
    </style:style>
    <style:style style:name="pr4" style:family="presentation" style:parent-style-name="標準-backgroundobjects" style:list-style-name="L2">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no-wrap" draw:shadow="hidden"/>
    </style:style>
    <style:style style:name="pr5" style:family="presentation" style:parent-style-name="タイトル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6" style:family="presentation" style:parent-style-name="タイトル1-backgroundobjects" style:list-style-name="L2">
      <style:graphic-properties draw:stroke="none" draw:fill="none" draw:fill-color="#ffffff" draw:textarea-horizontal-align="justify" draw:textarea-vertical-align="top" draw:auto-grow-height="false" draw:auto-grow-width="false" fo:min-height="0.946cm" fo:min-width="0cm" fo:padding-top="0.13cm" fo:padding-bottom="0.13cm" fo:padding-left="0.25cm" fo:padding-right="0.25cm" fo:wrap-option="no-wrap" draw:shadow="hidden"/>
    </style:style>
    <style:style style:name="pr7" style:family="presentation" style:parent-style-name="タイトル1-backgroundobjects" style:list-style-name="L2">
      <style:graphic-properties draw:stroke="none" draw:fill="none" draw:fill-color="#ffffff" draw:textarea-horizontal-align="justify" draw:textarea-vertical-align="top" draw:auto-grow-height="false" draw:auto-grow-width="false" fo:min-height="0.946cm" fo:min-width="0cm" fo:padding-top="0.13cm" fo:padding-bottom="0.13cm" fo:padding-left="0.25cm" fo:padding-right="0.25cm" fo:wrap-option="no-wrap" draw:shadow="hidden"/>
    </style:style>
    <style:style style:name="pr8" style:family="presentation" style:parent-style-name="タイトル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no-wrap" draw:shadow="hidden"/>
    </style:style>
    <style:style style:name="pr9" style:family="presentation" style:parent-style-name="タイトル1-backgroundobjects" style:list-style-name="L2">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text-align="end" text:enable-numbering="false" fo:text-indent="0cm"/>
    </style:style>
    <style:style style:name="P5" style:family="paragraph">
      <style:paragraph-properties fo:margin-left="0cm" fo:margin-right="0cm" fo:text-align="end" text:enable-numbering="false" fo:text-indent="0cm" style:writing-mode="lr-tb"/>
    </style:style>
    <style:style style:name="P6" style:family="paragraph">
      <style:paragraph-properties fo:text-align="center" style:writing-mode="lr-tb"/>
      <style:text-properties fo:font-size="24pt"/>
    </style:style>
    <style:style style:name="P7" style:family="paragraph">
      <style:paragraph-properties fo:text-align="center"/>
    </style:style>
    <style:style style:name="P8" style:family="paragraph">
      <style:paragraph-properties fo:margin-left="0cm" fo:margin-right="0cm" fo:line-height="95%" fo:text-align="end" text:enable-numbering="false" fo:text-indent="0cm"/>
    </style:style>
    <style:style style:name="P9" style:family="paragraph">
      <style:paragraph-properties fo:margin-left="0cm" fo:margin-right="0cm" fo:line-height="95%" fo:text-align="end" text:enable-numbering="false" fo:text-indent="0cm" style:writing-mode="lr-tb"/>
    </style:style>
    <style:style style:name="P10" style:family="paragraph">
      <style:paragraph-properties fo:margin-left="0cm" fo:margin-right="0cm" fo:line-height="95%" fo:text-align="center" text:enable-numbering="false" fo:text-indent="0cm" style:line-break="strict"/>
    </style:style>
    <style:style style:name="P11" style:family="paragraph">
      <style:paragraph-properties fo:margin-left="0cm" fo:margin-right="0cm" fo:line-height="95%" fo:text-align="center" text:enable-numbering="false" fo:text-indent="0cm" style:line-break="strict" style:writing-mode="lr-tb"/>
    </style:style>
    <style:style style:name="P12" style:family="paragraph">
      <style:paragraph-properties fo:margin-left="0cm" fo:margin-right="0cm" fo:line-height="95%" fo:text-align="end" text:enable-numbering="false" fo:text-indent="0cm" style:line-break="strict"/>
    </style:style>
    <style:style style:name="P13" style:family="paragraph">
      <style:paragraph-properties fo:margin-left="0cm" fo:margin-right="0cm" fo:line-height="95%" fo:text-align="end" text:enable-numbering="false" fo:text-indent="0cm" style:line-break="strict" style:writing-mode="lr-tb"/>
    </style:style>
    <style:style style:name="T1" style:family="text">
      <style:text-properties fo:color="#000000" fo:font-size="14pt" fo:language="en" fo:country="GB" style:font-size-asian="14pt" style:language-asian="ja" style:country-asian="JP" style:font-size-complex="14pt"/>
    </style:style>
    <style:style style:name="T2" style:family="text">
      <style:text-properties fo:color="#000000" fo:font-family="'Times New Roman'" style:font-family-generic="roman" style:font-pitch="variable" fo:font-size="12pt" fo:language="en" fo:country="GB" style:font-family-asian="'Lucida Sans Unicode'" style:font-pitch-asian="variable" style:font-size-asian="12pt" style:language-asian="ja" style:country-asian="JP" style:font-family-complex="'Lucida Sans Unicode'" style:font-pitch-complex="variable" style:font-size-complex="12pt"/>
    </style:style>
    <style:style style:name="T3" style:family="text">
      <style:text-properties fo:color="#000000" fo:font-family="'Times New Roman'" style:font-family-generic="roman" style:font-pitch="variable" fo:font-size="14pt" fo:language="en" fo:country="GB" style:font-family-asian="'Lucida Sans Unicode'" style:font-pitch-asian="variable" style:font-size-asian="14pt" style:language-asian="ja" style:country-asian="JP" style:font-family-complex="'Lucida Sans Unicode'" style:font-pitch-complex="variable"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StarSymbol"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番号&gt;</text:page-number></text:p>
        </draw:text-box>
      </draw:frame>
    </style:handout-master>
    <style:master-page style:name="標準" style:page-layout-name="PM1" draw:style-name="dp1">
      <draw:frame presentation:style-name="標準-title" draw:layer="backgroundobjects" svg:width="22.856cm" svg:height="3.639cm" svg:x="1.27cm" svg:y="-0.573cm" presentation:class="title" presentation:placeholder="true">
        <draw:text-box/>
      </draw:frame>
      <draw:frame presentation:style-name="標準-outline1" draw:layer="backgroundobjects" svg:width="22.856cm" svg:height="14.288cm" svg:x="1.27cm" svg:y="2.632cm" presentation:class="outline" presentation:placeholder="true">
        <draw:text-box/>
      </draw:frame>
      <draw:frame presentation:style-name="pr1" draw:text-style-name="P3" draw:layer="backgroundobjects" svg:width="5.922cm" svg:height="1.277cm" svg:x="1.27cm" svg:y="17.727cm" presentation:class="date-time">
        <draw:text-box>
          <text:p/>
        </draw:text-box>
      </draw:frame>
      <draw:frame presentation:style-name="pr1" draw:text-style-name="P3" draw:layer="backgroundobjects" svg:width="8.039cm" svg:height="1.277cm" svg:x="8.677cm" svg:y="17.727cm" presentation:class="footer">
        <draw:text-box>
          <text:p/>
        </draw:text-box>
      </draw:frame>
      <draw:frame presentation:style-name="pr2" draw:text-style-name="P5" draw:layer="backgroundobjects" svg:width="5.923cm" svg:height="0.945cm" svg:x="18.202cm" svg:y="17.727cm" presentation:class="page-number">
        <draw:text-box>
          <text:p text:style-name="P4"><text:span text:style-name="T1"><text:page-number>&lt;番号&gt;</text:page-number></text:span></text:p>
        </draw:text-box>
      </draw:frame>
      <draw:line draw:name="Line 6" draw:style-name="gr3" draw:text-style-name="P6" draw:layer="backgroundobjects" svg:x1="0.904cm" svg:y1="2.447cm" svg:x2="24.492cm" svg:y2="2.452cm">
        <text:p/>
      </draw:line>
      <draw:line draw:name="Line 7" draw:style-name="gr3" draw:text-style-name="P6" draw:layer="backgroundobjects" svg:x1="0.904cm" svg:y1="17.511cm" svg:x2="24.492cm" svg:y2="17.515cm">
        <text:p/>
      </draw:line>
      <draw:line draw:name="Line 8" draw:style-name="gr3" draw:text-style-name="P6" draw:layer="backgroundobjects" svg:x1="0.9cm" svg:y1="2.522cm" svg:x2="0.904cm" svg:y2="17.524cm">
        <text:p/>
      </draw:line>
      <draw:line draw:name="Line 9" draw:style-name="gr3" draw:text-style-name="P6" draw:layer="backgroundobjects" svg:x1="24.5cm" svg:y1="2.522cm" svg:x2="24.505cm" svg:y2="17.524cm">
        <text:p/>
      </draw:line>
      <presentation:notes style:page-layout-name="PM0">
        <office:forms form:automatic-focus="false" form:apply-design-mode="false"/>
        <draw:rect draw:style-name="gr4" draw:text-style-name="P7" draw:layer="backgroundobjects" svg:width="19.05cm" svg:height="25.4cm" svg:x="0cm" svg:y="0cm">
          <text:p/>
        </draw:rect>
        <draw:custom-shape draw:name="AutoShape 1" draw:style-name="gr5" draw:text-style-name="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3" draw:layer="backgroundobjects" svg:width="8.251cm" svg:height="1.277cm" svg:x="-0.001cm" svg:y="0cm" presentation:class="header">
          <draw:text-box>
            <text:p/>
          </draw:text-box>
        </draw:frame>
        <draw:frame presentation:style-name="pr1" draw:text-style-name="P3" draw:layer="backgroundobjects" svg:width="8.251cm" svg:height="1.277cm" svg:x="10.794cm" svg:y="0cm" presentation:class="date-time">
          <draw:text-box>
            <text:p/>
          </draw:text-box>
        </draw:frame>
        <draw:page-thumbnail presentation:style-name="標準-title" draw:layer="backgroundobjects" svg:width="12.696cm" svg:height="9.522cm" svg:x="3.175cm" svg:y="1.904cm" presentation:class="page"/>
        <draw:frame presentation:style-name="標準-notes" draw:layer="backgroundobjects" svg:width="13.966cm" svg:height="11.427cm" svg:x="2.54cm" svg:y="12.065cm" presentation:class="notes" presentation:placeholder="true">
          <draw:text-box/>
        </draw:frame>
        <draw:frame presentation:style-name="pr3" draw:text-style-name="P3" draw:layer="backgroundobjects" svg:width="8.251cm" svg:height="1.277cm" svg:x="-0.001cm" svg:y="24.119cm" presentation:class="footer">
          <draw:text-box>
            <text:p/>
          </draw:text-box>
        </draw:frame>
        <draw:frame presentation:style-name="pr4" draw:text-style-name="P9" draw:layer="backgroundobjects" svg:width="8.251cm" svg:height="1.267cm" svg:x="10.794cm" svg:y="24.129cm" presentation:class="page-number">
          <draw:text-box>
            <text:p text:style-name="P8"><text:span text:style-name="T2"><text:page-number>&lt;番号&gt;</text:page-number></text:span></text:p>
          </draw:text-box>
        </draw:frame>
      </presentation:notes>
    </style:master-page>
    <style:master-page style:name="タイトル1" style:page-layout-name="PM1" draw:style-name="dp1">
      <draw:frame presentation:style-name="タイトル1-title" draw:layer="backgroundobjects" svg:width="21.586cm" svg:height="3.64cm" svg:x="1.905cm" svg:y="5.299cm" presentation:class="title" presentation:placeholder="true">
        <draw:text-box/>
      </draw:frame>
      <draw:frame presentation:style-name="pr5" draw:text-style-name="P3" draw:layer="backgroundobjects" svg:width="5.922cm" svg:height="1.277cm" svg:x="1.27cm" svg:y="17.727cm" presentation:class="date-time">
        <draw:text-box>
          <text:p/>
        </draw:text-box>
      </draw:frame>
      <draw:frame presentation:style-name="pr6" draw:text-style-name="P11" draw:layer="backgroundobjects" svg:width="8.039cm" svg:height="0.945cm" svg:x="8.677cm" svg:y="17.727cm" presentation:class="footer">
        <draw:text-box>
          <text:p text:style-name="P10"><text:span text:style-name="T2">.</text:span></text:p>
        </draw:text-box>
      </draw:frame>
      <draw:frame presentation:style-name="pr7" draw:text-style-name="P13" draw:layer="backgroundobjects" svg:width="5.923cm" svg:height="0.945cm" svg:x="18.202cm" svg:y="17.727cm" presentation:class="page-number">
        <draw:text-box>
          <text:p text:style-name="P12"><text:span text:style-name="T3"><text:page-number>&lt;番号&gt;</text:page-number></text:span></text:p>
        </draw:text-box>
      </draw:frame>
      <draw:custom-shape draw:name="Rectangle 5" draw:style-name="gr6" draw:text-style-name="P3" draw:layer="backgroundobjects" svg:width="6.35cm" svg:height="2.447cm" svg:x="0cm" svg:y="0cm">
        <text:p/>
        <draw:enhanced-geometry svg:viewBox="0 0 21600 21600" draw:type="rectangle" draw:enhanced-path="M 0 0 L 21600 0 21600 21600 0 21600 0 0 Z N"/>
      </draw:custom-shape>
      <draw:frame presentation:style-name="タイトル1-outline1" draw:layer="backgroundobjects" svg:width="22.856cm" svg:height="12.569cm" svg:x="1.27cm" svg:y="4.458cm" presentation:class="outline" presentation:placeholder="true">
        <draw:text-box/>
      </draw:frame>
      <presentation:notes style:page-layout-name="PM0">
        <office:forms form:automatic-focus="false" form:apply-design-mode="false"/>
        <draw:rect draw:style-name="gr4" draw:text-style-name="P7" draw:layer="backgroundobjects" svg:width="19.05cm" svg:height="25.4cm" svg:x="0cm" svg:y="0cm">
          <text:p/>
        </draw:rect>
        <draw:custom-shape draw:name="AutoShape 1" draw:style-name="gr5" draw:text-style-name="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3" draw:layer="backgroundobjects" svg:width="8.251cm" svg:height="1.277cm" svg:x="-0.001cm" svg:y="0cm" presentation:class="header">
          <draw:text-box>
            <text:p/>
          </draw:text-box>
        </draw:frame>
        <draw:frame presentation:style-name="pr5" draw:text-style-name="P3" draw:layer="backgroundobjects" svg:width="8.251cm" svg:height="1.277cm" svg:x="10.794cm" svg:y="0cm" presentation:class="date-time">
          <draw:text-box>
            <text:p/>
          </draw:text-box>
        </draw:frame>
        <draw:page-thumbnail presentation:style-name="タイトル1-title" draw:layer="backgroundobjects" svg:width="12.696cm" svg:height="9.522cm" svg:x="3.175cm" svg:y="1.904cm" presentation:class="page"/>
        <draw:frame presentation:style-name="タイトル1-notes" draw:layer="backgroundobjects" svg:width="13.966cm" svg:height="11.427cm" svg:x="2.54cm" svg:y="12.065cm" presentation:class="notes" presentation:placeholder="true">
          <draw:text-box/>
        </draw:frame>
        <draw:frame presentation:style-name="pr8" draw:text-style-name="P3" draw:layer="backgroundobjects" svg:width="8.251cm" svg:height="1.277cm" svg:x="-0.001cm" svg:y="24.119cm" presentation:class="footer">
          <draw:text-box>
            <text:p/>
          </draw:text-box>
        </draw:frame>
        <draw:frame presentation:style-name="pr9" draw:text-style-name="P9" draw:layer="backgroundobjects" svg:width="8.251cm" svg:height="1.267cm" svg:x="10.794cm" svg:y="24.129cm" presentation:class="page-number">
          <draw:text-box>
            <text:p text:style-name="P8"><text:span text:style-name="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dc:title>Virtual frame buffer and VSYNC</dc:title>
    <dc:creator>浅山和典</dc:creator>
    <dc:date>2007-08-06T21:58:12</dc:date>
    <meta:print-date>2007-08-06T21:58:27</meta:print-date>
    <dc:language>en-US</dc:language>
    <meta:editing-cycles>20</meta:editing-cycles>
    <meta:editing-duration>PT1H25M19S</meta:editing-duration>
    <meta:user-defined meta:name="Info 1"/>
    <meta:user-defined meta:name="Info 2"/>
    <meta:user-defined meta:name="Info 3"/>
    <meta:user-defined meta:name="Info 4"/>
    <meta:document-statistic meta:object-count="415"/>
  </office:meta>
</office:document-meta>
</file>